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2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77679082016715595" table:style-name="ce1">
            <text:p>0,77679082</text:p>
          </table:table-cell>
          <table:table-cell office:value-type="float" office:value="1.0525603453231001" table:style-name="ce1">
            <text:p>1,052560345</text:p>
          </table:table-cell>
          <table:table-cell office:value-type="float" office:value="1.5169791258515699" table:style-name="ce1">
            <text:p>1,516979126</text:p>
          </table:table-cell>
          <table:table-cell office:value-type="float" office:value="1.2771088398097401" table:style-name="ce1">
            <text:p>1,2771088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83600319477101903" table:style-name="ce1">
            <text:p>0,836003195</text:p>
          </table:table-cell>
          <table:table-cell office:value-type="float" office:value="1.0814330725636501" table:style-name="ce1">
            <text:p>1,081433073</text:p>
          </table:table-cell>
          <table:table-cell office:value-type="float" office:value="3.0622123725421302" table:style-name="ce1">
            <text:p>3,062212373</text:p>
          </table:table-cell>
          <table:table-cell office:value-type="float" office:value="1.54757562160625" table:style-name="ce1">
            <text:p>1,547575622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.94509168618936601" table:style-name="ce1">
            <text:p>0,945091686</text:p>
          </table:table-cell>
          <table:table-cell office:value-type="float" office:value="1.03069757758477" table:style-name="ce1">
            <text:p>1,030697578</text:p>
          </table:table-cell>
          <table:table-cell office:value-type="float" office:value="2.0457067625815402" table:style-name="ce1">
            <text:p>2,045706763</text:p>
          </table:table-cell>
          <table:table-cell office:value-type="float" office:value="1.35070286230107" table:style-name="ce1">
            <text:p>1,35070286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99890394579251696" table:style-name="ce1">
            <text:p>0,998903946</text:p>
          </table:table-cell>
          <table:table-cell office:value-type="float" office:value="1.0046778838483299" table:style-name="ce1">
            <text:p>1,004677884</text:p>
          </table:table-cell>
          <table:table-cell office:value-type="float" office:value="1.1563980918352199" table:style-name="ce1">
            <text:p>1,156398092</text:p>
          </table:table-cell>
          <table:table-cell office:value-type="float" office:value="1.2013270945668599" table:style-name="ce1">
            <text:p>1,201327095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1.0226635129275601" table:style-name="ce1">
            <text:p>1,022663513</text:p>
          </table:table-cell>
          <table:table-cell office:value-type="float" office:value="1.0053070312960499" table:style-name="ce1">
            <text:p>1,005307031</text:p>
          </table:table-cell>
          <table:table-cell office:value-type="float" office:value="1.87010661865276" table:style-name="ce1">
            <text:p>1,870106619</text:p>
          </table:table-cell>
          <table:table-cell office:value-type="float" office:value="1.2861098128002499" table:style-name="ce1">
            <text:p>1,286109813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97429989313370602" table:style-name="ce1">
            <text:p>0,974299893</text:p>
          </table:table-cell>
          <table:table-cell office:value-type="float" office:value="1.0069624046718599" table:style-name="ce1">
            <text:p>1,006962405</text:p>
          </table:table-cell>
          <table:table-cell office:value-type="float" office:value="1.10430500163939" table:style-name="ce1">
            <text:p>1,104305002</text:p>
          </table:table-cell>
          <table:table-cell office:value-type="float" office:value="1.1887087483969201" table:style-name="ce1">
            <text:p>1,188708748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0.95303586725672296" table:style-name="ce1">
            <text:p>0,953035867</text:p>
          </table:table-cell>
          <table:table-cell office:value-type="float" office:value="1.03468440822106" table:style-name="ce1">
            <text:p>1,034684408</text:p>
          </table:table-cell>
          <table:table-cell office:value-type="float" office:value="2.99597772470704" table:style-name="ce1">
            <text:p>2,995977725</text:p>
          </table:table-cell>
          <table:table-cell office:value-type="float" office:value="1.45203814781822" table:style-name="ce1">
            <text:p>1,45203814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0942765864206101" table:style-name="ce1">
            <text:p>1,094276586</text:p>
          </table:table-cell>
          <table:table-cell office:value-type="float" office:value="1.01412564255499" table:style-name="ce1">
            <text:p>1,014125643</text:p>
          </table:table-cell>
          <table:table-cell office:value-type="float" office:value="1.7522029302964499" table:style-name="ce1">
            <text:p>1,75220293</text:p>
          </table:table-cell>
          <table:table-cell office:value-type="float" office:value="1.33384656153438" table:style-name="ce1">
            <text:p>1,333846562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1.1292449723381801" table:style-name="ce1">
            <text:p>1,129244972</text:p>
          </table:table-cell>
          <table:table-cell office:value-type="float" office:value="0.99357892435758899" table:style-name="ce1">
            <text:p>0,993578924</text:p>
          </table:table-cell>
          <table:table-cell office:value-type="float" office:value="1.5167223175398801" table:style-name="ce1">
            <text:p>1,516722318</text:p>
          </table:table-cell>
          <table:table-cell office:value-type="float" office:value="1.26375783025124" table:style-name="ce1">
            <text:p>1,2637578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0867852270424001" table:style-name="ce1">
            <text:p>1,086785227</text:p>
          </table:table-cell>
          <table:table-cell office:value-type="float" office:value="0.99665310031205701" table:style-name="ce1">
            <text:p>0,9966531</text:p>
          </table:table-cell>
          <table:table-cell office:value-type="float" office:value="1.4659552727571901" table:style-name="ce1">
            <text:p>1,465955273</text:p>
          </table:table-cell>
          <table:table-cell office:value-type="float" office:value="1.24969458912136" table:style-name="ce1">
            <text:p>1,249694589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1.1328027712370701" table:style-name="ce1">
            <text:p>1,132802771</text:p>
          </table:table-cell>
          <table:table-cell office:value-type="float" office:value="0.99443888206206998" table:style-name="ce1">
            <text:p>0,994438882</text:p>
          </table:table-cell>
          <table:table-cell office:value-type="float" office:value="1.2915199862466999" table:style-name="ce1">
            <text:p>1,291519986</text:p>
          </table:table-cell>
          <table:table-cell office:value-type="float" office:value="1.2419937831857799" table:style-name="ce1">
            <text:p>1,241993783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1251533339711" table:style-name="ce1">
            <text:p>1,125153334</text:p>
          </table:table-cell>
          <table:table-cell office:value-type="float" office:value="1.0019709847637901" table:style-name="ce1">
            <text:p>1,001970985</text:p>
          </table:table-cell>
          <table:table-cell office:value-type="float" office:value="1.58061221783024" table:style-name="ce1">
            <text:p>1,580612218</text:p>
          </table:table-cell>
          <table:table-cell office:value-type="float" office:value="1.2942048249436" table:style-name="ce1">
            <text:p>1,294204825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1.21313599325372" table:style-name="ce1">
            <text:p>1,213135993</text:p>
          </table:table-cell>
          <table:table-cell office:value-type="float" office:value="0.97720680124738701" table:style-name="ce1">
            <text:p>0,977206801</text:p>
          </table:table-cell>
          <table:table-cell office:value-type="float" office:value="1.3533296608760199" table:style-name="ce1">
            <text:p>1,353329661</text:p>
          </table:table-cell>
          <table:table-cell office:value-type="float" office:value="1.2334152546049799" table:style-name="ce1">
            <text:p>1,23341525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0858830905407799" table:style-name="ce1">
            <text:p>1,085883091</text:p>
          </table:table-cell>
          <table:table-cell office:value-type="float" office:value="0.98708877874550105" table:style-name="ce1">
            <text:p>0,987088779</text:p>
          </table:table-cell>
          <table:table-cell office:value-type="float" office:value="1.2302347910759499" table:style-name="ce1">
            <text:p>1,230234791</text:p>
          </table:table-cell>
          <table:table-cell office:value-type="float" office:value="1.1947211964183599" table:style-name="ce1">
            <text:p>1,194721196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1.2700272497052201" table:style-name="ce1">
            <text:p>1,27002725</text:p>
          </table:table-cell>
          <table:table-cell office:value-type="float" office:value="0.97919754536114501" table:style-name="ce1">
            <text:p>0,979197545</text:p>
          </table:table-cell>
          <table:table-cell office:value-type="float" office:value="1.4459983215188399" table:style-name="ce1">
            <text:p>1,445998322</text:p>
          </table:table-cell>
          <table:table-cell office:value-type="float" office:value="1.2673769183255901" table:style-name="ce1">
            <text:p>1,26737691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1517244199948999" table:style-name="ce1">
            <text:p>1,15172442</text:p>
          </table:table-cell>
          <table:table-cell office:value-type="float" office:value="0.95486419877926698" table:style-name="ce1">
            <text:p>0,954864199</text:p>
          </table:table-cell>
          <table:table-cell office:value-type="float" office:value="0.64961822737611896" table:style-name="ce1">
            <text:p>0,649618227</text:p>
          </table:table-cell>
          <table:table-cell office:value-type="float" office:value="1.0647683164274" table:style-name="ce1">
            <text:p>1,064768316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1.1941042354553699" table:style-name="ce1">
            <text:p>1,194104235</text:p>
          </table:table-cell>
          <table:table-cell office:value-type="float" office:value="0.96982644281076202" table:style-name="ce1">
            <text:p>0,969826443</text:p>
          </table:table-cell>
          <table:table-cell office:value-type="float" office:value="0.98539358615747696" table:style-name="ce1">
            <text:p>0,985393586</text:p>
          </table:table-cell>
          <table:table-cell office:value-type="float" office:value="1.1594528656444001" table:style-name="ce1">
            <text:p>1,15945286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16388182526335" table:style-name="ce1">
            <text:p>1,163881825</text:p>
          </table:table-cell>
          <table:table-cell office:value-type="float" office:value="0.96121110899095696" table:style-name="ce1">
            <text:p>0,961211109</text:p>
          </table:table-cell>
          <table:table-cell office:value-type="float" office:value="1.1338149182600099" table:style-name="ce1">
            <text:p>1,133814918</text:p>
          </table:table-cell>
          <table:table-cell office:value-type="float" office:value="1.15271460799103" table:style-name="ce1">
            <text:p>1,152714608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1.2293501823842801" table:style-name="ce1">
            <text:p>1,229350182</text:p>
          </table:table-cell>
          <table:table-cell office:value-type="float" office:value="0.97102485069974598" table:style-name="ce1">
            <text:p>0,971024851</text:p>
          </table:table-cell>
          <table:table-cell office:value-type="float" office:value="1.08202602061064" table:style-name="ce1">
            <text:p>1,082026021</text:p>
          </table:table-cell>
          <table:table-cell office:value-type="float" office:value="1.19118791254144" table:style-name="ce1">
            <text:p>1,191187913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1547952877674099" table:style-name="ce1">
            <text:p>1,154795288</text:p>
          </table:table-cell>
          <table:table-cell office:value-type="float" office:value="0.98232625406694196" table:style-name="ce1">
            <text:p>0,982326254</text:p>
          </table:table-cell>
          <table:table-cell office:value-type="float" office:value="1.2437594457660499" table:style-name="ce1">
            <text:p>1,243759446</text:p>
          </table:table-cell>
          <table:table-cell office:value-type="float" office:value="1.2105991452748699" table:style-name="ce1">
            <text:p>1,210599145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1.2416714451703399" table:style-name="ce1">
            <text:p>1,241671445</text:p>
          </table:table-cell>
          <table:table-cell office:value-type="float" office:value="0.970493490848652" table:style-name="ce1">
            <text:p>0,970493491</text:p>
          </table:table-cell>
          <table:table-cell office:value-type="float" office:value="1.39252522365231" table:style-name="ce1">
            <text:p>1,392525224</text:p>
          </table:table-cell>
          <table:table-cell office:value-type="float" office:value="1.23302606252978" table:style-name="ce1">
            <text:p>1,233026063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1990623397678899" table:style-name="ce1">
            <text:p>1,19906234</text:p>
          </table:table-cell>
          <table:table-cell office:value-type="float" office:value="0.95948951521386705" table:style-name="ce1">
            <text:p>0,959489515</text:p>
          </table:table-cell>
          <table:table-cell office:value-type="float" office:value="0.87186240679924598" table:style-name="ce1">
            <text:p>0,871862407</text:p>
          </table:table-cell>
          <table:table-cell office:value-type="float" office:value="1.1261462515401399" table:style-name="ce1">
            <text:p>1,126146252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1.14350713580354" table:style-name="ce1">
            <text:p>1,143507136</text:p>
          </table:table-cell>
          <table:table-cell office:value-type="float" office:value="0.98141375562015998" table:style-name="ce1">
            <text:p>0,981413756</text:p>
          </table:table-cell>
          <table:table-cell office:value-type="float" office:value="1.2426148802474699" table:style-name="ce1">
            <text:p>1,24261488</text:p>
          </table:table-cell>
          <table:table-cell office:value-type="float" office:value="1.2038142805109" table:style-name="ce1">
            <text:p>1,20381428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3629026172930201" table:style-name="ce1">
            <text:p>1,362902617</text:p>
          </table:table-cell>
          <table:table-cell office:value-type="float" office:value="0.93565575297899795" table:style-name="ce1">
            <text:p>0,935655753</text:p>
          </table:table-cell>
          <table:table-cell office:value-type="float" office:value="0.96642099203094201" table:style-name="ce1">
            <text:p>0,966420992</text:p>
          </table:table-cell>
          <table:table-cell office:value-type="float" office:value="1.13044712110945" table:style-name="ce1">
            <text:p>1,130447121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1.4585002863962899" table:style-name="ce1">
            <text:p>1,458500286</text:p>
          </table:table-cell>
          <table:table-cell office:value-type="float" office:value="0.94850945726425595" table:style-name="ce1">
            <text:p>0,948509457</text:p>
          </table:table-cell>
          <table:table-cell office:value-type="float" office:value="1.3074225421199701" table:style-name="ce1">
            <text:p>1,307422542</text:p>
          </table:table-cell>
          <table:table-cell office:value-type="float" office:value="1.2249246187673499" table:style-name="ce1">
            <text:p>1,22492461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2966746570059" table:style-name="ce1">
            <text:p>1,296674657</text:p>
          </table:table-cell>
          <table:table-cell office:value-type="float" office:value="0.97345630640476799" table:style-name="ce1">
            <text:p>0,973456306</text:p>
          </table:table-cell>
          <table:table-cell office:value-type="float" office:value="1.5000426603632699" table:style-name="ce1">
            <text:p>1,50004266</text:p>
          </table:table-cell>
          <table:table-cell office:value-type="float" office:value="1.2707164688428001" table:style-name="ce1">
            <text:p>1,270716469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1.2003043602197101" table:style-name="ce1">
            <text:p>1,20030436</text:p>
          </table:table-cell>
          <table:table-cell office:value-type="float" office:value="0.99122241177182702" table:style-name="ce1">
            <text:p>0,991222412</text:p>
          </table:table-cell>
          <table:table-cell office:value-type="float" office:value="1.64667180360397" table:style-name="ce1">
            <text:p>1,646671804</text:p>
          </table:table-cell>
          <table:table-cell office:value-type="float" office:value="1.2998599740765699" table:style-name="ce1">
            <text:p>1,29985997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19050074162135" table:style-name="ce1">
            <text:p>1,190500742</text:p>
          </table:table-cell>
          <table:table-cell office:value-type="float" office:value="0.97035174523934897" table:style-name="ce1">
            <text:p>0,970351745</text:p>
          </table:table-cell>
          <table:table-cell office:value-type="float" office:value="1.1606024861550699" table:style-name="ce1">
            <text:p>1,160602486</text:p>
          </table:table-cell>
          <table:table-cell office:value-type="float" office:value="1.1875374578509199" table:style-name="ce1">
            <text:p>1,187537458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1.2730819401306199" table:style-name="ce1">
            <text:p>1,27308194</text:p>
          </table:table-cell>
          <table:table-cell office:value-type="float" office:value="0.95348364402729302" table:style-name="ce1">
            <text:p>0,953483644</text:p>
          </table:table-cell>
          <table:table-cell office:value-type="float" office:value="0.86671646225046095" table:style-name="ce1">
            <text:p>0,866716462</text:p>
          </table:table-cell>
          <table:table-cell office:value-type="float" office:value="1.13286709935728" table:style-name="ce1">
            <text:p>1,132867099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4061995265859299" table:style-name="ce1">
            <text:p>1,406199527</text:p>
          </table:table-cell>
          <table:table-cell office:value-type="float" office:value="0.93655449822756198" table:style-name="ce1">
            <text:p>0,936554498</text:p>
          </table:table-cell>
          <table:table-cell office:value-type="float" office:value="1.0791399426555" table:style-name="ce1">
            <text:p>1,079139943</text:p>
          </table:table-cell>
          <table:table-cell office:value-type="float" office:value="1.1621312808986299" table:style-name="ce1">
            <text:p>1,162131281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1.20036684765673" table:style-name="ce1">
            <text:p>1,200366848</text:p>
          </table:table-cell>
          <table:table-cell office:value-type="float" office:value="0.95985184871810303" table:style-name="ce1">
            <text:p>0,959851849</text:p>
          </table:table-cell>
          <table:table-cell office:value-type="float" office:value="1.15131748538071" table:style-name="ce1">
            <text:p>1,151317485</text:p>
          </table:table-cell>
          <table:table-cell office:value-type="float" office:value="1.16163451021377" table:style-name="ce1">
            <text:p>1,16163451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34411525078593" table:style-name="ce1">
            <text:p>1,344115251</text:p>
          </table:table-cell>
          <table:table-cell office:value-type="float" office:value="0.94532124662746297" table:style-name="ce1">
            <text:p>0,945321247</text:p>
          </table:table-cell>
          <table:table-cell office:value-type="float" office:value="0.84148125101919702" table:style-name="ce1">
            <text:p>0,841481251</text:p>
          </table:table-cell>
          <table:table-cell office:value-type="float" office:value="1.13080868844267" table:style-name="ce1">
            <text:p>1,130808688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1.1863117469103499" table:style-name="ce1">
            <text:p>1,186311747</text:p>
          </table:table-cell>
          <table:table-cell office:value-type="float" office:value="0.94717184551600397" table:style-name="ce1">
            <text:p>0,947171846</text:p>
          </table:table-cell>
          <table:table-cell office:value-type="float" office:value="0.62582966939255202" table:style-name="ce1">
            <text:p>0,625829669</text:p>
          </table:table-cell>
          <table:table-cell office:value-type="float" office:value="1.0558416485906501" table:style-name="ce1">
            <text:p>1,055841649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15822514545627" table:style-name="ce1">
            <text:p>1,158225145</text:p>
          </table:table-cell>
          <table:table-cell office:value-type="float" office:value="0.96417839680489603" table:style-name="ce1">
            <text:p>0,964178397</text:p>
          </table:table-cell>
          <table:table-cell office:value-type="float" office:value="0.98544506248472197" table:style-name="ce1">
            <text:p>0,985445062</text:p>
          </table:table-cell>
          <table:table-cell office:value-type="float" office:value="1.1355550902056" table:style-name="ce1">
            <text:p>1,13555509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1.2475176292486101" table:style-name="ce1">
            <text:p>1,247517629</text:p>
          </table:table-cell>
          <table:table-cell office:value-type="float" office:value="0.95216479376402097" table:style-name="ce1">
            <text:p>0,952164794</text:p>
          </table:table-cell>
          <table:table-cell office:value-type="float" office:value="0.86848328648364703" table:style-name="ce1">
            <text:p>0,868483286</text:p>
          </table:table-cell>
          <table:table-cell office:value-type="float" office:value="1.12532565600414" table:style-name="ce1">
            <text:p>1,125325656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2199424516740101" table:style-name="ce1">
            <text:p>1,219942452</text:p>
          </table:table-cell>
          <table:table-cell office:value-type="float" office:value="0.95009549963956696" table:style-name="ce1">
            <text:p>0,9500955</text:p>
          </table:table-cell>
          <table:table-cell office:value-type="float" office:value="1.1147656093598599" table:style-name="ce1">
            <text:p>1,114765609</text:p>
          </table:table-cell>
          <table:table-cell office:value-type="float" office:value="1.13197981856735" table:style-name="ce1">
            <text:p>1,131979819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1.2415482075469499" table:style-name="ce1">
            <text:p>1,241548208</text:p>
          </table:table-cell>
          <table:table-cell office:value-type="float" office:value="0.97311190611049403" table:style-name="ce1">
            <text:p>0,973111906</text:p>
          </table:table-cell>
          <table:table-cell office:value-type="float" office:value="1.2290227897625701" table:style-name="ce1">
            <text:p>1,22902279</text:p>
          </table:table-cell>
          <table:table-cell office:value-type="float" office:value="1.2152857503040899" table:style-name="ce1">
            <text:p>1,2152857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48367607744189" table:style-name="ce1">
            <text:p>1,483676077</text:p>
          </table:table-cell>
          <table:table-cell office:value-type="float" office:value="0.92810865095627304" table:style-name="ce1">
            <text:p>0,928108651</text:p>
          </table:table-cell>
          <table:table-cell office:value-type="float" office:value="1.1563280155817399" table:style-name="ce1">
            <text:p>1,156328016</text:p>
          </table:table-cell>
          <table:table-cell office:value-type="float" office:value="1.17284766893811" table:style-name="ce1">
            <text:p>1,172847669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1.3770936154441" table:style-name="ce1">
            <text:p>1,377093615</text:p>
          </table:table-cell>
          <table:table-cell office:value-type="float" office:value="0.93162046783823804" table:style-name="ce1">
            <text:p>0,931620468</text:p>
          </table:table-cell>
          <table:table-cell office:value-type="float" office:value="0.83557885723027103" table:style-name="ce1">
            <text:p>0,835578857</text:p>
          </table:table-cell>
          <table:table-cell office:value-type="float" office:value="1.1074688208623999" table:style-name="ce1">
            <text:p>1,10746882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4100931076174801" table:style-name="ce1">
            <text:p>1,410093108</text:p>
          </table:table-cell>
          <table:table-cell office:value-type="float" office:value="0.93920526515906999" table:style-name="ce1">
            <text:p>0,939205265</text:p>
          </table:table-cell>
          <table:table-cell office:value-type="float" office:value="0.85389982752583105" table:style-name="ce1">
            <text:p>0,853899828</text:p>
          </table:table-cell>
          <table:table-cell office:value-type="float" office:value="1.13440965529974" table:style-name="ce1">
            <text:p>1,134409655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1.5362752066107099" table:style-name="ce1">
            <text:p>1,536275207</text:p>
          </table:table-cell>
          <table:table-cell office:value-type="float" office:value="0.92016065854713003" table:style-name="ce1">
            <text:p>0,920160659</text:p>
          </table:table-cell>
          <table:table-cell office:value-type="float" office:value="0.78926424364326397" table:style-name="ce1">
            <text:p>0,789264244</text:p>
          </table:table-cell>
          <table:table-cell office:value-type="float" office:value="1.1131797953341001" table:style-name="ce1">
            <text:p>1,11317979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4350282748668099" table:style-name="ce1">
            <text:p>1,435028275</text:p>
          </table:table-cell>
          <table:table-cell office:value-type="float" office:value="0.94519623189086499" table:style-name="ce1">
            <text:p>0,945196232</text:p>
          </table:table-cell>
          <table:table-cell office:value-type="float" office:value="1.0625314273116599" table:style-name="ce1">
            <text:p>1,062531427</text:p>
          </table:table-cell>
          <table:table-cell office:value-type="float" office:value="1.1781276118901201" table:style-name="ce1">
            <text:p>1,178127612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1.4487722630801401" table:style-name="ce1">
            <text:p>1,448772263</text:p>
          </table:table-cell>
          <table:table-cell office:value-type="float" office:value="0.92245307581856795" table:style-name="ce1">
            <text:p>0,922453076</text:p>
          </table:table-cell>
          <table:table-cell office:value-type="float" office:value="0.91380943170227003" table:style-name="ce1">
            <text:p>0,913809432</text:p>
          </table:table-cell>
          <table:table-cell office:value-type="float" office:value="1.1212194183183699" table:style-name="ce1">
            <text:p>1,121219418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48822703085421" table:style-name="ce1">
            <text:p>1,488227031</text:p>
          </table:table-cell>
          <table:table-cell office:value-type="float" office:value="0.92176270580209096" table:style-name="ce1">
            <text:p>0,921762706</text:p>
          </table:table-cell>
          <table:table-cell office:value-type="float" office:value="0.84638782817400804" table:style-name="ce1">
            <text:p>0,846387828</text:p>
          </table:table-cell>
          <table:table-cell office:value-type="float" office:value="1.11743329729785" table:style-name="ce1">
            <text:p>1,117433297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1.2690630061272501" table:style-name="ce1">
            <text:p>1,269063006</text:p>
          </table:table-cell>
          <table:table-cell office:value-type="float" office:value="0.94294599771853305" table:style-name="ce1">
            <text:p>0,942945998</text:p>
          </table:table-cell>
          <table:table-cell office:value-type="float" office:value="0.96833140787544403" table:style-name="ce1">
            <text:p>0,968331408</text:p>
          </table:table-cell>
          <table:table-cell office:value-type="float" office:value="1.1197463963419301" table:style-name="ce1">
            <text:p>1,119746396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4711853888850599" table:style-name="ce1">
            <text:p>1,471185389</text:p>
          </table:table-cell>
          <table:table-cell office:value-type="float" office:value="0.92843310458730899" table:style-name="ce1">
            <text:p>0,928433105</text:p>
          </table:table-cell>
          <table:table-cell office:value-type="float" office:value="1.1455704534017801" table:style-name="ce1">
            <text:p>1,145570453</text:p>
          </table:table-cell>
          <table:table-cell office:value-type="float" office:value="1.16585413041784" table:style-name="ce1">
            <text:p>1,16585413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1.30190795573882" table:style-name="ce1">
            <text:p>1,301907956</text:p>
          </table:table-cell>
          <table:table-cell office:value-type="float" office:value="0.94331817657487305" table:style-name="ce1">
            <text:p>0,943318177</text:p>
          </table:table-cell>
          <table:table-cell office:value-type="float" office:value="0.83630497168808304" table:style-name="ce1">
            <text:p>0,836304972</text:p>
          </table:table-cell>
          <table:table-cell office:value-type="float" office:value="1.11567215066759" table:style-name="ce1">
            <text:p>1,11567215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5928497497491301" table:style-name="ce1">
            <text:p>1,59284975</text:p>
          </table:table-cell>
          <table:table-cell office:value-type="float" office:value="0.89813068353538295" table:style-name="ce1">
            <text:p>0,898130684</text:p>
          </table:table-cell>
          <table:table-cell office:value-type="float" office:value="0.62330191253603695" table:style-name="ce1">
            <text:p>0,623301913</text:p>
          </table:table-cell>
          <table:table-cell office:value-type="float" office:value="1.0587940774093501" table:style-name="ce1">
            <text:p>1,058794077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1.3280810946584101" table:style-name="ce1">
            <text:p>1,328081095</text:p>
          </table:table-cell>
          <table:table-cell office:value-type="float" office:value="0.93690564856209702" table:style-name="ce1">
            <text:p>0,936905649</text:p>
          </table:table-cell>
          <table:table-cell office:value-type="float" office:value="0.96608611552083601" table:style-name="ce1">
            <text:p>0,966086116</text:p>
          </table:table-cell>
          <table:table-cell office:value-type="float" office:value="1.1241917566666699" table:style-name="ce1">
            <text:p>1,124191757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5478356060746801" table:style-name="ce1">
            <text:p>1,547835606</text:p>
          </table:table-cell>
          <table:table-cell office:value-type="float" office:value="0.90404361234741903" table:style-name="ce1">
            <text:p>0,904043612</text:p>
          </table:table-cell>
          <table:table-cell office:value-type="float" office:value="0.49731305727819702" table:style-name="ce1">
            <text:p>0,497313057</text:p>
          </table:table-cell>
          <table:table-cell office:value-type="float" office:value="1.03618768412859" table:style-name="ce1">
            <text:p>1,036187684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1.7188407922343301" table:style-name="ce1">
            <text:p>1,718840792</text:p>
          </table:table-cell>
          <table:table-cell office:value-type="float" office:value="0.880850469964788" table:style-name="ce1">
            <text:p>0,88085047</text:p>
          </table:table-cell>
          <table:table-cell office:value-type="float" office:value="0.52678300026387803" table:style-name="ce1">
            <text:p>0,526783</text:p>
          </table:table-cell>
          <table:table-cell office:value-type="float" office:value="1.0294780883316901" table:style-name="ce1">
            <text:p>1,029478088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4167306036224301" table:style-name="ce1">
            <text:p>1,416730604</text:p>
          </table:table-cell>
          <table:table-cell office:value-type="float" office:value="0.93296773600890903" table:style-name="ce1">
            <text:p>0,932967736</text:p>
          </table:table-cell>
          <table:table-cell office:value-type="float" office:value="0.89164919754940597" table:style-name="ce1">
            <text:p>0,891649198</text:p>
          </table:table-cell>
          <table:table-cell office:value-type="float" office:value="1.1291053075094799" table:style-name="ce1">
            <text:p>1,129105308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1.3757258049115899" table:style-name="ce1">
            <text:p>1,375725805</text:p>
          </table:table-cell>
          <table:table-cell office:value-type="float" office:value="0.92313371726527205" table:style-name="ce1">
            <text:p>0,923133717</text:p>
          </table:table-cell>
          <table:table-cell office:value-type="float" office:value="0.67003843399488605" table:style-name="ce1">
            <text:p>0,670038434</text:p>
          </table:table-cell>
          <table:table-cell office:value-type="float" office:value="1.06661695559949" table:style-name="ce1">
            <text:p>1,066616956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37509725068706" table:style-name="ce1">
            <text:p>1,375097251</text:p>
          </table:table-cell>
          <table:table-cell office:value-type="float" office:value="0.91327625924441203" table:style-name="ce1">
            <text:p>0,913276259</text:p>
          </table:table-cell>
          <table:table-cell office:value-type="float" office:value="0.48565018672886001" table:style-name="ce1">
            <text:p>0,485650187</text:p>
          </table:table-cell>
          <table:table-cell office:value-type="float" office:value="1.0156361906967399" table:style-name="ce1">
            <text:p>1,015636191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1.6482625628828" table:style-name="ce1">
            <text:p>1,648262563</text:p>
          </table:table-cell>
          <table:table-cell office:value-type="float" office:value="0.90399707170660404" table:style-name="ce1">
            <text:p>0,903997072</text:p>
          </table:table-cell>
          <table:table-cell office:value-type="float" office:value="0.76901342692506602" table:style-name="ce1">
            <text:p>0,769013427</text:p>
          </table:table-cell>
          <table:table-cell office:value-type="float" office:value="1.10173977484663" table:style-name="ce1">
            <text:p>1,101739775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3980583223541301" table:style-name="ce1">
            <text:p>1,398058322</text:p>
          </table:table-cell>
          <table:table-cell office:value-type="float" office:value="0.94595611789285705" table:style-name="ce1">
            <text:p>0,945956118</text:p>
          </table:table-cell>
          <table:table-cell office:value-type="float" office:value="1.1082079375168099" table:style-name="ce1">
            <text:p>1,108207938</text:p>
          </table:table-cell>
          <table:table-cell office:value-type="float" office:value="1.18293465180124" table:style-name="ce1">
            <text:p>1,182934652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1.4785377519599301" table:style-name="ce1">
            <text:p>1,478537752</text:p>
          </table:table-cell>
          <table:table-cell office:value-type="float" office:value="0.91799193950431202" table:style-name="ce1">
            <text:p>0,91799194</text:p>
          </table:table-cell>
          <table:table-cell office:value-type="float" office:value="0.77165996585457397" table:style-name="ce1">
            <text:p>0,771659966</text:p>
          </table:table-cell>
          <table:table-cell office:value-type="float" office:value="1.09390999749632" table:style-name="ce1">
            <text:p>1,093909997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61804841325235" table:style-name="ce1">
            <text:p>1,618048413</text:p>
          </table:table-cell>
          <table:table-cell office:value-type="float" office:value="0.87173593400790705" table:style-name="ce1">
            <text:p>0,871735934</text:p>
          </table:table-cell>
          <table:table-cell office:value-type="float" office:value="0.223090725593243" table:style-name="ce1">
            <text:p>0,223090726</text:p>
          </table:table-cell>
          <table:table-cell office:value-type="float" office:value="0.946363097511144" table:style-name="ce1">
            <text:p>0,946363098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1.46458584037036" table:style-name="ce1">
            <text:p>1,46458584</text:p>
          </table:table-cell>
          <table:table-cell office:value-type="float" office:value="0.92396193545999405" table:style-name="ce1">
            <text:p>0,923961935</text:p>
          </table:table-cell>
          <table:table-cell office:value-type="float" office:value="0.78112102250987303" table:style-name="ce1">
            <text:p>0,781121023</text:p>
          </table:table-cell>
          <table:table-cell office:value-type="float" office:value="1.0989976534904999" table:style-name="ce1">
            <text:p>1,098997653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8285736031913999" table:style-name="ce1">
            <text:p>1,828573603</text:p>
          </table:table-cell>
          <table:table-cell office:value-type="float" office:value="0.86408006625623202" table:style-name="ce1">
            <text:p>0,864080066</text:p>
          </table:table-cell>
          <table:table-cell office:value-type="float" office:value="0.41573212834383" table:style-name="ce1">
            <text:p>0,415732128</text:p>
          </table:table-cell>
          <table:table-cell office:value-type="float" office:value="0.99670621460919295" table:style-name="ce1">
            <text:p>0,996706215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1.6469345476841" table:style-name="ce1">
            <text:p>1,646934548</text:p>
          </table:table-cell>
          <table:table-cell office:value-type="float" office:value="0.89841982395706699" table:style-name="ce1">
            <text:p>0,898419824</text:p>
          </table:table-cell>
          <table:table-cell office:value-type="float" office:value="0.67145265199269399" table:style-name="ce1">
            <text:p>0,671452652</text:p>
          </table:table-cell>
          <table:table-cell office:value-type="float" office:value="1.0762313485500401" table:style-name="ce1">
            <text:p>1,076231349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3966065773168499" table:style-name="ce1">
            <text:p>1,396606577</text:p>
          </table:table-cell>
          <table:table-cell office:value-type="float" office:value="0.92113028715081202" table:style-name="ce1">
            <text:p>0,921130287</text:p>
          </table:table-cell>
          <table:table-cell office:value-type="float" office:value="0.77557316847678004" table:style-name="ce1">
            <text:p>0,775573168</text:p>
          </table:table-cell>
          <table:table-cell office:value-type="float" office:value="1.0832046546273699" table:style-name="ce1">
            <text:p>1,083204655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1.4035220789160801" table:style-name="ce1">
            <text:p>1,403522079</text:p>
          </table:table-cell>
          <table:table-cell office:value-type="float" office:value="0.93322343867625901" table:style-name="ce1">
            <text:p>0,933223439</text:p>
          </table:table-cell>
          <table:table-cell office:value-type="float" office:value="0.90643718120416406" table:style-name="ce1">
            <text:p>0,906437181</text:p>
          </table:table-cell>
          <table:table-cell office:value-type="float" office:value="1.1279115262172701" table:style-name="ce1">
            <text:p>1,127911526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.7919897412650501" table:style-name="ce1">
            <text:p>1,791989741</text:p>
          </table:table-cell>
          <table:table-cell office:value-type="float" office:value="0.90206959008897702" table:style-name="ce1">
            <text:p>0,90206959</text:p>
          </table:table-cell>
          <table:table-cell office:value-type="float" office:value="0.63884853345315495" table:style-name="ce1">
            <text:p>0,638848533</text:p>
          </table:table-cell>
          <table:table-cell office:value-type="float" office:value="1.0914357164902" table:style-name="ce1">
            <text:p>1,091435716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1.8470667300416099" table:style-name="ce1">
            <text:p>1,84706673</text:p>
          </table:table-cell>
          <table:table-cell office:value-type="float" office:value="0.85394578445879099" table:style-name="ce1">
            <text:p>0,853945784</text:p>
          </table:table-cell>
          <table:table-cell office:value-type="float" office:value="0.30088396128183298" table:style-name="ce1">
            <text:p>0,300883961</text:p>
          </table:table-cell>
          <table:table-cell office:value-type="float" office:value="0.96017644957005899" table:style-name="ce1">
            <text:p>0,9601764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.7942103756793899" table:style-name="ce1">
            <text:p>1,794210376</text:p>
          </table:table-cell>
          <table:table-cell office:value-type="float" office:value="0.87304969939211896" table:style-name="ce1">
            <text:p>0,873049699</text:p>
          </table:table-cell>
          <table:table-cell office:value-type="float" office:value="0.417212333151674" table:style-name="ce1">
            <text:p>0,417212333</text:p>
          </table:table-cell>
          <table:table-cell office:value-type="float" office:value="1.00744677082593" table:style-name="ce1">
            <text:p>1,007446771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1.5889557280468101" table:style-name="ce1">
            <text:p>1,588955728</text:p>
          </table:table-cell>
          <table:table-cell office:value-type="float" office:value="0.90067459976672104" table:style-name="ce1">
            <text:p>0,9006746</text:p>
          </table:table-cell>
          <table:table-cell office:value-type="float" office:value="0.70693395449144003" table:style-name="ce1">
            <text:p>0,706933954</text:p>
          </table:table-cell>
          <table:table-cell office:value-type="float" office:value="1.0774067587671901" table:style-name="ce1">
            <text:p>1,077406759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76006782643222" table:style-name="ce1">
            <text:p>1,760067826</text:p>
          </table:table-cell>
          <table:table-cell office:value-type="float" office:value="0.89596579485866801" table:style-name="ce1">
            <text:p>0,895965795</text:p>
          </table:table-cell>
          <table:table-cell office:value-type="float" office:value="0.69411394822949202" table:style-name="ce1">
            <text:p>0,694113948</text:p>
          </table:table-cell>
          <table:table-cell office:value-type="float" office:value="1.08730093939106" table:style-name="ce1">
            <text:p>1,087300939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1.6021411780052599" table:style-name="ce1">
            <text:p>1,602141178</text:p>
          </table:table-cell>
          <table:table-cell office:value-type="float" office:value="0.90806443850014695" table:style-name="ce1">
            <text:p>0,908064439</text:p>
          </table:table-cell>
          <table:table-cell office:value-type="float" office:value="0.73591892900801603" table:style-name="ce1">
            <text:p>0,735918929</text:p>
          </table:table-cell>
          <table:table-cell office:value-type="float" office:value="1.09970022694509" table:style-name="ce1">
            <text:p>1,099700227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7513118951947499" table:style-name="ce1">
            <text:p>1,751311895</text:p>
          </table:table-cell>
          <table:table-cell office:value-type="float" office:value="0.88494038041469802" table:style-name="ce1">
            <text:p>0,88494038</text:p>
          </table:table-cell>
          <table:table-cell office:value-type="float" office:value="0.51957901425583797" table:style-name="ce1">
            <text:p>0,519579014</text:p>
          </table:table-cell>
          <table:table-cell office:value-type="float" office:value="1.0426952880082301" table:style-name="ce1">
            <text:p>1,042695288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1.6273561383703301" table:style-name="ce1">
            <text:p>1,627356138</text:p>
          </table:table-cell>
          <table:table-cell office:value-type="float" office:value="0.88813438356313501" table:style-name="ce1">
            <text:p>0,888134384</text:p>
          </table:table-cell>
          <table:table-cell office:value-type="float" office:value="0.46141338689925798" table:style-name="ce1">
            <text:p>0,461413387</text:p>
          </table:table-cell>
          <table:table-cell office:value-type="float" office:value="1.0121295827179699" table:style-name="ce1">
            <text:p>1,012129583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73860267115412" table:style-name="ce1">
            <text:p>1,738602671</text:p>
          </table:table-cell>
          <table:table-cell office:value-type="float" office:value="0.89107311496158303" table:style-name="ce1">
            <text:p>0,891073115</text:p>
          </table:table-cell>
          <table:table-cell office:value-type="float" office:value="0.72022410724749897" table:style-name="ce1">
            <text:p>0,720224107</text:p>
          </table:table-cell>
          <table:table-cell office:value-type="float" office:value="1.0800673648915999" table:style-name="ce1">
            <text:p>1,080067365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1.7760245169269999" table:style-name="ce1">
            <text:p>1,776024517</text:p>
          </table:table-cell>
          <table:table-cell office:value-type="float" office:value="0.87594916676580203" table:style-name="ce1">
            <text:p>0,875949167</text:p>
          </table:table-cell>
          <table:table-cell office:value-type="float" office:value="0.48752028063393699" table:style-name="ce1">
            <text:p>0,487520281</text:p>
          </table:table-cell>
          <table:table-cell office:value-type="float" office:value="1.0242874735059799" table:style-name="ce1">
            <text:p>1,024287474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.7938114074815299" table:style-name="ce1">
            <text:p>1,793811407</text:p>
          </table:table-cell>
          <table:table-cell office:value-type="float" office:value="0.892768653317909" table:style-name="ce1">
            <text:p>0,892768653</text:p>
          </table:table-cell>
          <table:table-cell office:value-type="float" office:value="0.61214452658096796" table:style-name="ce1">
            <text:p>0,612144527</text:p>
          </table:table-cell>
          <table:table-cell office:value-type="float" office:value="1.0745203042993701" table:style-name="ce1">
            <text:p>1,074520304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1.71585712611379" table:style-name="ce1">
            <text:p>1,715857126</text:p>
          </table:table-cell>
          <table:table-cell office:value-type="float" office:value="0.87797406097628194" table:style-name="ce1">
            <text:p>0,877974061</text:p>
          </table:table-cell>
          <table:table-cell office:value-type="float" office:value="0.43887589553107897" table:style-name="ce1">
            <text:p>0,438875896</text:p>
          </table:table-cell>
          <table:table-cell office:value-type="float" office:value="1.01132031481346" table:style-name="ce1">
            <text:p>1,011320315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7944836510375901" table:style-name="ce1">
            <text:p>1,794483651</text:p>
          </table:table-cell>
          <table:table-cell office:value-type="float" office:value="0.87125442822102706" table:style-name="ce1">
            <text:p>0,871254428</text:p>
          </table:table-cell>
          <table:table-cell office:value-type="float" office:value="0.417640496267354" table:style-name="ce1">
            <text:p>0,417640496</text:p>
          </table:table-cell>
          <table:table-cell office:value-type="float" office:value="1.0003761844283501" table:style-name="ce1">
            <text:p>1,000376184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1.69860971439421" table:style-name="ce1">
            <text:p>1,698609714</text:p>
          </table:table-cell>
          <table:table-cell office:value-type="float" office:value="0.88637793161102596" table:style-name="ce1">
            <text:p>0,886377932</text:p>
          </table:table-cell>
          <table:table-cell office:value-type="float" office:value="0.515860149372662" table:style-name="ce1">
            <text:p>0,515860149</text:p>
          </table:table-cell>
          <table:table-cell office:value-type="float" office:value="1.03195905572337" table:style-name="ce1">
            <text:p>1,03195905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7955196840107599" table:style-name="ce1">
            <text:p>1,795519684</text:p>
          </table:table-cell>
          <table:table-cell office:value-type="float" office:value="0.87962824830358799" table:style-name="ce1">
            <text:p>0,879628248</text:p>
          </table:table-cell>
          <table:table-cell office:value-type="float" office:value="0.62075371581486605" table:style-name="ce1">
            <text:p>0,620753716</text:p>
          </table:table-cell>
          <table:table-cell office:value-type="float" office:value="1.0533021534553499" table:style-name="ce1">
            <text:p>1,053302153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1.8155009920671701" table:style-name="ce1">
            <text:p>1,815500992</text:p>
          </table:table-cell>
          <table:table-cell office:value-type="float" office:value="0.88354580971337704" table:style-name="ce1">
            <text:p>0,88354581</text:p>
          </table:table-cell>
          <table:table-cell office:value-type="float" office:value="0.65135789179102399" table:style-name="ce1">
            <text:p>0,651357892</text:p>
          </table:table-cell>
          <table:table-cell office:value-type="float" office:value="1.0636305130802199" table:style-name="ce1">
            <text:p>1,063630513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70913694580873" table:style-name="ce1">
            <text:p>1,709136946</text:p>
          </table:table-cell>
          <table:table-cell office:value-type="float" office:value="0.87373847675740002" table:style-name="ce1">
            <text:p>0,873738477</text:p>
          </table:table-cell>
          <table:table-cell office:value-type="float" office:value="0.54313115611036" table:style-name="ce1">
            <text:p>0,543131156</text:p>
          </table:table-cell>
          <table:table-cell office:value-type="float" office:value="1.01751582921631" table:style-name="ce1">
            <text:p>1,017515829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1.9244522781978199" table:style-name="ce1">
            <text:p>1,924452278</text:p>
          </table:table-cell>
          <table:table-cell office:value-type="float" office:value="0.85844392589172802" table:style-name="ce1">
            <text:p>0,858443926</text:p>
          </table:table-cell>
          <table:table-cell office:value-type="float" office:value="0.46825204329027498" table:style-name="ce1">
            <text:p>0,468252043</text:p>
          </table:table-cell>
          <table:table-cell office:value-type="float" office:value="1.00768738717317" table:style-name="ce1">
            <text:p>1,007687387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.1003980599653098" table:style-name="ce1">
            <text:p>2,10039806</text:p>
          </table:table-cell>
          <table:table-cell office:value-type="float" office:value="0.82227844403348505" table:style-name="ce1">
            <text:p>0,822278444</text:p>
          </table:table-cell>
          <table:table-cell office:value-type="float" office:value="0.14046659248955301" table:style-name="ce1">
            <text:p>0,140466592</text:p>
          </table:table-cell>
          <table:table-cell office:value-type="float" office:value="0.90994128917148998" table:style-name="ce1">
            <text:p>0,909941289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1.9443125220295501" table:style-name="ce1">
            <text:p>1,944312522</text:p>
          </table:table-cell>
          <table:table-cell office:value-type="float" office:value="0.83565013515769804" table:style-name="ce1">
            <text:p>0,835650135</text:p>
          </table:table-cell>
          <table:table-cell office:value-type="float" office:value="0.131544837339443" table:style-name="ce1">
            <text:p>0,131544837</text:p>
          </table:table-cell>
          <table:table-cell office:value-type="float" office:value="0.91148721382018305" table:style-name="ce1">
            <text:p>0,911487214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69679595073537" table:style-name="ce1">
            <text:p>1,696795951</text:p>
          </table:table-cell>
          <table:table-cell office:value-type="float" office:value="0.88444359502787895" table:style-name="ce1">
            <text:p>0,884443595</text:p>
          </table:table-cell>
          <table:table-cell office:value-type="float" office:value="0.82689034647627802" table:style-name="ce1">
            <text:p>0,826890346</text:p>
          </table:table-cell>
          <table:table-cell office:value-type="float" office:value="1.0804262634825701" table:style-name="ce1">
            <text:p>1,080426263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2.0849314408522601" table:style-name="ce1">
            <text:p>2,084931441</text:p>
          </table:table-cell>
          <table:table-cell office:value-type="float" office:value="0.83061131659188503" table:style-name="ce1">
            <text:p>0,830611317</text:p>
          </table:table-cell>
          <table:table-cell office:value-type="float" office:value="0.22932202248879199" table:style-name="ce1">
            <text:p>0,229322022</text:p>
          </table:table-cell>
          <table:table-cell office:value-type="float" office:value="0.93575801720462304" table:style-name="ce1">
            <text:p>0,935758017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00591742157415" table:style-name="ce1">
            <text:p>2,005917422</text:p>
          </table:table-cell>
          <table:table-cell office:value-type="float" office:value="0.82999640127868901" table:style-name="ce1">
            <text:p>0,829996401</text:p>
          </table:table-cell>
          <table:table-cell office:value-type="float" office:value="7.7458966554049297E-2" table:style-name="ce1">
            <text:p>0,077458967</text:p>
          </table:table-cell>
          <table:table-cell office:value-type="float" office:value="0.90155485081303499" table:style-name="ce1">
            <text:p>0,901554851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1.9820131074252101" table:style-name="ce1">
            <text:p>1,982013107</text:p>
          </table:table-cell>
          <table:table-cell office:value-type="float" office:value="0.85057292233280302" table:style-name="ce1">
            <text:p>0,850572922</text:p>
          </table:table-cell>
          <table:table-cell office:value-type="float" office:value="0.33021018599284102" table:style-name="ce1">
            <text:p>0,330210186</text:p>
          </table:table-cell>
          <table:table-cell office:value-type="float" office:value="0.97412323772615494" table:style-name="ce1">
            <text:p>0,974123238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92466873185222" table:style-name="ce1">
            <text:p>1,924668732</text:p>
          </table:table-cell>
          <table:table-cell office:value-type="float" office:value="0.83444813223198899" table:style-name="ce1">
            <text:p>0,834448132</text:p>
          </table:table-cell>
          <table:table-cell office:value-type="float" office:value="0.16720748034088601" table:style-name="ce1">
            <text:p>0,16720748</text:p>
          </table:table-cell>
          <table:table-cell office:value-type="float" office:value="0.914137085957898" table:style-name="ce1">
            <text:p>0,914137086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2.1322278991331198" table:style-name="ce1">
            <text:p>2,132227899</text:p>
          </table:table-cell>
          <table:table-cell office:value-type="float" office:value="0.81717864559555198" table:style-name="ce1">
            <text:p>0,817178646</text:p>
          </table:table-cell>
          <table:table-cell office:value-type="float" office:value="0.14022683926840901" table:style-name="ce1">
            <text:p>0,140226839</text:p>
          </table:table-cell>
          <table:table-cell office:value-type="float" office:value="0.90458353197864305" table:style-name="ce1">
            <text:p>0,904583532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.9057533058945799" table:style-name="ce1">
            <text:p>1,905753306</text:p>
          </table:table-cell>
          <table:table-cell office:value-type="float" office:value="0.84170509290088302" table:style-name="ce1">
            <text:p>0,841705093</text:p>
          </table:table-cell>
          <table:table-cell office:value-type="float" office:value="0.36231917198426" table:style-name="ce1">
            <text:p>0,362319172</text:p>
          </table:table-cell>
          <table:table-cell office:value-type="float" office:value="0.96184601215050503" table:style-name="ce1">
            <text:p>0,961846012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1.81910920394369" table:style-name="ce1">
            <text:p>1,819109204</text:p>
          </table:table-cell>
          <table:table-cell office:value-type="float" office:value="0.884375124494575" table:style-name="ce1">
            <text:p>0,884375124</text:p>
          </table:table-cell>
          <table:table-cell office:value-type="float" office:value="0.77868405471595603" table:style-name="ce1">
            <text:p>0,778684055</text:p>
          </table:table-cell>
          <table:table-cell office:value-type="float" office:value="1.09328307992355" table:style-name="ce1">
            <text:p>1,09328308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74957926893002" table:style-name="ce1">
            <text:p>1,749579269</text:p>
          </table:table-cell>
          <table:table-cell office:value-type="float" office:value="0.88840145835719098" table:style-name="ce1">
            <text:p>0,888401458</text:p>
          </table:table-cell>
          <table:table-cell office:value-type="float" office:value="0.63514070235633202" table:style-name="ce1">
            <text:p>0,635140702</text:p>
          </table:table-cell>
          <table:table-cell office:value-type="float" office:value="1.06822735363747" table:style-name="ce1">
            <text:p>1,068227354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2.1435832861944601" table:style-name="ce1">
            <text:p>2,143583286</text:p>
          </table:table-cell>
          <table:table-cell office:value-type="float" office:value="0.79891888397132305" table:style-name="ce1">
            <text:p>0,798918884</text:p>
          </table:table-cell>
          <table:table-cell office:value-type="float" office:value="-4.4533310020666003E-2" table:style-name="ce1">
            <text:p>-0,04453331</text:p>
          </table:table-cell>
          <table:table-cell office:value-type="float" office:value="0.84084525361499596" table:style-name="ce1">
            <text:p>0,840845254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.0833187959116501" table:style-name="ce1">
            <text:p>2,083318796</text:p>
          </table:table-cell>
          <table:table-cell office:value-type="float" office:value="0.82956715948017501" table:style-name="ce1">
            <text:p>0,829567159</text:p>
          </table:table-cell>
          <table:table-cell office:value-type="float" office:value="0.109274871679472" table:style-name="ce1">
            <text:p>0,109274872</text:p>
          </table:table-cell>
          <table:table-cell office:value-type="float" office:value="0.91311983737710101" table:style-name="ce1">
            <text:p>0,913119837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2.0766799848833699" table:style-name="ce1">
            <text:p>2,076679985</text:p>
          </table:table-cell>
          <table:table-cell office:value-type="float" office:value="0.81993613251855302" table:style-name="ce1">
            <text:p>0,819936133</text:p>
          </table:table-cell>
          <table:table-cell office:value-type="float" office:value="9.6182364423450697E-2" table:style-name="ce1">
            <text:p>0,096182364</text:p>
          </table:table-cell>
          <table:table-cell office:value-type="float" office:value="0.89505848465804505" table:style-name="ce1">
            <text:p>0,89505848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90262121939455" table:style-name="ce1">
            <text:p>1,902621219</text:p>
          </table:table-cell>
          <table:table-cell office:value-type="float" office:value="0.84346128859536895" table:style-name="ce1">
            <text:p>0,843461289</text:p>
          </table:table-cell>
          <table:table-cell office:value-type="float" office:value="0.35438741346479902" table:style-name="ce1">
            <text:p>0,354387413</text:p>
          </table:table-cell>
          <table:table-cell office:value-type="float" office:value="0.95922312060950499" table:style-name="ce1">
            <text:p>0,959223121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2.1767534955424601" table:style-name="ce1">
            <text:p>2,176753496</text:p>
          </table:table-cell>
          <table:table-cell office:value-type="float" office:value="0.81115935806679496" table:style-name="ce1">
            <text:p>0,811159358</text:p>
          </table:table-cell>
          <table:table-cell office:value-type="float" office:value="6.6068873442872697E-2" table:style-name="ce1">
            <text:p>0,066068873</text:p>
          </table:table-cell>
          <table:table-cell office:value-type="float" office:value="0.88612754645640501" table:style-name="ce1">
            <text:p>0,886127546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.1304191395808099" table:style-name="ce1">
            <text:p>2,13041914</text:p>
          </table:table-cell>
          <table:table-cell office:value-type="float" office:value="0.81507212587862499" table:style-name="ce1">
            <text:p>0,815072126</text:p>
          </table:table-cell>
          <table:table-cell office:value-type="float" office:value="0.165780148657766" table:style-name="ce1">
            <text:p>0,165780149</text:p>
          </table:table-cell>
          <table:table-cell office:value-type="float" office:value="0.90552252054916704" table:style-name="ce1">
            <text:p>0,905522521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2.2093621609173599" table:style-name="ce1">
            <text:p>2,209362161</text:p>
          </table:table-cell>
          <table:table-cell office:value-type="float" office:value="0.81335528063530504" table:style-name="ce1">
            <text:p>0,813355281</text:p>
          </table:table-cell>
          <table:table-cell office:value-type="float" office:value="0.13861734786001001" table:style-name="ce1">
            <text:p>0,138617348</text:p>
          </table:table-cell>
          <table:table-cell office:value-type="float" office:value="0.90723084687586697" table:style-name="ce1">
            <text:p>0,907230847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.0397939627478601" table:style-name="ce1">
            <text:p>2,039793963</text:p>
          </table:table-cell>
          <table:table-cell office:value-type="float" office:value="0.82760513787268097" table:style-name="ce1">
            <text:p>0,827605138</text:p>
          </table:table-cell>
          <table:table-cell office:value-type="float" office:value="0.112238745478789" table:style-name="ce1">
            <text:p>0,112238745</text:p>
          </table:table-cell>
          <table:table-cell office:value-type="float" office:value="0.90350157073994197" table:style-name="ce1">
            <text:p>0,903501571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2.5406115155444602" table:style-name="ce1">
            <text:p>2,540611516</text:p>
          </table:table-cell>
          <table:table-cell office:value-type="float" office:value="0.748651067025216" table:style-name="ce1">
            <text:p>0,748651067</text:p>
          </table:table-cell>
          <table:table-cell office:value-type="float" office:value="-0.180978891107134" table:style-name="ce1">
            <text:p>-0,180978891</text:p>
          </table:table-cell>
          <table:table-cell office:value-type="float" office:value="0.77213833582908598" table:style-name="ce1">
            <text:p>0,772138336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.05610972394572" table:style-name="ce1">
            <text:p>2,056109724</text:p>
          </table:table-cell>
          <table:table-cell office:value-type="float" office:value="0.81793358740037303" table:style-name="ce1">
            <text:p>0,817933587</text:p>
          </table:table-cell>
          <table:table-cell office:value-type="float" office:value="0.13190305825439" table:style-name="ce1">
            <text:p>0,131903058</text:p>
          </table:table-cell>
          <table:table-cell office:value-type="float" office:value="0.89574633882033505" table:style-name="ce1">
            <text:p>0,895746339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2.0028905300980302" table:style-name="ce1">
            <text:p>2,00289053</text:p>
          </table:table-cell>
          <table:table-cell office:value-type="float" office:value="0.83532002213660606" table:style-name="ce1">
            <text:p>0,835320022</text:p>
          </table:table-cell>
          <table:table-cell office:value-type="float" office:value="0.281802223899075" table:style-name="ce1">
            <text:p>0,281802224</text:p>
          </table:table-cell>
          <table:table-cell office:value-type="float" office:value="0.94753197477099904" table:style-name="ce1">
            <text:p>0,947531975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.2515751723458801" table:style-name="ce1">
            <text:p>2,251575172</text:p>
          </table:table-cell>
          <table:table-cell office:value-type="float" office:value="0.79805070378105003" table:style-name="ce1">
            <text:p>0,798050704</text:p>
          </table:table-cell>
          <table:table-cell office:value-type="float" office:value="2.1662867347055598E-2" table:style-name="ce1">
            <text:p>0,021662867</text:p>
          </table:table-cell>
          <table:table-cell office:value-type="float" office:value="0.86214207356877803" table:style-name="ce1">
            <text:p>0,862142074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2.5301336873835898" table:style-name="ce1">
            <text:p>2,530133687</text:p>
          </table:table-cell>
          <table:table-cell office:value-type="float" office:value="0.72919526415081104" table:style-name="ce1">
            <text:p>0,729195264</text:p>
          </table:table-cell>
          <table:table-cell office:value-type="float" office:value="-0.39492092768069498" table:style-name="ce1">
            <text:p>-0,394920928</text:p>
          </table:table-cell>
          <table:table-cell office:value-type="float" office:value="0.69596139388534795" table:style-name="ce1">
            <text:p>0,695961394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.2579053809627201" table:style-name="ce1">
            <text:p>2,257905381</text:p>
          </table:table-cell>
          <table:table-cell office:value-type="float" office:value="0.78888486155336401" table:style-name="ce1">
            <text:p>0,788884862</text:p>
          </table:table-cell>
          <table:table-cell office:value-type="float" office:value="-9.6231933219471905E-2" table:style-name="ce1">
            <text:p>-0,096231933</text:p>
          </table:table-cell>
          <table:table-cell office:value-type="float" office:value="0.82392751591407298" table:style-name="ce1">
            <text:p>0,823927516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2.5360513627239398" table:style-name="ce1">
            <text:p>2,536051363</text:p>
          </table:table-cell>
          <table:table-cell office:value-type="float" office:value="0.75149756942248103" table:style-name="ce1">
            <text:p>0,751497569</text:p>
          </table:table-cell>
          <table:table-cell office:value-type="float" office:value="-0.29776362217569002" table:style-name="ce1">
            <text:p>-0,297763622</text:p>
          </table:table-cell>
          <table:table-cell office:value-type="float" office:value="0.74494448541873204" table:style-name="ce1">
            <text:p>0,74494448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1528097210499602" table:style-name="ce1">
            <text:p>2,152809721</text:p>
          </table:table-cell>
          <table:table-cell office:value-type="float" office:value="0.79328360682505505" table:style-name="ce1">
            <text:p>0,793283607</text:p>
          </table:table-cell>
          <table:table-cell office:value-type="float" office:value="-7.6107097189490602E-3" table:style-name="ce1">
            <text:p>-0,00761071</text:p>
          </table:table-cell>
          <table:table-cell office:value-type="float" office:value="0.83895117824254495" table:style-name="ce1">
            <text:p>0,838951178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2.7214490659519699" table:style-name="ce1">
            <text:p>2,721449066</text:p>
          </table:table-cell>
          <table:table-cell office:value-type="float" office:value="0.723840330316879" table:style-name="ce1">
            <text:p>0,72384033</text:p>
          </table:table-cell>
          <table:table-cell office:value-type="float" office:value="-0.47185895327303401" table:style-name="ce1">
            <text:p>-0,471858953</text:p>
          </table:table-cell>
          <table:table-cell office:value-type="float" office:value="0.67640684077485502" table:style-name="ce1">
            <text:p>0,676406841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.2458741097575401" table:style-name="ce1">
            <text:p>2,24587411</text:p>
          </table:table-cell>
          <table:table-cell office:value-type="float" office:value="0.78861460670206895" table:style-name="ce1">
            <text:p>0,788614607</text:p>
          </table:table-cell>
          <table:table-cell office:value-type="float" office:value="-1.47264489713277E-2" table:style-name="ce1">
            <text:p>-0,014726449</text:p>
          </table:table-cell>
          <table:table-cell office:value-type="float" office:value="0.839673585895786" table:style-name="ce1">
            <text:p>0,839673586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2.5191080988285202" table:style-name="ce1">
            <text:p>2,519108099</text:p>
          </table:table-cell>
          <table:table-cell office:value-type="float" office:value="0.74016832229961704" table:style-name="ce1">
            <text:p>0,740168322</text:p>
          </table:table-cell>
          <table:table-cell office:value-type="float" office:value="-0.39821292674880998" table:style-name="ce1">
            <text:p>-0,398212927</text:p>
          </table:table-cell>
          <table:table-cell office:value-type="float" office:value="0.70863669385158301" table:style-name="ce1">
            <text:p>0,708636694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.1809663606991401" table:style-name="ce1">
            <text:p>2,180966361</text:p>
          </table:table-cell>
          <table:table-cell office:value-type="float" office:value="0.79698081411805899" table:style-name="ce1">
            <text:p>0,796980814</text:p>
          </table:table-cell>
          <table:table-cell office:value-type="float" office:value="-7.9581024565821099E-2" table:style-name="ce1">
            <text:p>-0,079581025</text:p>
          </table:table-cell>
          <table:table-cell office:value-type="float" office:value="0.83426130334500703" table:style-name="ce1">
            <text:p>0,834261303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2.5396645083952798" table:style-name="ce1">
            <text:p>2,539664508</text:p>
          </table:table-cell>
          <table:table-cell office:value-type="float" office:value="0.74492388579756597" table:style-name="ce1">
            <text:p>0,744923886</text:p>
          </table:table-cell>
          <table:table-cell office:value-type="float" office:value="-0.25392406793496503" table:style-name="ce1">
            <text:p>-0,253924068</text:p>
          </table:table-cell>
          <table:table-cell office:value-type="float" office:value="0.74736088471085704" table:style-name="ce1">
            <text:p>0,747360885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.1749751436294402" table:style-name="ce1">
            <text:p>2,174975144</text:p>
          </table:table-cell>
          <table:table-cell office:value-type="float" office:value="0.80002763428535895" table:style-name="ce1">
            <text:p>0,800027634</text:p>
          </table:table-cell>
          <table:table-cell office:value-type="float" office:value="-7.7090176541314601E-2" table:style-name="ce1">
            <text:p>-0,077090177</text:p>
          </table:table-cell>
          <table:table-cell office:value-type="float" office:value="0.83663349702141099" table:style-name="ce1">
            <text:p>0,836633497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2.42469339274558" table:style-name="ce1">
            <text:p>2,424693393</text:p>
          </table:table-cell>
          <table:table-cell office:value-type="float" office:value="0.76964706490433998" table:style-name="ce1">
            <text:p>0,769647065</text:p>
          </table:table-cell>
          <table:table-cell office:value-type="float" office:value="-0.101089129154912" table:style-name="ce1">
            <text:p>-0,101089129</text:p>
          </table:table-cell>
          <table:table-cell office:value-type="float" office:value="0.80817664436478898" table:style-name="ce1">
            <text:p>0,808176644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.6069772689100801" table:style-name="ce1">
            <text:p>2,606977269</text:p>
          </table:table-cell>
          <table:table-cell office:value-type="float" office:value="0.73013244467451699" table:style-name="ce1">
            <text:p>0,730132445</text:p>
          </table:table-cell>
          <table:table-cell office:value-type="float" office:value="-0.347726702183909" table:style-name="ce1">
            <text:p>-0,347726702</text:p>
          </table:table-cell>
          <table:table-cell office:value-type="float" office:value="0.70995652365942397" table:style-name="ce1">
            <text:p>0,709956524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2.4411281341851301" table:style-name="ce1">
            <text:p>2,441128134</text:p>
          </table:table-cell>
          <table:table-cell office:value-type="float" office:value="0.75851599385532997" table:style-name="ce1">
            <text:p>0,758515994</text:p>
          </table:table-cell>
          <table:table-cell office:value-type="float" office:value="-0.187895783730605" table:style-name="ce1">
            <text:p>-0,187895784</text:p>
          </table:table-cell>
          <table:table-cell office:value-type="float" office:value="0.77462621910636997" table:style-name="ce1">
            <text:p>0,774626219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.4878219024983501" table:style-name="ce1">
            <text:p>2,487821902</text:p>
          </table:table-cell>
          <table:table-cell office:value-type="float" office:value="0.74873516680868901" table:style-name="ce1">
            <text:p>0,748735167</text:p>
          </table:table-cell>
          <table:table-cell office:value-type="float" office:value="-0.26984579263207698" table:style-name="ce1">
            <text:p>-0,269845793</text:p>
          </table:table-cell>
          <table:table-cell office:value-type="float" office:value="0.74678421781064597" table:style-name="ce1">
            <text:p>0,746784218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2.61859052921585" table:style-name="ce1">
            <text:p>2,618590529</text:p>
          </table:table-cell>
          <table:table-cell office:value-type="float" office:value="0.74346095562669301" table:style-name="ce1">
            <text:p>0,743460956</text:p>
          </table:table-cell>
          <table:table-cell office:value-type="float" office:value="-0.28201173604242202" table:style-name="ce1">
            <text:p>-0,282011736</text:p>
          </table:table-cell>
          <table:table-cell office:value-type="float" office:value="0.74618740087084601" table:style-name="ce1">
            <text:p>0,746187401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.2906459917868802" table:style-name="ce1">
            <text:p>2,290645992</text:p>
          </table:table-cell>
          <table:table-cell office:value-type="float" office:value="0.78115946167329198" table:style-name="ce1">
            <text:p>0,781159462</text:p>
          </table:table-cell>
          <table:table-cell office:value-type="float" office:value="-0.114733827130759" table:style-name="ce1">
            <text:p>-0,114733827</text:p>
          </table:table-cell>
          <table:table-cell office:value-type="float" office:value="0.811988152797535" table:style-name="ce1">
            <text:p>0,811988153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2.2949649367014402" table:style-name="ce1">
            <text:p>2,294964937</text:p>
          </table:table-cell>
          <table:table-cell office:value-type="float" office:value="0.79081827822717599" table:style-name="ce1">
            <text:p>0,790818278</text:p>
          </table:table-cell>
          <table:table-cell office:value-type="float" office:value="-5.6134870005634802E-2" table:style-name="ce1">
            <text:p>-0,05613487</text:p>
          </table:table-cell>
          <table:table-cell office:value-type="float" office:value="0.84271077269477901" table:style-name="ce1">
            <text:p>0,842710773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.5130365231340601" table:style-name="ce1">
            <text:p>2,513036523</text:p>
          </table:table-cell>
          <table:table-cell office:value-type="float" office:value="0.74928298941150995" table:style-name="ce1">
            <text:p>0,749282989</text:p>
          </table:table-cell>
          <table:table-cell office:value-type="float" office:value="-0.22135764423726101" table:style-name="ce1">
            <text:p>-0,221357644</text:p>
          </table:table-cell>
          <table:table-cell office:value-type="float" office:value="0.76095444925719402" table:style-name="ce1">
            <text:p>0,760954449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2.5695748892301" table:style-name="ce1">
            <text:p>2,569574889</text:p>
          </table:table-cell>
          <table:table-cell office:value-type="float" office:value="0.74050170110176505" table:style-name="ce1">
            <text:p>0,740501701</text:p>
          </table:table-cell>
          <table:table-cell office:value-type="float" office:value="-0.30404267991122702" table:style-name="ce1">
            <text:p>-0,30404268</text:p>
          </table:table-cell>
          <table:table-cell office:value-type="float" office:value="0.733943224527844" table:style-name="ce1">
            <text:p>0,73394322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.60861828198045" table:style-name="ce1">
            <text:p>2,608618282</text:p>
          </table:table-cell>
          <table:table-cell office:value-type="float" office:value="0.73848958949293897" table:style-name="ce1">
            <text:p>0,738489589</text:p>
          </table:table-cell>
          <table:table-cell office:value-type="float" office:value="-0.31015850326524202" table:style-name="ce1">
            <text:p>-0,310158503</text:p>
          </table:table-cell>
          <table:table-cell office:value-type="float" office:value="0.72825807497016803" table:style-name="ce1">
            <text:p>0,728258075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2.5110250830661598" table:style-name="ce1">
            <text:p>2,511025083</text:p>
          </table:table-cell>
          <table:table-cell office:value-type="float" office:value="0.74272703832398101" table:style-name="ce1">
            <text:p>0,742727038</text:p>
          </table:table-cell>
          <table:table-cell office:value-type="float" office:value="-0.31687532775178401" table:style-name="ce1">
            <text:p>-0,316875328</text:p>
          </table:table-cell>
          <table:table-cell office:value-type="float" office:value="0.73052578458009798" table:style-name="ce1">
            <text:p>0,73052578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.0043022239434398" table:style-name="ce1">
            <text:p>3,004302224</text:p>
          </table:table-cell>
          <table:table-cell office:value-type="float" office:value="0.68578889656792297" table:style-name="ce1">
            <text:p>0,685788897</text:p>
          </table:table-cell>
          <table:table-cell office:value-type="float" office:value="-0.591281719528026" table:style-name="ce1">
            <text:p>-0,59128172</text:p>
          </table:table-cell>
          <table:table-cell office:value-type="float" office:value="0.61009563075767703" table:style-name="ce1">
            <text:p>0,610095631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2.7200166528520202" table:style-name="ce1">
            <text:p>2,720016653</text:p>
          </table:table-cell>
          <table:table-cell office:value-type="float" office:value="0.716860675966558" table:style-name="ce1">
            <text:p>0,716860676</text:p>
          </table:table-cell>
          <table:table-cell office:value-type="float" office:value="-0.443009279937366" table:style-name="ce1">
            <text:p>-0,44300928</text:p>
          </table:table-cell>
          <table:table-cell office:value-type="float" office:value="0.67545537920802501" table:style-name="ce1">
            <text:p>0,675455379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.62227940195725" table:style-name="ce1">
            <text:p>2,622279402</text:p>
          </table:table-cell>
          <table:table-cell office:value-type="float" office:value="0.74547089590292404" table:style-name="ce1">
            <text:p>0,745470896</text:p>
          </table:table-cell>
          <table:table-cell office:value-type="float" office:value="-0.29579052000998701" table:style-name="ce1">
            <text:p>-0,29579052</text:p>
          </table:table-cell>
          <table:table-cell office:value-type="float" office:value="0.74544391693841805" table:style-name="ce1">
            <text:p>0,745443917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2.9315706762870799" table:style-name="ce1">
            <text:p>2,931570676</text:p>
          </table:table-cell>
          <table:table-cell office:value-type="float" office:value="0.70200091537513098" table:style-name="ce1">
            <text:p>0,702000915</text:p>
          </table:table-cell>
          <table:table-cell office:value-type="float" office:value="-0.51452255292487403" table:style-name="ce1">
            <text:p>-0,514522553</text:p>
          </table:table-cell>
          <table:table-cell office:value-type="float" office:value="0.64611955690243505" table:style-name="ce1">
            <text:p>0,646119557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.8176829206076999" table:style-name="ce1">
            <text:p>2,817682921</text:p>
          </table:table-cell>
          <table:table-cell office:value-type="float" office:value="0.70970352829334804" table:style-name="ce1">
            <text:p>0,709703528</text:p>
          </table:table-cell>
          <table:table-cell office:value-type="float" office:value="-0.41541740780185499" table:style-name="ce1">
            <text:p>-0,415417408</text:p>
          </table:table-cell>
          <table:table-cell office:value-type="float" office:value="0.679749824963368" table:style-name="ce1">
            <text:p>0,679749825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2.8427272977668099" table:style-name="ce1">
            <text:p>2,842727298</text:p>
          </table:table-cell>
          <table:table-cell office:value-type="float" office:value="0.71957489480080805" table:style-name="ce1">
            <text:p>0,719574895</text:p>
          </table:table-cell>
          <table:table-cell office:value-type="float" office:value="-0.41982824276487302" table:style-name="ce1">
            <text:p>-0,419828243</text:p>
          </table:table-cell>
          <table:table-cell office:value-type="float" office:value="0.68969241825674898" table:style-name="ce1">
            <text:p>0,689692418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.5931675862179699" table:style-name="ce1">
            <text:p>2,593167586</text:p>
          </table:table-cell>
          <table:table-cell office:value-type="float" office:value="0.73312331129290698" table:style-name="ce1">
            <text:p>0,733123311</text:p>
          </table:table-cell>
          <table:table-cell office:value-type="float" office:value="-0.34296261600932698" table:style-name="ce1">
            <text:p>-0,342962616</text:p>
          </table:table-cell>
          <table:table-cell office:value-type="float" office:value="0.71669993568457901" table:style-name="ce1">
            <text:p>0,716699936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2.86515347703117" table:style-name="ce1">
            <text:p>2,865153477</text:p>
          </table:table-cell>
          <table:table-cell office:value-type="float" office:value="0.70906830682376798" table:style-name="ce1">
            <text:p>0,709068307</text:p>
          </table:table-cell>
          <table:table-cell office:value-type="float" office:value="-0.49231624296093301" table:style-name="ce1">
            <text:p>-0,492316243</text:p>
          </table:table-cell>
          <table:table-cell office:value-type="float" office:value="0.66025605648799102" table:style-name="ce1">
            <text:p>0,660256056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.7321745477072201" table:style-name="ce1">
            <text:p>2,732174548</text:p>
          </table:table-cell>
          <table:table-cell office:value-type="float" office:value="0.73074518720874904" table:style-name="ce1">
            <text:p>0,730745187</text:p>
          </table:table-cell>
          <table:table-cell office:value-type="float" office:value="-0.37863419889495598" table:style-name="ce1">
            <text:p>-0,378634199</text:p>
          </table:table-cell>
          <table:table-cell office:value-type="float" office:value="0.70999883523548502" table:style-name="ce1">
            <text:p>0,709998835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2.6291505823237098" table:style-name="ce1">
            <text:p>2,629150582</text:p>
          </table:table-cell>
          <table:table-cell office:value-type="float" office:value="0.74738513809803397" table:style-name="ce1">
            <text:p>0,747385138</text:p>
          </table:table-cell>
          <table:table-cell office:value-type="float" office:value="-0.208160958360426" table:style-name="ce1">
            <text:p>-0,208160958</text:p>
          </table:table-cell>
          <table:table-cell office:value-type="float" office:value="0.76681275624605805" table:style-name="ce1">
            <text:p>0,766812756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.6964578311919798" table:style-name="ce1">
            <text:p>2,696457831</text:p>
          </table:table-cell>
          <table:table-cell office:value-type="float" office:value="0.72840094382398801" table:style-name="ce1">
            <text:p>0,728400944</text:p>
          </table:table-cell>
          <table:table-cell office:value-type="float" office:value="-0.34169555137922503" table:style-name="ce1">
            <text:p>-0,341695551</text:p>
          </table:table-cell>
          <table:table-cell office:value-type="float" office:value="0.71443393467629801" table:style-name="ce1">
            <text:p>0,714433935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3.42106647871059" table:style-name="ce1">
            <text:p>3,421066479</text:p>
          </table:table-cell>
          <table:table-cell office:value-type="float" office:value="0.623574531837646" table:style-name="ce1">
            <text:p>0,623574532</text:p>
          </table:table-cell>
          <table:table-cell office:value-type="float" office:value="-0.82673232246191597" table:style-name="ce1">
            <text:p>-0,826732322</text:p>
          </table:table-cell>
          <table:table-cell office:value-type="float" office:value="0.487054062065643" table:style-name="ce1">
            <text:p>0,487054062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.5609037998626301" table:style-name="ce1">
            <text:p>2,5609038</text:p>
          </table:table-cell>
          <table:table-cell office:value-type="float" office:value="0.73713273160886605" table:style-name="ce1">
            <text:p>0,737132732</text:p>
          </table:table-cell>
          <table:table-cell office:value-type="float" office:value="-0.32862219178160201" table:style-name="ce1">
            <text:p>-0,328622192</text:p>
          </table:table-cell>
          <table:table-cell office:value-type="float" office:value="0.72270730993979304" table:style-name="ce1">
            <text:p>0,72270731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3.0587439512330898" table:style-name="ce1">
            <text:p>3,058743951</text:p>
          </table:table-cell>
          <table:table-cell office:value-type="float" office:value="0.68876262367215502" table:style-name="ce1">
            <text:p>0,688762624</text:p>
          </table:table-cell>
          <table:table-cell office:value-type="float" office:value="-0.515350788259755" table:style-name="ce1">
            <text:p>-0,515350788</text:p>
          </table:table-cell>
          <table:table-cell office:value-type="float" office:value="0.63567840034824397" table:style-name="ce1">
            <text:p>0,6356784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6237721464211399" table:style-name="ce1">
            <text:p>2,623772146</text:p>
          </table:table-cell>
          <table:table-cell office:value-type="float" office:value="0.729880757247104" table:style-name="ce1">
            <text:p>0,729880757</text:p>
          </table:table-cell>
          <table:table-cell office:value-type="float" office:value="-0.31339900462992398" table:style-name="ce1">
            <text:p>-0,313399005</text:p>
          </table:table-cell>
          <table:table-cell office:value-type="float" office:value="0.721433224285009" table:style-name="ce1">
            <text:p>0,721433224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3.01755784971636" table:style-name="ce1">
            <text:p>3,01755785</text:p>
          </table:table-cell>
          <table:table-cell office:value-type="float" office:value="0.68730032570189603" table:style-name="ce1">
            <text:p>0,687300326</text:p>
          </table:table-cell>
          <table:table-cell office:value-type="float" office:value="-0.50177577986442701" table:style-name="ce1">
            <text:p>-0,50177578</text:p>
          </table:table-cell>
          <table:table-cell office:value-type="float" office:value="0.63475418279071605" table:style-name="ce1">
            <text:p>0,634754183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.7016944576684701" table:style-name="ce1">
            <text:p>2,701694458</text:p>
          </table:table-cell>
          <table:table-cell office:value-type="float" office:value="0.72450892790532795" table:style-name="ce1">
            <text:p>0,724508928</text:p>
          </table:table-cell>
          <table:table-cell office:value-type="float" office:value="-0.33843102416978199" table:style-name="ce1">
            <text:p>-0,338431024</text:p>
          </table:table-cell>
          <table:table-cell office:value-type="float" office:value="0.71303718869670496" table:style-name="ce1">
            <text:p>0,713037189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2.9914592378879501" table:style-name="ce1">
            <text:p>2,991459238</text:p>
          </table:table-cell>
          <table:table-cell office:value-type="float" office:value="0.68293070781175202" table:style-name="ce1">
            <text:p>0,682930708</text:p>
          </table:table-cell>
          <table:table-cell office:value-type="float" office:value="-0.52844287703974102" table:style-name="ce1">
            <text:p>-0,528442877</text:p>
          </table:table-cell>
          <table:table-cell office:value-type="float" office:value="0.62660806038000305" table:style-name="ce1">
            <text:p>0,62660806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.0025860005696301" table:style-name="ce1">
            <text:p>3,002586001</text:p>
          </table:table-cell>
          <table:table-cell office:value-type="float" office:value="0.69984816277071504" table:style-name="ce1">
            <text:p>0,699848163</text:p>
          </table:table-cell>
          <table:table-cell office:value-type="float" office:value="-0.50617066718349601" table:style-name="ce1">
            <text:p>-0,506170667</text:p>
          </table:table-cell>
          <table:table-cell office:value-type="float" office:value="0.65006218743918598" table:style-name="ce1">
            <text:p>0,650062187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3.0456841961820502" table:style-name="ce1">
            <text:p>3,045684196</text:p>
          </table:table-cell>
          <table:table-cell office:value-type="float" office:value="0.67719183003049499" table:style-name="ce1">
            <text:p>0,67719183</text:p>
          </table:table-cell>
          <table:table-cell office:value-type="float" office:value="-0.59856254182499102" table:style-name="ce1">
            <text:p>-0,598562542</text:p>
          </table:table-cell>
          <table:table-cell office:value-type="float" office:value="0.603516889572285" table:style-name="ce1">
            <text:p>0,60351689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.8929188773436998" table:style-name="ce1">
            <text:p>2,892918877</text:p>
          </table:table-cell>
          <table:table-cell office:value-type="float" office:value="0.69420315913050801" table:style-name="ce1">
            <text:p>0,694203159</text:p>
          </table:table-cell>
          <table:table-cell office:value-type="float" office:value="-0.51821426715614605" table:style-name="ce1">
            <text:p>-0,518214267</text:p>
          </table:table-cell>
          <table:table-cell office:value-type="float" office:value="0.637592258385005" table:style-name="ce1">
            <text:p>0,637592258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3.0692946960231802" table:style-name="ce1">
            <text:p>3,069294696</text:p>
          </table:table-cell>
          <table:table-cell office:value-type="float" office:value="0.66893500054222699" table:style-name="ce1">
            <text:p>0,668935001</text:p>
          </table:table-cell>
          <table:table-cell office:value-type="float" office:value="-0.62748867257260499" table:style-name="ce1">
            <text:p>-0,627488673</text:p>
          </table:table-cell>
          <table:table-cell office:value-type="float" office:value="0.58368438021172198" table:style-name="ce1">
            <text:p>0,58368438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.0297625399051098" table:style-name="ce1">
            <text:p>3,02976254</text:p>
          </table:table-cell>
          <table:table-cell office:value-type="float" office:value="0.67924004391592496" table:style-name="ce1">
            <text:p>0,679240044</text:p>
          </table:table-cell>
          <table:table-cell office:value-type="float" office:value="-0.53283932085685604" table:style-name="ce1">
            <text:p>-0,532839321</text:p>
          </table:table-cell>
          <table:table-cell office:value-type="float" office:value="0.62669950193663904" table:style-name="ce1">
            <text:p>0,626699502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2.9649819337161301" table:style-name="ce1">
            <text:p>2,964981934</text:p>
          </table:table-cell>
          <table:table-cell office:value-type="float" office:value="0.68599223153571498" table:style-name="ce1">
            <text:p>0,685992232</text:p>
          </table:table-cell>
          <table:table-cell office:value-type="float" office:value="-0.53173888732591801" table:style-name="ce1">
            <text:p>-0,531738887</text:p>
          </table:table-cell>
          <table:table-cell office:value-type="float" office:value="0.63135078906094599" table:style-name="ce1">
            <text:p>0,631350789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.91510962101678" table:style-name="ce1">
            <text:p>2,915109621</text:p>
          </table:table-cell>
          <table:table-cell office:value-type="float" office:value="0.68165021338647702" table:style-name="ce1">
            <text:p>0,681650213</text:p>
          </table:table-cell>
          <table:table-cell office:value-type="float" office:value="-0.59244932279574103" table:style-name="ce1">
            <text:p>-0,592449323</text:p>
          </table:table-cell>
          <table:table-cell office:value-type="float" office:value="0.60368638804905606" table:style-name="ce1">
            <text:p>0,603686388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2.9998516610699202" table:style-name="ce1">
            <text:p>2,999851661</text:p>
          </table:table-cell>
          <table:table-cell office:value-type="float" office:value="0.67856225592653097" table:style-name="ce1">
            <text:p>0,678562256</text:p>
          </table:table-cell>
          <table:table-cell office:value-type="float" office:value="-0.566105212428893" table:style-name="ce1">
            <text:p>-0,566105212</text:p>
          </table:table-cell>
          <table:table-cell office:value-type="float" office:value="0.61029735162117904" table:style-name="ce1">
            <text:p>0,610297352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.8734412488960399" table:style-name="ce1">
            <text:p>2,873441249</text:p>
          </table:table-cell>
          <table:table-cell office:value-type="float" office:value="0.68903187258166099" table:style-name="ce1">
            <text:p>0,689031873</text:p>
          </table:table-cell>
          <table:table-cell office:value-type="float" office:value="-0.53632822788197099" table:style-name="ce1">
            <text:p>-0,536328228</text:p>
          </table:table-cell>
          <table:table-cell office:value-type="float" office:value="0.629836666062765" table:style-name="ce1">
            <text:p>0,629836666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3.1045790940056599" table:style-name="ce1">
            <text:p>3,104579094</text:p>
          </table:table-cell>
          <table:table-cell office:value-type="float" office:value="0.67662804506683705" table:style-name="ce1">
            <text:p>0,676628045</text:p>
          </table:table-cell>
          <table:table-cell office:value-type="float" office:value="-0.59481941562168905" table:style-name="ce1">
            <text:p>-0,594819416</text:p>
          </table:table-cell>
          <table:table-cell office:value-type="float" office:value="0.60228606647745497" table:style-name="ce1">
            <text:p>0,602286066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.2320534849795601" table:style-name="ce1">
            <text:p>3,232053485</text:p>
          </table:table-cell>
          <table:table-cell office:value-type="float" office:value="0.66357985273952902" table:style-name="ce1">
            <text:p>0,663579853</text:p>
          </table:table-cell>
          <table:table-cell office:value-type="float" office:value="-0.62807593264821204" table:style-name="ce1">
            <text:p>-0,628075933</text:p>
          </table:table-cell>
          <table:table-cell office:value-type="float" office:value="0.57852659331952005" table:style-name="ce1">
            <text:p>0,578526593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3.1411143594811" table:style-name="ce1">
            <text:p>3,141114359</text:p>
          </table:table-cell>
          <table:table-cell office:value-type="float" office:value="0.67351282689990999" table:style-name="ce1">
            <text:p>0,673512827</text:p>
          </table:table-cell>
          <table:table-cell office:value-type="float" office:value="-0.64414197714500299" table:style-name="ce1">
            <text:p>-0,644141977</text:p>
          </table:table-cell>
          <table:table-cell office:value-type="float" office:value="0.58697245896376704" table:style-name="ce1">
            <text:p>0,58697245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.3911569996281101" table:style-name="ce1">
            <text:p>3,391157</text:p>
          </table:table-cell>
          <table:table-cell office:value-type="float" office:value="0.63683047088526201" table:style-name="ce1">
            <text:p>0,636830471</text:p>
          </table:table-cell>
          <table:table-cell office:value-type="float" office:value="-0.744406015633443" table:style-name="ce1">
            <text:p>-0,744406016</text:p>
          </table:table-cell>
          <table:table-cell office:value-type="float" office:value="0.52694570859530399" table:style-name="ce1">
            <text:p>0,526945709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3.2457950150324701" table:style-name="ce1">
            <text:p>3,245795015</text:p>
          </table:table-cell>
          <table:table-cell office:value-type="float" office:value="0.67352420171813299" table:style-name="ce1">
            <text:p>0,673524202</text:p>
          </table:table-cell>
          <table:table-cell office:value-type="float" office:value="-0.61362653483441099" table:style-name="ce1">
            <text:p>-0,613626535</text:p>
          </table:table-cell>
          <table:table-cell office:value-type="float" office:value="0.59643127077559799" table:style-name="ce1">
            <text:p>0,596431271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1278359317083599" table:style-name="ce1">
            <text:p>3,127835932</text:p>
          </table:table-cell>
          <table:table-cell office:value-type="float" office:value="0.66901727303879699" table:style-name="ce1">
            <text:p>0,669017273</text:p>
          </table:table-cell>
          <table:table-cell office:value-type="float" office:value="-0.63239484275900004" table:style-name="ce1">
            <text:p>-0,632394843</text:p>
          </table:table-cell>
          <table:table-cell office:value-type="float" office:value="0.58427235188257898" table:style-name="ce1">
            <text:p>0,584272352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3.2679350083248102" table:style-name="ce1">
            <text:p>3,267935008</text:p>
          </table:table-cell>
          <table:table-cell office:value-type="float" office:value="0.65090039504223696" table:style-name="ce1">
            <text:p>0,650900395</text:p>
          </table:table-cell>
          <table:table-cell office:value-type="float" office:value="-0.72766691179879694" table:style-name="ce1">
            <text:p>-0,727666912</text:p>
          </table:table-cell>
          <table:table-cell office:value-type="float" office:value="0.53962948828684698" table:style-name="ce1">
            <text:p>0,539629488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.1275137289111399" table:style-name="ce1">
            <text:p>3,127513729</text:p>
          </table:table-cell>
          <table:table-cell office:value-type="float" office:value="0.65859345446671003" table:style-name="ce1">
            <text:p>0,658593454</text:p>
          </table:table-cell>
          <table:table-cell office:value-type="float" office:value="-0.68148239177663705" table:style-name="ce1">
            <text:p>-0,681482392</text:p>
          </table:table-cell>
          <table:table-cell office:value-type="float" office:value="0.55935510152103796" table:style-name="ce1">
            <text:p>0,559355102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3.2903589566989599" table:style-name="ce1">
            <text:p>3,290358957</text:p>
          </table:table-cell>
          <table:table-cell office:value-type="float" office:value="0.648512416941184" table:style-name="ce1">
            <text:p>0,648512417</text:p>
          </table:table-cell>
          <table:table-cell office:value-type="float" office:value="-0.70246282073867505" table:style-name="ce1">
            <text:p>-0,702462821</text:p>
          </table:table-cell>
          <table:table-cell office:value-type="float" office:value="0.54638424377845496" table:style-name="ce1">
            <text:p>0,54638424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.81009776564323" table:style-name="ce1">
            <text:p>3,810097766</text:p>
          </table:table-cell>
          <table:table-cell office:value-type="float" office:value="0.58762211850037505" table:style-name="ce1">
            <text:p>0,587622119</text:p>
          </table:table-cell>
          <table:table-cell office:value-type="float" office:value="-0.92671708926459695" table:style-name="ce1">
            <text:p>-0,926717089</text:p>
          </table:table-cell>
          <table:table-cell office:value-type="float" office:value="0.42972112435223703" table:style-name="ce1">
            <text:p>0,429721124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3.17342812533929" table:style-name="ce1">
            <text:p>3,173428125</text:p>
          </table:table-cell>
          <table:table-cell office:value-type="float" office:value="0.6687829370649" table:style-name="ce1">
            <text:p>0,668782937</text:p>
          </table:table-cell>
          <table:table-cell office:value-type="float" office:value="-0.609763618101406" table:style-name="ce1">
            <text:p>-0,609763618</text:p>
          </table:table-cell>
          <table:table-cell office:value-type="float" office:value="0.59232348902472998" table:style-name="ce1">
            <text:p>0,592323489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.14451793893662" table:style-name="ce1">
            <text:p>3,144517939</text:p>
          </table:table-cell>
          <table:table-cell office:value-type="float" office:value="0.66647569844117505" table:style-name="ce1">
            <text:p>0,666475698</text:p>
          </table:table-cell>
          <table:table-cell office:value-type="float" office:value="-0.59617352477656005" table:style-name="ce1">
            <text:p>-0,596173525</text:p>
          </table:table-cell>
          <table:table-cell office:value-type="float" office:value="0.59228725438622098" table:style-name="ce1">
            <text:p>0,592287254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3.0367035731382801" table:style-name="ce1">
            <text:p>3,036703573</text:p>
          </table:table-cell>
          <table:table-cell office:value-type="float" office:value="0.67414312263978904" table:style-name="ce1">
            <text:p>0,674143123</text:p>
          </table:table-cell>
          <table:table-cell office:value-type="float" office:value="-0.58324677777615797" table:style-name="ce1">
            <text:p>-0,583246778</text:p>
          </table:table-cell>
          <table:table-cell office:value-type="float" office:value="0.60066141039040499" table:style-name="ce1">
            <text:p>0,60066141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.06372918510688" table:style-name="ce1">
            <text:p>3,063729185</text:p>
          </table:table-cell>
          <table:table-cell office:value-type="float" office:value="0.68546690343921401" table:style-name="ce1">
            <text:p>0,685466903</text:p>
          </table:table-cell>
          <table:table-cell office:value-type="float" office:value="-0.54341205792281899" table:style-name="ce1">
            <text:p>-0,543412058</text:p>
          </table:table-cell>
          <table:table-cell office:value-type="float" office:value="0.62765846920193802" table:style-name="ce1">
            <text:p>0,627658469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3.3396863220020498" table:style-name="ce1">
            <text:p>3,339686322</text:p>
          </table:table-cell>
          <table:table-cell office:value-type="float" office:value="0.63493777241548199" table:style-name="ce1">
            <text:p>0,634937772</text:p>
          </table:table-cell>
          <table:table-cell office:value-type="float" office:value="-0.76639279918682002" table:style-name="ce1">
            <text:p>-0,766392799</text:p>
          </table:table-cell>
          <table:table-cell office:value-type="float" office:value="0.51447805919791201" table:style-name="ce1">
            <text:p>0,51447805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.29154457818185" table:style-name="ce1">
            <text:p>3,291544578</text:p>
          </table:table-cell>
          <table:table-cell office:value-type="float" office:value="0.65708787742436303" table:style-name="ce1">
            <text:p>0,657087877</text:p>
          </table:table-cell>
          <table:table-cell office:value-type="float" office:value="-0.68391453813612701" table:style-name="ce1">
            <text:p>-0,683914538</text:p>
          </table:table-cell>
          <table:table-cell office:value-type="float" office:value="0.56276610862418297" table:style-name="ce1">
            <text:p>0,562766109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3.5536112323240099" table:style-name="ce1">
            <text:p>3,553611232</text:p>
          </table:table-cell>
          <table:table-cell office:value-type="float" office:value="0.62288668837956396" table:style-name="ce1">
            <text:p>0,622886688</text:p>
          </table:table-cell>
          <table:table-cell office:value-type="float" office:value="-0.81957233939431196" table:style-name="ce1">
            <text:p>-0,819572339</text:p>
          </table:table-cell>
          <table:table-cell office:value-type="float" office:value="0.48795594674741999" table:style-name="ce1">
            <text:p>0,487955947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9941600817788201" table:style-name="ce1">
            <text:p>3,994160082</text:p>
          </table:table-cell>
          <table:table-cell office:value-type="float" office:value="0.56898926621257895" table:style-name="ce1">
            <text:p>0,568989266</text:p>
          </table:table-cell>
          <table:table-cell office:value-type="float" office:value="-1.0185363461496" table:style-name="ce1">
            <text:p>-1,018536346</text:p>
          </table:table-cell>
          <table:table-cell office:value-type="float" office:value="0.38592837516230599" table:style-name="ce1">
            <text:p>0,385928375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3.71833704154125" table:style-name="ce1">
            <text:p>3,718337042</text:p>
          </table:table-cell>
          <table:table-cell office:value-type="float" office:value="0.60231181368354603" table:style-name="ce1">
            <text:p>0,602311814</text:p>
          </table:table-cell>
          <table:table-cell office:value-type="float" office:value="-0.915810497299828" table:style-name="ce1">
            <text:p>-0,915810497</text:p>
          </table:table-cell>
          <table:table-cell office:value-type="float" office:value="0.44180136765582501" table:style-name="ce1">
            <text:p>0,441801368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.58179346697084" table:style-name="ce1">
            <text:p>3,581793467</text:p>
          </table:table-cell>
          <table:table-cell office:value-type="float" office:value="0.62476295525111603" table:style-name="ce1">
            <text:p>0,624762955</text:p>
          </table:table-cell>
          <table:table-cell office:value-type="float" office:value="-0.82657893357426604" table:style-name="ce1">
            <text:p>-0,826578934</text:p>
          </table:table-cell>
          <table:table-cell office:value-type="float" office:value="0.489558446930908" table:style-name="ce1">
            <text:p>0,489558447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3.4916500836426199" table:style-name="ce1">
            <text:p>3,491650084</text:p>
          </table:table-cell>
          <table:table-cell office:value-type="float" office:value="0.62602775656668097" table:style-name="ce1">
            <text:p>0,626027757</text:p>
          </table:table-cell>
          <table:table-cell office:value-type="float" office:value="-0.79537097355938802" table:style-name="ce1">
            <text:p>-0,795370974</text:p>
          </table:table-cell>
          <table:table-cell office:value-type="float" office:value="0.50328206551179899" table:style-name="ce1">
            <text:p>0,503282066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.45804951045992" table:style-name="ce1">
            <text:p>3,45804951</text:p>
          </table:table-cell>
          <table:table-cell office:value-type="float" office:value="0.63422159926359301" table:style-name="ce1">
            <text:p>0,634221599</text:p>
          </table:table-cell>
          <table:table-cell office:value-type="float" office:value="-0.74166343058589801" table:style-name="ce1">
            <text:p>-0,741663431</text:p>
          </table:table-cell>
          <table:table-cell office:value-type="float" office:value="0.52277736224487403" table:style-name="ce1">
            <text:p>0,522777362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3.2926183721369102" table:style-name="ce1">
            <text:p>3,292618372</text:p>
          </table:table-cell>
          <table:table-cell office:value-type="float" office:value="0.65312484610143895" table:style-name="ce1">
            <text:p>0,653124846</text:p>
          </table:table-cell>
          <table:table-cell office:value-type="float" office:value="-0.68379224312776499" table:style-name="ce1">
            <text:p>-0,683792243</text:p>
          </table:table-cell>
          <table:table-cell office:value-type="float" office:value="0.55751698949494499" table:style-name="ce1">
            <text:p>0,557516989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4048007707927899" table:style-name="ce1">
            <text:p>3,404800771</text:p>
          </table:table-cell>
          <table:table-cell office:value-type="float" office:value="0.63978795132744304" table:style-name="ce1">
            <text:p>0,639787951</text:p>
          </table:table-cell>
          <table:table-cell office:value-type="float" office:value="-0.72704355005941201" table:style-name="ce1">
            <text:p>-0,72704355</text:p>
          </table:table-cell>
          <table:table-cell office:value-type="float" office:value="0.53284840317788595" table:style-name="ce1">
            <text:p>0,532848403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3.8324191572641602" table:style-name="ce1">
            <text:p>3,832419157</text:p>
          </table:table-cell>
          <table:table-cell office:value-type="float" office:value="0.59135897967950002" table:style-name="ce1">
            <text:p>0,59135898</text:p>
          </table:table-cell>
          <table:table-cell office:value-type="float" office:value="-0.92319411002365503" table:style-name="ce1">
            <text:p>-0,92319411</text:p>
          </table:table-cell>
          <table:table-cell office:value-type="float" office:value="0.43441150212468099" table:style-name="ce1">
            <text:p>0,43441150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4584070303680199" table:style-name="ce1">
            <text:p>3,45840703</text:p>
          </table:table-cell>
          <table:table-cell office:value-type="float" office:value="0.63317785984626895" table:style-name="ce1">
            <text:p>0,63317786</text:p>
          </table:table-cell>
          <table:table-cell office:value-type="float" office:value="-0.75394055048147601" table:style-name="ce1">
            <text:p>-0,75394055</text:p>
          </table:table-cell>
          <table:table-cell office:value-type="float" office:value="0.519795359225245" table:style-name="ce1">
            <text:p>0,519795359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3.5419388228545698" table:style-name="ce1">
            <text:p>3,541938823</text:p>
          </table:table-cell>
          <table:table-cell office:value-type="float" office:value="0.61575179603937502" table:style-name="ce1">
            <text:p>0,615751796</text:p>
          </table:table-cell>
          <table:table-cell office:value-type="float" office:value="-0.85133606998579003" table:style-name="ce1">
            <text:p>-0,85133607</text:p>
          </table:table-cell>
          <table:table-cell office:value-type="float" office:value="0.47661422765120398" table:style-name="ce1">
            <text:p>0,476614228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.5275044926582" table:style-name="ce1">
            <text:p>3,527504493</text:p>
          </table:table-cell>
          <table:table-cell office:value-type="float" office:value="0.63146449396067905" table:style-name="ce1">
            <text:p>0,631464494</text:p>
          </table:table-cell>
          <table:table-cell office:value-type="float" office:value="-0.77583714142128501" table:style-name="ce1">
            <text:p>-0,775837141</text:p>
          </table:table-cell>
          <table:table-cell office:value-type="float" office:value="0.50637757169390396" table:style-name="ce1">
            <text:p>0,506377572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3.76574914851341" table:style-name="ce1">
            <text:p>3,765749149</text:p>
          </table:table-cell>
          <table:table-cell office:value-type="float" office:value="0.59675557708707305" table:style-name="ce1">
            <text:p>0,596755577</text:p>
          </table:table-cell>
          <table:table-cell office:value-type="float" office:value="-0.90015379427459896" table:style-name="ce1">
            <text:p>-0,900153794</text:p>
          </table:table-cell>
          <table:table-cell office:value-type="float" office:value="0.44032345447749399" table:style-name="ce1">
            <text:p>0,440323454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8726385797582901" table:style-name="ce1">
            <text:p>3,87263858</text:p>
          </table:table-cell>
          <table:table-cell office:value-type="float" office:value="0.58153525982826304" table:style-name="ce1">
            <text:p>0,58153526</text:p>
          </table:table-cell>
          <table:table-cell office:value-type="float" office:value="-0.94502435044868704" table:style-name="ce1">
            <text:p>-0,94502435</text:p>
          </table:table-cell>
          <table:table-cell office:value-type="float" office:value="0.42186582936487799" table:style-name="ce1">
            <text:p>0,421865829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3.7674398034746202" table:style-name="ce1">
            <text:p>3,767439803</text:p>
          </table:table-cell>
          <table:table-cell office:value-type="float" office:value="0.59558334210230901" table:style-name="ce1">
            <text:p>0,595583342</text:p>
          </table:table-cell>
          <table:table-cell office:value-type="float" office:value="-0.89343415393858805" table:style-name="ce1">
            <text:p>-0,893434154</text:p>
          </table:table-cell>
          <table:table-cell office:value-type="float" office:value="0.44882391534430399" table:style-name="ce1">
            <text:p>0,448823915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8033245612102" table:style-name="ce1">
            <text:p>3,803324561</text:p>
          </table:table-cell>
          <table:table-cell office:value-type="float" office:value="0.59162209919119901" table:style-name="ce1">
            <text:p>0,591622099</text:p>
          </table:table-cell>
          <table:table-cell office:value-type="float" office:value="-0.92935495210893104" table:style-name="ce1">
            <text:p>-0,929354952</text:p>
          </table:table-cell>
          <table:table-cell office:value-type="float" office:value="0.42674287688211998" table:style-name="ce1">
            <text:p>0,426742877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3.7276115275825901" table:style-name="ce1">
            <text:p>3,727611528</text:p>
          </table:table-cell>
          <table:table-cell office:value-type="float" office:value="0.60148673784617301" table:style-name="ce1">
            <text:p>0,601486738</text:p>
          </table:table-cell>
          <table:table-cell office:value-type="float" office:value="-0.87627031395465305" table:style-name="ce1">
            <text:p>-0,876270314</text:p>
          </table:table-cell>
          <table:table-cell office:value-type="float" office:value="0.45174080356249602" table:style-name="ce1">
            <text:p>0,451740804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7076112936280601" table:style-name="ce1">
            <text:p>3,707611294</text:p>
          </table:table-cell>
          <table:table-cell office:value-type="float" office:value="0.61376166228753604" table:style-name="ce1">
            <text:p>0,613761662</text:p>
          </table:table-cell>
          <table:table-cell office:value-type="float" office:value="-0.83663197730026595" table:style-name="ce1">
            <text:p>-0,836631977</text:p>
          </table:table-cell>
          <table:table-cell office:value-type="float" office:value="0.480824594039098" table:style-name="ce1">
            <text:p>0,480824594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3.5506104874951498" table:style-name="ce1">
            <text:p>3,550610487</text:p>
          </table:table-cell>
          <table:table-cell office:value-type="float" office:value="0.61835328126308697" table:style-name="ce1">
            <text:p>0,618353281</text:p>
          </table:table-cell>
          <table:table-cell office:value-type="float" office:value="-0.82536768035627095" table:style-name="ce1">
            <text:p>-0,82536768</text:p>
          </table:table-cell>
          <table:table-cell office:value-type="float" office:value="0.48355718893410699" table:style-name="ce1">
            <text:p>0,483557189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6463024902053802" table:style-name="ce1">
            <text:p>3,64630249</text:p>
          </table:table-cell>
          <table:table-cell office:value-type="float" office:value="0.60054284993650997" table:style-name="ce1">
            <text:p>0,60054285</text:p>
          </table:table-cell>
          <table:table-cell office:value-type="float" office:value="-0.89350420095572003" table:style-name="ce1">
            <text:p>-0,893504201</text:p>
          </table:table-cell>
          <table:table-cell office:value-type="float" office:value="0.45231438784010303" table:style-name="ce1">
            <text:p>0,452314388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3.7992428450731599" table:style-name="ce1">
            <text:p>3,799242845</text:p>
          </table:table-cell>
          <table:table-cell office:value-type="float" office:value="0.59578056489020303" table:style-name="ce1">
            <text:p>0,595780565</text:p>
          </table:table-cell>
          <table:table-cell office:value-type="float" office:value="-0.89615495727513395" table:style-name="ce1">
            <text:p>-0,896154957</text:p>
          </table:table-cell>
          <table:table-cell office:value-type="float" office:value="0.44900186167706901" table:style-name="ce1">
            <text:p>0,449001862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80364004696664" table:style-name="ce1">
            <text:p>3,803640047</text:p>
          </table:table-cell>
          <table:table-cell office:value-type="float" office:value="0.60057893814184904" table:style-name="ce1">
            <text:p>0,600578938</text:p>
          </table:table-cell>
          <table:table-cell office:value-type="float" office:value="-0.89008994341744296" table:style-name="ce1">
            <text:p>-0,890089943</text:p>
          </table:table-cell>
          <table:table-cell office:value-type="float" office:value="0.44671344952027497" table:style-name="ce1">
            <text:p>0,44671345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3.7954419761883198" table:style-name="ce1">
            <text:p>3,795441976</text:p>
          </table:table-cell>
          <table:table-cell office:value-type="float" office:value="0.596323603611561" table:style-name="ce1">
            <text:p>0,596323604</text:p>
          </table:table-cell>
          <table:table-cell office:value-type="float" office:value="-0.91039225427036397" table:style-name="ce1">
            <text:p>-0,910392254</text:p>
          </table:table-cell>
          <table:table-cell office:value-type="float" office:value="0.43688050219709101" table:style-name="ce1">
            <text:p>0,436880502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8833628169266499" table:style-name="ce1">
            <text:p>3,883362817</text:p>
          </table:table-cell>
          <table:table-cell office:value-type="float" office:value="0.58684037962406499" table:style-name="ce1">
            <text:p>0,58684038</text:p>
          </table:table-cell>
          <table:table-cell office:value-type="float" office:value="-0.91085297135385701" table:style-name="ce1">
            <text:p>-0,910852971</text:p>
          </table:table-cell>
          <table:table-cell office:value-type="float" office:value="0.43414899956019698" table:style-name="ce1">
            <text:p>0,434149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4.0913743472353401" table:style-name="ce1">
            <text:p>4,091374347</text:p>
          </table:table-cell>
          <table:table-cell office:value-type="float" office:value="0.55993551706925404" table:style-name="ce1">
            <text:p>0,559935517</text:p>
          </table:table-cell>
          <table:table-cell office:value-type="float" office:value="-1.02927096276201" table:style-name="ce1">
            <text:p>-1,029270963</text:p>
          </table:table-cell>
          <table:table-cell office:value-type="float" office:value="0.37598076545298698" table:style-name="ce1">
            <text:p>0,375980765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9044015996728501" table:style-name="ce1">
            <text:p>3,9044016</text:p>
          </table:table-cell>
          <table:table-cell office:value-type="float" office:value="0.59160609623615801" table:style-name="ce1">
            <text:p>0,591606096</text:p>
          </table:table-cell>
          <table:table-cell office:value-type="float" office:value="-0.926506879693892" table:style-name="ce1">
            <text:p>-0,92650688</text:p>
          </table:table-cell>
          <table:table-cell office:value-type="float" office:value="0.43145784928547698" table:style-name="ce1">
            <text:p>0,431457849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3.7771798622182402" table:style-name="ce1">
            <text:p>3,777179862</text:p>
          </table:table-cell>
          <table:table-cell office:value-type="float" office:value="0.59749898064325402" table:style-name="ce1">
            <text:p>0,597498981</text:p>
          </table:table-cell>
          <table:table-cell office:value-type="float" office:value="-0.88859018460984696" table:style-name="ce1">
            <text:p>-0,888590185</text:p>
          </table:table-cell>
          <table:table-cell office:value-type="float" office:value="0.44957575197218802" table:style-name="ce1">
            <text:p>0,449575752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.9941902496550901" table:style-name="ce1">
            <text:p>3,99419025</text:p>
          </table:table-cell>
          <table:table-cell office:value-type="float" office:value="0.57326947908441706" table:style-name="ce1">
            <text:p>0,573269479</text:p>
          </table:table-cell>
          <table:table-cell office:value-type="float" office:value="-0.98384746170327497" table:style-name="ce1">
            <text:p>-0,983847462</text:p>
          </table:table-cell>
          <table:table-cell office:value-type="float" office:value="0.40022057418308699" table:style-name="ce1">
            <text:p>0,400220574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3.72932213472951" table:style-name="ce1">
            <text:p>3,729322135</text:p>
          </table:table-cell>
          <table:table-cell office:value-type="float" office:value="0.60107890013953302" table:style-name="ce1">
            <text:p>0,6010789</text:p>
          </table:table-cell>
          <table:table-cell office:value-type="float" office:value="-0.88067441381187495" table:style-name="ce1">
            <text:p>-0,880674414</text:p>
          </table:table-cell>
          <table:table-cell office:value-type="float" office:value="0.45531937202891398" table:style-name="ce1">
            <text:p>0,455319372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0093663595774096" table:style-name="ce1">
            <text:p>4,00936636</text:p>
          </table:table-cell>
          <table:table-cell office:value-type="float" office:value="0.57336005682408198" table:style-name="ce1">
            <text:p>0,573360057</text:p>
          </table:table-cell>
          <table:table-cell office:value-type="float" office:value="-0.99315728921572899" table:style-name="ce1">
            <text:p>-0,993157289</text:p>
          </table:table-cell>
          <table:table-cell office:value-type="float" office:value="0.399693097573457" table:style-name="ce1">
            <text:p>0,399693098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3.7903243622414" table:style-name="ce1">
            <text:p>3,790324362</text:p>
          </table:table-cell>
          <table:table-cell office:value-type="float" office:value="0.59415619438112399" table:style-name="ce1">
            <text:p>0,594156194</text:p>
          </table:table-cell>
          <table:table-cell office:value-type="float" office:value="-0.93636597043303904" table:style-name="ce1">
            <text:p>-0,93636597</text:p>
          </table:table-cell>
          <table:table-cell office:value-type="float" office:value="0.42530108833015501" table:style-name="ce1">
            <text:p>0,425301088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8935101563184702" table:style-name="ce1">
            <text:p>3,893510156</text:p>
          </table:table-cell>
          <table:table-cell office:value-type="float" office:value="0.58697323766452203" table:style-name="ce1">
            <text:p>0,586973238</text:p>
          </table:table-cell>
          <table:table-cell office:value-type="float" office:value="-0.94043613672586901" table:style-name="ce1">
            <text:p>-0,940436137</text:p>
          </table:table-cell>
          <table:table-cell office:value-type="float" office:value="0.42142346599771102" table:style-name="ce1">
            <text:p>0,421423466</text:p>
          </table:table-cell>
          <table:table-cell table:number-columns-repeated="16379"/>
        </table:table-row>
        <table:table-row table:style-name="ro1">
          <table:table-cell office:value-type="float" office:value="100.5" table:style-name="ce1">
            <text:p>100,5</text:p>
          </table:table-cell>
          <table:table-cell office:value-type="float" office:value="4.0230054751842799" table:style-name="ce1">
            <text:p>4,023005475</text:p>
          </table:table-cell>
          <table:table-cell office:value-type="float" office:value="0.57818293990802005" table:style-name="ce1">
            <text:p>0,57818294</text:p>
          </table:table-cell>
          <table:table-cell office:value-type="float" office:value="-0.92963560122873501" table:style-name="ce1">
            <text:p>-0,929635601</text:p>
          </table:table-cell>
          <table:table-cell office:value-type="float" office:value="0.42355705130257298" table:style-name="ce1">
            <text:p>0,423557051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0590576459754404" table:style-name="ce1">
            <text:p>4,059057646</text:p>
          </table:table-cell>
          <table:table-cell office:value-type="float" office:value="0.58146677089667698" table:style-name="ce1">
            <text:p>0,581466771</text:p>
          </table:table-cell>
          <table:table-cell office:value-type="float" office:value="-0.94643537776804199" table:style-name="ce1">
            <text:p>-0,946435378</text:p>
          </table:table-cell>
          <table:table-cell office:value-type="float" office:value="0.41792191036911702" table:style-name="ce1">
            <text:p>0,41792191</text:p>
          </table:table-cell>
          <table:table-cell table:number-columns-repeated="16379"/>
        </table:table-row>
        <table:table-row table:style-name="ro2">
          <table:table-cell office:value-type="float" office:value="101.5" table:style-name="ce1">
            <text:p>101,5</text:p>
          </table:table-cell>
          <table:table-cell office:value-type="float" office:value="4.0177575452448" table:style-name="ce1">
            <text:p>4,017757545</text:p>
          </table:table-cell>
          <table:table-cell office:value-type="float" office:value="0.57331770278516403" table:style-name="ce1">
            <text:p>0,573317703</text:p>
          </table:table-cell>
          <table:table-cell office:value-type="float" office:value="-0.95604714921535805" table:style-name="ce1">
            <text:p>-0,956047149</text:p>
          </table:table-cell>
          <table:table-cell office:value-type="float" office:value="0.41187695669727498" table:style-name="ce1">
            <text:p>0,411876957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1267185455387096" table:style-name="ce1">
            <text:p>4,126718546</text:p>
          </table:table-cell>
          <table:table-cell office:value-type="float" office:value="0.57200841687313397" table:style-name="ce1">
            <text:p>0,572008417</text:p>
          </table:table-cell>
          <table:table-cell office:value-type="float" office:value="-0.95140194367489295" table:style-name="ce1">
            <text:p>-0,951401944</text:p>
          </table:table-cell>
          <table:table-cell office:value-type="float" office:value="0.40781064304041198" table:style-name="ce1">
            <text:p>0,407810643</text:p>
          </table:table-cell>
          <table:table-cell table:number-columns-repeated="16379"/>
        </table:table-row>
        <table:table-row table:style-name="ro1">
          <table:table-cell office:value-type="float" office:value="102.5" table:style-name="ce1">
            <text:p>102,5</text:p>
          </table:table-cell>
          <table:table-cell office:value-type="float" office:value="4.17109456800278" table:style-name="ce1">
            <text:p>4,171094568</text:p>
          </table:table-cell>
          <table:table-cell office:value-type="float" office:value="0.56803666313606305" table:style-name="ce1">
            <text:p>0,568036663</text:p>
          </table:table-cell>
          <table:table-cell office:value-type="float" office:value="-0.96202797074895896" table:style-name="ce1">
            <text:p>-0,962027971</text:p>
          </table:table-cell>
          <table:table-cell office:value-type="float" office:value="0.40120903630095101" table:style-name="ce1">
            <text:p>0,401209036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3888935810023799" table:style-name="ce1">
            <text:p>4,388893581</text:p>
          </table:table-cell>
          <table:table-cell office:value-type="float" office:value="0.54603400683469205" table:style-name="ce1">
            <text:p>0,546034007</text:p>
          </table:table-cell>
          <table:table-cell office:value-type="float" office:value="-1.0409573163013599" table:style-name="ce1">
            <text:p>-1,040957316</text:p>
          </table:table-cell>
          <table:table-cell office:value-type="float" office:value="0.36147429534801101" table:style-name="ce1">
            <text:p>0,361474295</text:p>
          </table:table-cell>
          <table:table-cell table:number-columns-repeated="16379"/>
        </table:table-row>
        <table:table-row table:style-name="ro1">
          <table:table-cell office:value-type="float" office:value="103.5" table:style-name="ce1">
            <text:p>103,5</text:p>
          </table:table-cell>
          <table:table-cell office:value-type="float" office:value="4.2007868327383298" table:style-name="ce1">
            <text:p>4,200786833</text:p>
          </table:table-cell>
          <table:table-cell office:value-type="float" office:value="0.55555761473383003" table:style-name="ce1">
            <text:p>0,555557615</text:p>
          </table:table-cell>
          <table:table-cell office:value-type="float" office:value="-1.0018243815889001" table:style-name="ce1">
            <text:p>-1,001824382</text:p>
          </table:table-cell>
          <table:table-cell office:value-type="float" office:value="0.38634729996487499" table:style-name="ce1">
            <text:p>0,3863473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0106636244805802" table:style-name="ce1">
            <text:p>4,010663624</text:p>
          </table:table-cell>
          <table:table-cell office:value-type="float" office:value="0.57794150526704602" table:style-name="ce1">
            <text:p>0,577941505</text:p>
          </table:table-cell>
          <table:table-cell office:value-type="float" office:value="-0.92853458489665996" table:style-name="ce1">
            <text:p>-0,928534585</text:p>
          </table:table-cell>
          <table:table-cell office:value-type="float" office:value="0.41889285029672901" table:style-name="ce1">
            <text:p>0,41889285</text:p>
          </table:table-cell>
          <table:table-cell table:number-columns-repeated="16379"/>
        </table:table-row>
        <table:table-row table:style-name="ro1">
          <table:table-cell office:value-type="float" office:value="104.5" table:style-name="ce1">
            <text:p>104,5</text:p>
          </table:table-cell>
          <table:table-cell office:value-type="float" office:value="4.3828839884369204" table:style-name="ce1">
            <text:p>4,382883988</text:p>
          </table:table-cell>
          <table:table-cell office:value-type="float" office:value="0.545741311074181" table:style-name="ce1">
            <text:p>0,545741311</text:p>
          </table:table-cell>
          <table:table-cell office:value-type="float" office:value="-1.05649552290709" table:style-name="ce1">
            <text:p>-1,056495523</text:p>
          </table:table-cell>
          <table:table-cell office:value-type="float" office:value="0.34972199552850403" table:style-name="ce1">
            <text:p>0,349721996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3660329003320104" table:style-name="ce1">
            <text:p>4,3660329</text:p>
          </table:table-cell>
          <table:table-cell office:value-type="float" office:value="0.54271702804006905" table:style-name="ce1">
            <text:p>0,542717028</text:p>
          </table:table-cell>
          <table:table-cell office:value-type="float" office:value="-1.0526599731780799" table:style-name="ce1">
            <text:p>-1,052659973</text:p>
          </table:table-cell>
          <table:table-cell office:value-type="float" office:value="0.36146581702393898" table:style-name="ce1">
            <text:p>0,361465817</text:p>
          </table:table-cell>
          <table:table-cell table:number-columns-repeated="16379"/>
        </table:table-row>
        <table:table-row table:style-name="ro1">
          <table:table-cell office:value-type="float" office:value="105.5" table:style-name="ce1">
            <text:p>105,5</text:p>
          </table:table-cell>
          <table:table-cell office:value-type="float" office:value="4.1086080215931302" table:style-name="ce1">
            <text:p>4,108608022</text:p>
          </table:table-cell>
          <table:table-cell office:value-type="float" office:value="0.57120866967226103" table:style-name="ce1">
            <text:p>0,57120867</text:p>
          </table:table-cell>
          <table:table-cell office:value-type="float" office:value="-0.95842163212640696" table:style-name="ce1">
            <text:p>-0,958421632</text:p>
          </table:table-cell>
          <table:table-cell office:value-type="float" office:value="0.40843372995449401" table:style-name="ce1">
            <text:p>0,40843373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2585742746236397" table:style-name="ce1">
            <text:p>4,258574275</text:p>
          </table:table-cell>
          <table:table-cell office:value-type="float" office:value="0.55230615663761196" table:style-name="ce1">
            <text:p>0,552306157</text:p>
          </table:table-cell>
          <table:table-cell office:value-type="float" office:value="-1.0173040222865299" table:style-name="ce1">
            <text:p>-1,017304022</text:p>
          </table:table-cell>
          <table:table-cell office:value-type="float" office:value="0.37863206194249199" table:style-name="ce1">
            <text:p>0,378632062</text:p>
          </table:table-cell>
          <table:table-cell table:number-columns-repeated="16379"/>
        </table:table-row>
        <table:table-row table:style-name="ro1">
          <table:table-cell office:value-type="float" office:value="106.5" table:style-name="ce1">
            <text:p>106,5</text:p>
          </table:table-cell>
          <table:table-cell office:value-type="float" office:value="4.3632774482547703" table:style-name="ce1">
            <text:p>4,363277448</text:p>
          </table:table-cell>
          <table:table-cell office:value-type="float" office:value="0.54033939279552801" table:style-name="ce1">
            <text:p>0,540339393</text:p>
          </table:table-cell>
          <table:table-cell office:value-type="float" office:value="-1.05915542630834" table:style-name="ce1">
            <text:p>-1,059155426</text:p>
          </table:table-cell>
          <table:table-cell office:value-type="float" office:value="0.35328449747124602" table:style-name="ce1">
            <text:p>0,353284497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2859391042116197" table:style-name="ce1">
            <text:p>4,285939104</text:p>
          </table:table-cell>
          <table:table-cell office:value-type="float" office:value="0.56281010743902304" table:style-name="ce1">
            <text:p>0,562810107</text:p>
          </table:table-cell>
          <table:table-cell office:value-type="float" office:value="-0.99369673778424195" table:style-name="ce1">
            <text:p>-0,993696738</text:p>
          </table:table-cell>
          <table:table-cell office:value-type="float" office:value="0.379025995304347" table:style-name="ce1">
            <text:p>0,379025995</text:p>
          </table:table-cell>
          <table:table-cell table:number-columns-repeated="16379"/>
        </table:table-row>
        <table:table-row table:style-name="ro1">
          <table:table-cell office:value-type="float" office:value="107.5" table:style-name="ce1">
            <text:p>107,5</text:p>
          </table:table-cell>
          <table:table-cell office:value-type="float" office:value="4.4603484538538503" table:style-name="ce1">
            <text:p>4,460348454</text:p>
          </table:table-cell>
          <table:table-cell office:value-type="float" office:value="0.53721160022146397" table:style-name="ce1">
            <text:p>0,5372116</text:p>
          </table:table-cell>
          <table:table-cell office:value-type="float" office:value="-1.0888724783150501" table:style-name="ce1">
            <text:p>-1,088872478</text:p>
          </table:table-cell>
          <table:table-cell office:value-type="float" office:value="0.33667715293308897" table:style-name="ce1">
            <text:p>0,336677153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2123826784534" table:style-name="ce1">
            <text:p>4,212382678</text:p>
          </table:table-cell>
          <table:table-cell office:value-type="float" office:value="0.56249819885127705" table:style-name="ce1">
            <text:p>0,562498199</text:p>
          </table:table-cell>
          <table:table-cell office:value-type="float" office:value="-1.00093263551961" table:style-name="ce1">
            <text:p>-1,000932636</text:p>
          </table:table-cell>
          <table:table-cell office:value-type="float" office:value="0.38970023402138299" table:style-name="ce1">
            <text:p>0,389700234</text:p>
          </table:table-cell>
          <table:table-cell table:number-columns-repeated="16379"/>
        </table:table-row>
        <table:table-row table:style-name="ro1">
          <table:table-cell office:value-type="float" office:value="108.5" table:style-name="ce1">
            <text:p>108,5</text:p>
          </table:table-cell>
          <table:table-cell office:value-type="float" office:value="4.6121282817634297" table:style-name="ce1">
            <text:p>4,612128282</text:p>
          </table:table-cell>
          <table:table-cell office:value-type="float" office:value="0.52472807109504405" table:style-name="ce1">
            <text:p>0,524728071</text:p>
          </table:table-cell>
          <table:table-cell office:value-type="float" office:value="-1.1250453266850799" table:style-name="ce1">
            <text:p>-1,125045327</text:p>
          </table:table-cell>
          <table:table-cell office:value-type="float" office:value="0.318985645217987" table:style-name="ce1">
            <text:p>0,318985645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4443287603123904" table:style-name="ce1">
            <text:p>4,44432876</text:p>
          </table:table-cell>
          <table:table-cell office:value-type="float" office:value="0.53821867764928899" table:style-name="ce1">
            <text:p>0,538218678</text:p>
          </table:table-cell>
          <table:table-cell office:value-type="float" office:value="-1.0850253716182501" table:style-name="ce1">
            <text:p>-1,085025372</text:p>
          </table:table-cell>
          <table:table-cell office:value-type="float" office:value="0.34204940639370401" table:style-name="ce1">
            <text:p>0,342049406</text:p>
          </table:table-cell>
          <table:table-cell table:number-columns-repeated="16379"/>
        </table:table-row>
        <table:table-row table:style-name="ro1">
          <table:table-cell office:value-type="float" office:value="109.5" table:style-name="ce1">
            <text:p>109,5</text:p>
          </table:table-cell>
          <table:table-cell office:value-type="float" office:value="4.3619136972397401" table:style-name="ce1">
            <text:p>4,361913697</text:p>
          </table:table-cell>
          <table:table-cell office:value-type="float" office:value="0.55345087471782295" table:style-name="ce1">
            <text:p>0,553450875</text:p>
          </table:table-cell>
          <table:table-cell office:value-type="float" office:value="-1.0431281084127899" table:style-name="ce1">
            <text:p>-1,043128108</text:p>
          </table:table-cell>
          <table:table-cell office:value-type="float" office:value="0.35932894871090798" table:style-name="ce1">
            <text:p>0,359328949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3460921746036796" table:style-name="ce1">
            <text:p>4,346092175</text:p>
          </table:table-cell>
          <table:table-cell office:value-type="float" office:value="0.54902930242082904" table:style-name="ce1">
            <text:p>0,549029302</text:p>
          </table:table-cell>
          <table:table-cell office:value-type="float" office:value="-1.0338436116108101" table:style-name="ce1">
            <text:p>-1,033843612</text:p>
          </table:table-cell>
          <table:table-cell office:value-type="float" office:value="0.36684165970497601" table:style-name="ce1">
            <text:p>0,36684166</text:p>
          </table:table-cell>
          <table:table-cell table:number-columns-repeated="16379"/>
        </table:table-row>
        <table:table-row table:style-name="ro1">
          <table:table-cell office:value-type="float" office:value="110.5" table:style-name="ce1">
            <text:p>110,5</text:p>
          </table:table-cell>
          <table:table-cell office:value-type="float" office:value="4.6672780385030999" table:style-name="ce1">
            <text:p>4,667278039</text:p>
          </table:table-cell>
          <table:table-cell office:value-type="float" office:value="0.51792040162486397" table:style-name="ce1">
            <text:p>0,517920402</text:p>
          </table:table-cell>
          <table:table-cell office:value-type="float" office:value="-1.15743951781535" table:style-name="ce1">
            <text:p>-1,157439518</text:p>
          </table:table-cell>
          <table:table-cell office:value-type="float" office:value="0.30419592040282001" table:style-name="ce1">
            <text:p>0,30419592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5272947362100799" table:style-name="ce1">
            <text:p>4,527294736</text:p>
          </table:table-cell>
          <table:table-cell office:value-type="float" office:value="0.53892819648766999" table:style-name="ce1">
            <text:p>0,538928196</text:p>
          </table:table-cell>
          <table:table-cell office:value-type="float" office:value="-1.0908120208399501" table:style-name="ce1">
            <text:p>-1,090812021</text:p>
          </table:table-cell>
          <table:table-cell office:value-type="float" office:value="0.33615078893337902" table:style-name="ce1">
            <text:p>0,336150789</text:p>
          </table:table-cell>
          <table:table-cell table:number-columns-repeated="16379"/>
        </table:table-row>
        <table:table-row table:style-name="ro1">
          <table:table-cell office:value-type="float" office:value="111.5" table:style-name="ce1">
            <text:p>111,5</text:p>
          </table:table-cell>
          <table:table-cell office:value-type="float" office:value="4.37152109270429" table:style-name="ce1">
            <text:p>4,371521093</text:p>
          </table:table-cell>
          <table:table-cell office:value-type="float" office:value="0.54507698153260098" table:style-name="ce1">
            <text:p>0,545076982</text:p>
          </table:table-cell>
          <table:table-cell office:value-type="float" office:value="-1.0480133401018801" table:style-name="ce1">
            <text:p>-1,04801334</text:p>
          </table:table-cell>
          <table:table-cell office:value-type="float" office:value="0.35773201303578001" table:style-name="ce1">
            <text:p>0,357732013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7187304137709303" table:style-name="ce1">
            <text:p>4,718730414</text:p>
          </table:table-cell>
          <table:table-cell office:value-type="float" office:value="0.51771749617884999" table:style-name="ce1">
            <text:p>0,517717496</text:p>
          </table:table-cell>
          <table:table-cell office:value-type="float" office:value="-1.1642923510424701" table:style-name="ce1">
            <text:p>-1,164292351</text:p>
          </table:table-cell>
          <table:table-cell office:value-type="float" office:value="0.304800378983827" table:style-name="ce1">
            <text:p>0,304800379</text:p>
          </table:table-cell>
          <table:table-cell table:number-columns-repeated="16379"/>
        </table:table-row>
        <table:table-row table:style-name="ro1">
          <table:table-cell office:value-type="float" office:value="112.5" table:style-name="ce1">
            <text:p>112,5</text:p>
          </table:table-cell>
          <table:table-cell office:value-type="float" office:value="4.3974709155127201" table:style-name="ce1">
            <text:p>4,397470916</text:p>
          </table:table-cell>
          <table:table-cell office:value-type="float" office:value="0.547619234593541" table:style-name="ce1">
            <text:p>0,547619235</text:p>
          </table:table-cell>
          <table:table-cell office:value-type="float" office:value="-1.0342304829418301" table:style-name="ce1">
            <text:p>-1,034230483</text:p>
          </table:table-cell>
          <table:table-cell office:value-type="float" office:value="0.37010974463982899" table:style-name="ce1">
            <text:p>0,370109745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4871527697009999" table:style-name="ce1">
            <text:p>4,48715277</text:p>
          </table:table-cell>
          <table:table-cell office:value-type="float" office:value="0.53163727443807696" table:style-name="ce1">
            <text:p>0,531637274</text:p>
          </table:table-cell>
          <table:table-cell office:value-type="float" office:value="-1.0883392650339201" table:style-name="ce1">
            <text:p>-1,088339265</text:p>
          </table:table-cell>
          <table:table-cell office:value-type="float" office:value="0.34630756349577402" table:style-name="ce1">
            <text:p>0,346307563</text:p>
          </table:table-cell>
          <table:table-cell table:number-columns-repeated="16379"/>
        </table:table-row>
        <table:table-row table:style-name="ro1">
          <table:table-cell office:value-type="float" office:value="113.5" table:style-name="ce1">
            <text:p>113,5</text:p>
          </table:table-cell>
          <table:table-cell office:value-type="float" office:value="4.7436876147786302" table:style-name="ce1">
            <text:p>4,743687615</text:p>
          </table:table-cell>
          <table:table-cell office:value-type="float" office:value="0.51094518001149103" table:style-name="ce1">
            <text:p>0,51094518</text:p>
          </table:table-cell>
          <table:table-cell office:value-type="float" office:value="-1.1692231965295601" table:style-name="ce1">
            <text:p>-1,169223197</text:p>
          </table:table-cell>
          <table:table-cell office:value-type="float" office:value="0.30237185895221003" table:style-name="ce1">
            <text:p>0,302371859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.5179066140094104" table:style-name="ce1">
            <text:p>4,517906614</text:p>
          </table:table-cell>
          <table:table-cell office:value-type="float" office:value="0.53074745570639903" table:style-name="ce1">
            <text:p>0,530747456</text:p>
          </table:table-cell>
          <table:table-cell office:value-type="float" office:value="-1.1099479634446101" table:style-name="ce1">
            <text:p>-1,109947963</text:p>
          </table:table-cell>
          <table:table-cell office:value-type="float" office:value="0.32871638379065499" table:style-name="ce1">
            <text:p>0,328716384</text:p>
          </table:table-cell>
          <table:table-cell table:number-columns-repeated="16379"/>
        </table:table-row>
        <table:table-row table:style-name="ro1">
          <table:table-cell office:value-type="float" office:value="114.5" table:style-name="ce1">
            <text:p>114,5</text:p>
          </table:table-cell>
          <table:table-cell office:value-type="float" office:value="4.7261091008905698" table:style-name="ce1">
            <text:p>4,726109101</text:p>
          </table:table-cell>
          <table:table-cell office:value-type="float" office:value="0.514253191395731" table:style-name="ce1">
            <text:p>0,514253191</text:p>
          </table:table-cell>
          <table:table-cell office:value-type="float" office:value="-1.17145563140278" table:style-name="ce1">
            <text:p>-1,171455631</text:p>
          </table:table-cell>
          <table:table-cell office:value-type="float" office:value="0.30302416586122899" table:style-name="ce1">
            <text:p>0,303024166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4461616495399996" table:style-name="ce1">
            <text:p>4,44616165</text:p>
          </table:table-cell>
          <table:table-cell office:value-type="float" office:value="0.538228663552617" table:style-name="ce1">
            <text:p>0,538228664</text:p>
          </table:table-cell>
          <table:table-cell office:value-type="float" office:value="-1.0719692883299601" table:style-name="ce1">
            <text:p>-1,071969288</text:p>
          </table:table-cell>
          <table:table-cell office:value-type="float" office:value="0.34668315174529502" table:style-name="ce1">
            <text:p>0,346683152</text:p>
          </table:table-cell>
          <table:table-cell table:number-columns-repeated="16379"/>
        </table:table-row>
        <table:table-row table:style-name="ro1">
          <table:table-cell office:value-type="float" office:value="115.5" table:style-name="ce1">
            <text:p>115,5</text:p>
          </table:table-cell>
          <table:table-cell office:value-type="float" office:value="4.6638079426020003" table:style-name="ce1">
            <text:p>4,663807943</text:p>
          </table:table-cell>
          <table:table-cell office:value-type="float" office:value="0.51983699114749504" table:style-name="ce1">
            <text:p>0,519836991</text:p>
          </table:table-cell>
          <table:table-cell office:value-type="float" office:value="-1.14006355372072" table:style-name="ce1">
            <text:p>-1,140063554</text:p>
          </table:table-cell>
          <table:table-cell office:value-type="float" office:value="0.31745477227609697" table:style-name="ce1">
            <text:p>0,317454772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5132200209126996" table:style-name="ce1">
            <text:p>4,513220021</text:p>
          </table:table-cell>
          <table:table-cell office:value-type="float" office:value="0.53426409649478301" table:style-name="ce1">
            <text:p>0,534264096</text:p>
          </table:table-cell>
          <table:table-cell office:value-type="float" office:value="-1.0860200619792399" table:style-name="ce1">
            <text:p>-1,086020062</text:p>
          </table:table-cell>
          <table:table-cell office:value-type="float" office:value="0.33743418013876503" table:style-name="ce1">
            <text:p>0,33743418</text:p>
          </table:table-cell>
          <table:table-cell table:number-columns-repeated="16379"/>
        </table:table-row>
        <table:table-row table:style-name="ro1">
          <table:table-cell office:value-type="float" office:value="116.5" table:style-name="ce1">
            <text:p>116,5</text:p>
          </table:table-cell>
          <table:table-cell office:value-type="float" office:value="4.5718101583006296" table:style-name="ce1">
            <text:p>4,571810158</text:p>
          </table:table-cell>
          <table:table-cell office:value-type="float" office:value="0.52740468831222098" table:style-name="ce1">
            <text:p>0,527404688</text:p>
          </table:table-cell>
          <table:table-cell office:value-type="float" office:value="-1.12362515003958" table:style-name="ce1">
            <text:p>-1,12362515</text:p>
          </table:table-cell>
          <table:table-cell office:value-type="float" office:value="0.325500517901266" table:style-name="ce1">
            <text:p>0,325500518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.7141757927774197" table:style-name="ce1">
            <text:p>4,714175793</text:p>
          </table:table-cell>
          <table:table-cell office:value-type="float" office:value="0.51603545406231" table:style-name="ce1">
            <text:p>0,516035454</text:p>
          </table:table-cell>
          <table:table-cell office:value-type="float" office:value="-1.16268463073647" table:style-name="ce1">
            <text:p>-1,162684631</text:p>
          </table:table-cell>
          <table:table-cell office:value-type="float" office:value="0.30413911862175902" table:style-name="ce1">
            <text:p>0,304139119</text:p>
          </table:table-cell>
          <table:table-cell table:number-columns-repeated="16379"/>
        </table:table-row>
        <table:table-row table:style-name="ro1">
          <table:table-cell office:value-type="float" office:value="117.5" table:style-name="ce1">
            <text:p>117,5</text:p>
          </table:table-cell>
          <table:table-cell office:value-type="float" office:value="4.7484208533685202" table:style-name="ce1">
            <text:p>4,748420853</text:p>
          </table:table-cell>
          <table:table-cell office:value-type="float" office:value="0.51039877331722205" table:style-name="ce1">
            <text:p>0,510398773</text:p>
          </table:table-cell>
          <table:table-cell office:value-type="float" office:value="-1.17650051006932" table:style-name="ce1">
            <text:p>-1,17650051</text:p>
          </table:table-cell>
          <table:table-cell office:value-type="float" office:value="0.292810039827614" table:style-name="ce1">
            <text:p>0,29281004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.77086890519191" table:style-name="ce1">
            <text:p>4,770868905</text:p>
          </table:table-cell>
          <table:table-cell office:value-type="float" office:value="0.51294917255357197" table:style-name="ce1">
            <text:p>0,512949173</text:p>
          </table:table-cell>
          <table:table-cell office:value-type="float" office:value="-1.1933407398006299" table:style-name="ce1">
            <text:p>-1,19334074</text:p>
          </table:table-cell>
          <table:table-cell office:value-type="float" office:value="0.287021881023726" table:style-name="ce1">
            <text:p>0,287021881</text:p>
          </table:table-cell>
          <table:table-cell table:number-columns-repeated="16379"/>
        </table:table-row>
        <table:table-row table:style-name="ro1">
          <table:table-cell office:value-type="float" office:value="118.5" table:style-name="ce1">
            <text:p>118,5</text:p>
          </table:table-cell>
          <table:table-cell office:value-type="float" office:value="4.5631958453238202" table:style-name="ce1">
            <text:p>4,563195845</text:p>
          </table:table-cell>
          <table:table-cell office:value-type="float" office:value="0.528261563663325" table:style-name="ce1">
            <text:p>0,528261564</text:p>
          </table:table-cell>
          <table:table-cell office:value-type="float" office:value="-1.1271219798498799" table:style-name="ce1">
            <text:p>-1,12712198</text:p>
          </table:table-cell>
          <table:table-cell office:value-type="float" office:value="0.32825513820190499" table:style-name="ce1">
            <text:p>0,328255138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.5321142473993499" table:style-name="ce1">
            <text:p>4,532114247</text:p>
          </table:table-cell>
          <table:table-cell office:value-type="float" office:value="0.53014208334375501" table:style-name="ce1">
            <text:p>0,530142083</text:p>
          </table:table-cell>
          <table:table-cell office:value-type="float" office:value="-1.11867331079306" table:style-name="ce1">
            <text:p>-1,118673311</text:p>
          </table:table-cell>
          <table:table-cell office:value-type="float" office:value="0.32730567048216003" table:style-name="ce1">
            <text:p>0,32730567</text:p>
          </table:table-cell>
          <table:table-cell table:number-columns-repeated="16379"/>
        </table:table-row>
        <table:table-row table:style-name="ro1">
          <table:table-cell office:value-type="float" office:value="119.5" table:style-name="ce1">
            <text:p>119,5</text:p>
          </table:table-cell>
          <table:table-cell office:value-type="float" office:value="4.6263134036287097" table:style-name="ce1">
            <text:p>4,626313404</text:p>
          </table:table-cell>
          <table:table-cell office:value-type="float" office:value="0.52148735121546796" table:style-name="ce1">
            <text:p>0,521487351</text:p>
          </table:table-cell>
          <table:table-cell office:value-type="float" office:value="-1.1234960730388099" table:style-name="ce1">
            <text:p>-1,123496073</text:p>
          </table:table-cell>
          <table:table-cell office:value-type="float" office:value="0.329655925090718" table:style-name="ce1">
            <text:p>0,329655925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6966947063113302" table:style-name="ce1">
            <text:p>4,696694706</text:p>
          </table:table-cell>
          <table:table-cell office:value-type="float" office:value="0.515661429540621" table:style-name="ce1">
            <text:p>0,51566143</text:p>
          </table:table-cell>
          <table:table-cell office:value-type="float" office:value="-1.16192666470911" table:style-name="ce1">
            <text:p>-1,161926665</text:p>
          </table:table-cell>
          <table:table-cell office:value-type="float" office:value="0.30376074204217202" table:style-name="ce1">
            <text:p>0,303760742</text:p>
          </table:table-cell>
          <table:table-cell table:number-columns-repeated="16379"/>
        </table:table-row>
        <table:table-row table:style-name="ro1">
          <table:table-cell office:value-type="float" office:value="120.5" table:style-name="ce1">
            <text:p>120,5</text:p>
          </table:table-cell>
          <table:table-cell office:value-type="float" office:value="4.79454189039682" table:style-name="ce1">
            <text:p>4,79454189</text:p>
          </table:table-cell>
          <table:table-cell office:value-type="float" office:value="0.51045729525498995" table:style-name="ce1">
            <text:p>0,510457295</text:p>
          </table:table-cell>
          <table:table-cell office:value-type="float" office:value="-1.1887595597990399" table:style-name="ce1">
            <text:p>-1,18875956</text:p>
          </table:table-cell>
          <table:table-cell office:value-type="float" office:value="0.29438103192939602" table:style-name="ce1">
            <text:p>0,294381032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.6544230379249898" table:style-name="ce1">
            <text:p>4,654423038</text:p>
          </table:table-cell>
          <table:table-cell office:value-type="float" office:value="0.52375306129537202" table:style-name="ce1">
            <text:p>0,523753061</text:p>
          </table:table-cell>
          <table:table-cell office:value-type="float" office:value="-1.1358643645181301" table:style-name="ce1">
            <text:p>-1,135864365</text:p>
          </table:table-cell>
          <table:table-cell office:value-type="float" office:value="0.31552242773237199" table:style-name="ce1">
            <text:p>0,315522428</text:p>
          </table:table-cell>
          <table:table-cell table:number-columns-repeated="16379"/>
        </table:table-row>
        <table:table-row table:style-name="ro1">
          <table:table-cell office:value-type="float" office:value="121.5" table:style-name="ce1">
            <text:p>121,5</text:p>
          </table:table-cell>
          <table:table-cell office:value-type="float" office:value="4.6785721291711999" table:style-name="ce1">
            <text:p>4,678572129</text:p>
          </table:table-cell>
          <table:table-cell office:value-type="float" office:value="0.51659580050196996" table:style-name="ce1">
            <text:p>0,516595801</text:p>
          </table:table-cell>
          <table:table-cell office:value-type="float" office:value="-1.1834163919668299" table:style-name="ce1">
            <text:p>-1,183416392</text:p>
          </table:table-cell>
          <table:table-cell office:value-type="float" office:value="0.30095492880695202" table:style-name="ce1">
            <text:p>0,300954929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.8673966503813899" table:style-name="ce1">
            <text:p>4,86739665</text:p>
          </table:table-cell>
          <table:table-cell office:value-type="float" office:value="0.50313427678812195" table:style-name="ce1">
            <text:p>0,503134277</text:p>
          </table:table-cell>
          <table:table-cell office:value-type="float" office:value="-1.2164916510824699" table:style-name="ce1">
            <text:p>-1,216491651</text:p>
          </table:table-cell>
          <table:table-cell office:value-type="float" office:value="0.282718337086246" table:style-name="ce1">
            <text:p>0,282718337</text:p>
          </table:table-cell>
          <table:table-cell table:number-columns-repeated="16379"/>
        </table:table-row>
        <table:table-row table:style-name="ro1">
          <table:table-cell office:value-type="float" office:value="122.5" table:style-name="ce1">
            <text:p>122,5</text:p>
          </table:table-cell>
          <table:table-cell office:value-type="float" office:value="4.9305620368597598" table:style-name="ce1">
            <text:p>4,930562037</text:p>
          </table:table-cell>
          <table:table-cell office:value-type="float" office:value="0.49570318424660798" table:style-name="ce1">
            <text:p>0,495703184</text:p>
          </table:table-cell>
          <table:table-cell office:value-type="float" office:value="-1.2322523259259399" table:style-name="ce1">
            <text:p>-1,232252326</text:p>
          </table:table-cell>
          <table:table-cell office:value-type="float" office:value="0.27147423783556901" table:style-name="ce1">
            <text:p>0,271474238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4.6985597291630299" table:style-name="ce1">
            <text:p>4,698559729</text:p>
          </table:table-cell>
          <table:table-cell office:value-type="float" office:value="0.51844011579184501" table:style-name="ce1">
            <text:p>0,518440116</text:p>
          </table:table-cell>
          <table:table-cell office:value-type="float" office:value="-1.1481045046175" table:style-name="ce1">
            <text:p>-1,148104505</text:p>
          </table:table-cell>
          <table:table-cell office:value-type="float" office:value="0.30963428431539802" table:style-name="ce1">
            <text:p>0,309634284</text:p>
          </table:table-cell>
          <table:table-cell table:number-columns-repeated="16379"/>
        </table:table-row>
        <table:table-row table:style-name="ro1">
          <table:table-cell office:value-type="float" office:value="123.5" table:style-name="ce1">
            <text:p>123,5</text:p>
          </table:table-cell>
          <table:table-cell office:value-type="float" office:value="4.7367120842722299" table:style-name="ce1">
            <text:p>4,736712084</text:p>
          </table:table-cell>
          <table:table-cell office:value-type="float" office:value="0.51743041339443896" table:style-name="ce1">
            <text:p>0,517430413</text:p>
          </table:table-cell>
          <table:table-cell office:value-type="float" office:value="-1.1590003671981901" table:style-name="ce1">
            <text:p>-1,159000367</text:p>
          </table:table-cell>
          <table:table-cell office:value-type="float" office:value="0.307501398634697" table:style-name="ce1">
            <text:p>0,307501399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6883265804300498" table:style-name="ce1">
            <text:p>4,68832658</text:p>
          </table:table-cell>
          <table:table-cell office:value-type="float" office:value="0.51575816196805002" table:style-name="ce1">
            <text:p>0,515758162</text:p>
          </table:table-cell>
          <table:table-cell office:value-type="float" office:value="-1.1633376365706001" table:style-name="ce1">
            <text:p>-1,163337637</text:p>
          </table:table-cell>
          <table:table-cell office:value-type="float" office:value="0.30738849420306702" table:style-name="ce1">
            <text:p>0,307388494</text:p>
          </table:table-cell>
          <table:table-cell table:number-columns-repeated="16379"/>
        </table:table-row>
        <table:table-row table:style-name="ro1">
          <table:table-cell office:value-type="float" office:value="124.5" table:style-name="ce1">
            <text:p>124,5</text:p>
          </table:table-cell>
          <table:table-cell office:value-type="float" office:value="4.8440209112035397" table:style-name="ce1">
            <text:p>4,844020911</text:p>
          </table:table-cell>
          <table:table-cell office:value-type="float" office:value="0.508456735005273" table:style-name="ce1">
            <text:p>0,508456735</text:p>
          </table:table-cell>
          <table:table-cell office:value-type="float" office:value="-1.19726449500692" table:style-name="ce1">
            <text:p>-1,197264495</text:p>
          </table:table-cell>
          <table:table-cell office:value-type="float" office:value="0.27894291177340202" table:style-name="ce1">
            <text:p>0,278942912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.7067191333610401" table:style-name="ce1">
            <text:p>4,706719133</text:p>
          </table:table-cell>
          <table:table-cell office:value-type="float" office:value="0.51838226359425499" table:style-name="ce1">
            <text:p>0,518382264</text:p>
          </table:table-cell>
          <table:table-cell office:value-type="float" office:value="-1.15529669654333" table:style-name="ce1">
            <text:p>-1,155296697</text:p>
          </table:table-cell>
          <table:table-cell office:value-type="float" office:value="0.30869565789511699" table:style-name="ce1">
            <text:p>0,308695658</text:p>
          </table:table-cell>
          <table:table-cell table:number-columns-repeated="16379"/>
        </table:table-row>
        <table:table-row table:style-name="ro1">
          <table:table-cell office:value-type="float" office:value="125.5" table:style-name="ce1">
            <text:p>125,5</text:p>
          </table:table-cell>
          <table:table-cell office:value-type="float" office:value="4.8337939704991397" table:style-name="ce1">
            <text:p>4,83379397</text:p>
          </table:table-cell>
          <table:table-cell office:value-type="float" office:value="0.50547257958594805" table:style-name="ce1">
            <text:p>0,50547258</text:p>
          </table:table-cell>
          <table:table-cell office:value-type="float" office:value="-1.1894242860964299" table:style-name="ce1">
            <text:p>-1,189424286</text:p>
          </table:table-cell>
          <table:table-cell office:value-type="float" office:value="0.290035910310806" table:style-name="ce1">
            <text:p>0,29003591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.8718784079794002" table:style-name="ce1">
            <text:p>4,871878408</text:p>
          </table:table-cell>
          <table:table-cell office:value-type="float" office:value="0.501289065008098" table:style-name="ce1">
            <text:p>0,501289065</text:p>
          </table:table-cell>
          <table:table-cell office:value-type="float" office:value="-1.21625932726277" table:style-name="ce1">
            <text:p>-1,216259327</text:p>
          </table:table-cell>
          <table:table-cell office:value-type="float" office:value="0.28046814551997201" table:style-name="ce1">
            <text:p>0,280468146</text:p>
          </table:table-cell>
          <table:table-cell table:number-columns-repeated="16379"/>
        </table:table-row>
        <table:table-row table:style-name="ro1">
          <table:table-cell office:value-type="float" office:value="126.5" table:style-name="ce1">
            <text:p>126,5</text:p>
          </table:table-cell>
          <table:table-cell office:value-type="float" office:value="4.8245834338364899" table:style-name="ce1">
            <text:p>4,824583434</text:p>
          </table:table-cell>
          <table:table-cell office:value-type="float" office:value="0.50495938577124799" table:style-name="ce1">
            <text:p>0,504959386</text:p>
          </table:table-cell>
          <table:table-cell office:value-type="float" office:value="-1.20269366871809" table:style-name="ce1">
            <text:p>-1,202693669</text:p>
          </table:table-cell>
          <table:table-cell office:value-type="float" office:value="0.28693847578804799" table:style-name="ce1">
            <text:p>0,286938476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9313496909197196" table:style-name="ce1">
            <text:p>4,931349691</text:p>
          </table:table-cell>
          <table:table-cell office:value-type="float" office:value="0.49754280066696599" table:style-name="ce1">
            <text:p>0,497542801</text:p>
          </table:table-cell>
          <table:table-cell office:value-type="float" office:value="-1.2436531070707" table:style-name="ce1">
            <text:p>-1,243653107</text:p>
          </table:table-cell>
          <table:table-cell office:value-type="float" office:value="0.26596591299535799" table:style-name="ce1">
            <text:p>0,265965913</text:p>
          </table:table-cell>
          <table:table-cell table:number-columns-repeated="16379"/>
        </table:table-row>
        <table:table-row table:style-name="ro1">
          <table:table-cell office:value-type="float" office:value="127.5" table:style-name="ce1">
            <text:p>127,5</text:p>
          </table:table-cell>
          <table:table-cell office:value-type="float" office:value="4.7181055246836001" table:style-name="ce1">
            <text:p>4,718105525</text:p>
          </table:table-cell>
          <table:table-cell office:value-type="float" office:value="0.51490986593878296" table:style-name="ce1">
            <text:p>0,514909866</text:p>
          </table:table-cell>
          <table:table-cell office:value-type="float" office:value="-1.16950177549353" table:style-name="ce1">
            <text:p>-1,169501775</text:p>
          </table:table-cell>
          <table:table-cell office:value-type="float" office:value="0.30389409477572099" table:style-name="ce1">
            <text:p>0,303894095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.1537685624856504" table:style-name="ce1">
            <text:p>5,153768562</text:p>
          </table:table-cell>
          <table:table-cell office:value-type="float" office:value="0.47760558407643799" table:style-name="ce1">
            <text:p>0,477605584</text:p>
          </table:table-cell>
          <table:table-cell office:value-type="float" office:value="-1.3311907235823499" table:style-name="ce1">
            <text:p>-1,331190724</text:p>
          </table:table-cell>
          <table:table-cell office:value-type="float" office:value="0.23780813954573099" table:style-name="ce1">
            <text:p>0,23780814</text:p>
          </table:table-cell>
          <table:table-cell table:number-columns-repeated="16379"/>
        </table:table-row>
        <table:table-row table:style-name="ro1">
          <table:table-cell office:value-type="float" office:value="128.5" table:style-name="ce1">
            <text:p>128,5</text:p>
          </table:table-cell>
          <table:table-cell office:value-type="float" office:value="4.9048421315114297" table:style-name="ce1">
            <text:p>4,904842132</text:p>
          </table:table-cell>
          <table:table-cell office:value-type="float" office:value="0.49867723044490703" table:style-name="ce1">
            <text:p>0,49867723</text:p>
          </table:table-cell>
          <table:table-cell office:value-type="float" office:value="-1.2254065271699599" table:style-name="ce1">
            <text:p>-1,225406527</text:p>
          </table:table-cell>
          <table:table-cell office:value-type="float" office:value="0.28010905979627398" table:style-name="ce1">
            <text:p>0,28010906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.9145008548126299" table:style-name="ce1">
            <text:p>4,914500855</text:p>
          </table:table-cell>
          <table:table-cell office:value-type="float" office:value="0.49905493482472002" table:style-name="ce1">
            <text:p>0,499054935</text:p>
          </table:table-cell>
          <table:table-cell office:value-type="float" office:value="-1.2407227224394899" table:style-name="ce1">
            <text:p>-1,240722722</text:p>
          </table:table-cell>
          <table:table-cell office:value-type="float" office:value="0.27313963787028001" table:style-name="ce1">
            <text:p>0,273139638</text:p>
          </table:table-cell>
          <table:table-cell table:number-columns-repeated="16379"/>
        </table:table-row>
        <table:table-row table:style-name="ro1">
          <table:table-cell office:value-type="float" office:value="129.5" table:style-name="ce1">
            <text:p>129,5</text:p>
          </table:table-cell>
          <table:table-cell office:value-type="float" office:value="4.8711650879117503" table:style-name="ce1">
            <text:p>4,871165088</text:p>
          </table:table-cell>
          <table:table-cell office:value-type="float" office:value="0.50136933039968901" table:style-name="ce1">
            <text:p>0,50136933</text:p>
          </table:table-cell>
          <table:table-cell office:value-type="float" office:value="-1.23008654331315" table:style-name="ce1">
            <text:p>-1,230086543</text:p>
          </table:table-cell>
          <table:table-cell office:value-type="float" office:value="0.27959603535354399" table:style-name="ce1">
            <text:p>0,279596035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.9094541846354103" table:style-name="ce1">
            <text:p>4,909454185</text:p>
          </table:table-cell>
          <table:table-cell office:value-type="float" office:value="0.50158601351035803" table:style-name="ce1">
            <text:p>0,501586014</text:p>
          </table:table-cell>
          <table:table-cell office:value-type="float" office:value="-1.2324499190590099" table:style-name="ce1">
            <text:p>-1,232449919</text:p>
          </table:table-cell>
          <table:table-cell office:value-type="float" office:value="0.27699205624807699" table:style-name="ce1">
            <text:p>0,276992056</text:p>
          </table:table-cell>
          <table:table-cell table:number-columns-repeated="16379"/>
        </table:table-row>
        <table:table-row table:style-name="ro1">
          <table:table-cell office:value-type="float" office:value="130.5" table:style-name="ce1">
            <text:p>130,5</text:p>
          </table:table-cell>
          <table:table-cell office:value-type="float" office:value="4.86623326489243" table:style-name="ce1">
            <text:p>4,866233265</text:p>
          </table:table-cell>
          <table:table-cell office:value-type="float" office:value="0.49806521502640499" table:style-name="ce1">
            <text:p>0,498065215</text:p>
          </table:table-cell>
          <table:table-cell office:value-type="float" office:value="-1.2253259380705701" table:style-name="ce1">
            <text:p>-1,225325938</text:p>
          </table:table-cell>
          <table:table-cell office:value-type="float" office:value="0.27777931530278499" table:style-name="ce1">
            <text:p>0,277779315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.76856346954286" table:style-name="ce1">
            <text:p>4,76856347</text:p>
          </table:table-cell>
          <table:table-cell office:value-type="float" office:value="0.51000656138515299" table:style-name="ce1">
            <text:p>0,510006561</text:p>
          </table:table-cell>
          <table:table-cell office:value-type="float" office:value="-1.20390234552335" table:style-name="ce1">
            <text:p>-1,203902346</text:p>
          </table:table-cell>
          <table:table-cell office:value-type="float" office:value="0.28830527293978098" table:style-name="ce1">
            <text:p>0,288305273</text:p>
          </table:table-cell>
          <table:table-cell table:number-columns-repeated="16379"/>
        </table:table-row>
        <table:table-row table:style-name="ro1">
          <table:table-cell office:value-type="float" office:value="131.5" table:style-name="ce1">
            <text:p>131,5</text:p>
          </table:table-cell>
          <table:table-cell office:value-type="float" office:value="4.9155644638242499" table:style-name="ce1">
            <text:p>4,915564464</text:p>
          </table:table-cell>
          <table:table-cell office:value-type="float" office:value="0.49973697050551802" table:style-name="ce1">
            <text:p>0,499736971</text:p>
          </table:table-cell>
          <table:table-cell office:value-type="float" office:value="-1.23622034862234" table:style-name="ce1">
            <text:p>-1,236220349</text:p>
          </table:table-cell>
          <table:table-cell office:value-type="float" office:value="0.26879358778513501" table:style-name="ce1">
            <text:p>0,268793588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.8576246885122396" table:style-name="ce1">
            <text:p>4,857624689</text:p>
          </table:table-cell>
          <table:table-cell office:value-type="float" office:value="0.50484403819331203" table:style-name="ce1">
            <text:p>0,504844038</text:p>
          </table:table-cell>
          <table:table-cell office:value-type="float" office:value="-1.20553003725018" table:style-name="ce1">
            <text:p>-1,205530037</text:p>
          </table:table-cell>
          <table:table-cell office:value-type="float" office:value="0.28783395745812501" table:style-name="ce1">
            <text:p>0,287833957</text:p>
          </table:table-cell>
          <table:table-cell table:number-columns-repeated="16379"/>
        </table:table-row>
        <table:table-row table:style-name="ro1">
          <table:table-cell office:value-type="float" office:value="132.5" table:style-name="ce1">
            <text:p>132,5</text:p>
          </table:table-cell>
          <table:table-cell office:value-type="float" office:value="4.9548077668366499" table:style-name="ce1">
            <text:p>4,954807767</text:p>
          </table:table-cell>
          <table:table-cell office:value-type="float" office:value="0.49781909638181299" table:style-name="ce1">
            <text:p>0,497819096</text:p>
          </table:table-cell>
          <table:table-cell office:value-type="float" office:value="-1.23986472911245" table:style-name="ce1">
            <text:p>-1,239864729</text:p>
          </table:table-cell>
          <table:table-cell office:value-type="float" office:value="0.26845696410292003" table:style-name="ce1">
            <text:p>0,268456964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.9579740553385596" table:style-name="ce1">
            <text:p>4,957974055</text:p>
          </table:table-cell>
          <table:table-cell office:value-type="float" office:value="0.49549675103565599" table:style-name="ce1">
            <text:p>0,495496751</text:p>
          </table:table-cell>
          <table:table-cell office:value-type="float" office:value="-1.2464351089147701" table:style-name="ce1">
            <text:p>-1,246435109</text:p>
          </table:table-cell>
          <table:table-cell office:value-type="float" office:value="0.26585200368685602" table:style-name="ce1">
            <text:p>0,265852004</text:p>
          </table:table-cell>
          <table:table-cell table:number-columns-repeated="16379"/>
        </table:table-row>
        <table:table-row table:style-name="ro1">
          <table:table-cell office:value-type="float" office:value="133.5" table:style-name="ce1">
            <text:p>133,5</text:p>
          </table:table-cell>
          <table:table-cell office:value-type="float" office:value="4.9470778113123499" table:style-name="ce1">
            <text:p>4,947077811</text:p>
          </table:table-cell>
          <table:table-cell office:value-type="float" office:value="0.49282891387983002" table:style-name="ce1">
            <text:p>0,492828914</text:p>
          </table:table-cell>
          <table:table-cell office:value-type="float" office:value="-1.2710463409271699" table:style-name="ce1">
            <text:p>-1,271046341</text:p>
          </table:table-cell>
          <table:table-cell office:value-type="float" office:value="0.26804012226394203" table:style-name="ce1">
            <text:p>0,268040122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.0249459831199399" table:style-name="ce1">
            <text:p>5,024945983</text:p>
          </table:table-cell>
          <table:table-cell office:value-type="float" office:value="0.48801562308470198" table:style-name="ce1">
            <text:p>0,488015623</text:p>
          </table:table-cell>
          <table:table-cell office:value-type="float" office:value="-1.28487527868939" table:style-name="ce1">
            <text:p>-1,284875279</text:p>
          </table:table-cell>
          <table:table-cell office:value-type="float" office:value="0.25431174573472198" table:style-name="ce1">
            <text:p>0,254311746</text:p>
          </table:table-cell>
          <table:table-cell table:number-columns-repeated="16379"/>
        </table:table-row>
        <table:table-row table:style-name="ro1">
          <table:table-cell office:value-type="float" office:value="134.5" table:style-name="ce1">
            <text:p>134,5</text:p>
          </table:table-cell>
          <table:table-cell office:value-type="float" office:value="4.95401554096473" table:style-name="ce1">
            <text:p>4,954015541</text:p>
          </table:table-cell>
          <table:table-cell office:value-type="float" office:value="0.49164615141650297" table:style-name="ce1">
            <text:p>0,491646151</text:p>
          </table:table-cell>
          <table:table-cell office:value-type="float" office:value="-1.2657626178008501" table:style-name="ce1">
            <text:p>-1,265762618</text:p>
          </table:table-cell>
          <table:table-cell office:value-type="float" office:value="0.26659019954088697" table:style-name="ce1">
            <text:p>0,2665902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.12325484400961" table:style-name="ce1">
            <text:p>5,123254844</text:p>
          </table:table-cell>
          <table:table-cell office:value-type="float" office:value="0.48068638012947701" table:style-name="ce1">
            <text:p>0,48068638</text:p>
          </table:table-cell>
          <table:table-cell office:value-type="float" office:value="-1.3165914966076" table:style-name="ce1">
            <text:p>-1,316591497</text:p>
          </table:table-cell>
          <table:table-cell office:value-type="float" office:value="0.24659021754926599" table:style-name="ce1">
            <text:p>0,246590218</text:p>
          </table:table-cell>
          <table:table-cell table:number-columns-repeated="16379"/>
        </table:table-row>
        <table:table-row table:style-name="ro1">
          <table:table-cell office:value-type="float" office:value="135.5" table:style-name="ce1">
            <text:p>135,5</text:p>
          </table:table-cell>
          <table:table-cell office:value-type="float" office:value="4.9904403474663797" table:style-name="ce1">
            <text:p>4,990440347</text:p>
          </table:table-cell>
          <table:table-cell office:value-type="float" office:value="0.49147793481737601" table:style-name="ce1">
            <text:p>0,491477935</text:p>
          </table:table-cell>
          <table:table-cell office:value-type="float" office:value="-1.2758836108265099" table:style-name="ce1">
            <text:p>-1,275883611</text:p>
          </table:table-cell>
          <table:table-cell office:value-type="float" office:value="0.25754131099198901" table:style-name="ce1">
            <text:p>0,257541311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5.00192458990945" table:style-name="ce1">
            <text:p>5,00192459</text:p>
          </table:table-cell>
          <table:table-cell office:value-type="float" office:value="0.48879050560800402" table:style-name="ce1">
            <text:p>0,488790506</text:p>
          </table:table-cell>
          <table:table-cell office:value-type="float" office:value="-1.28157875794249" table:style-name="ce1">
            <text:p>-1,281578758</text:p>
          </table:table-cell>
          <table:table-cell office:value-type="float" office:value="0.25701178058530799" table:style-name="ce1">
            <text:p>0,257011781</text:p>
          </table:table-cell>
          <table:table-cell table:number-columns-repeated="16379"/>
        </table:table-row>
        <table:table-row table:style-name="ro1">
          <table:table-cell office:value-type="float" office:value="136.5" table:style-name="ce1">
            <text:p>136,5</text:p>
          </table:table-cell>
          <table:table-cell office:value-type="float" office:value="5.1002209583393796" table:style-name="ce1">
            <text:p>5,100220958</text:p>
          </table:table-cell>
          <table:table-cell office:value-type="float" office:value="0.48166708620034498" table:style-name="ce1">
            <text:p>0,481667086</text:p>
          </table:table-cell>
          <table:table-cell office:value-type="float" office:value="-1.3050983411950401" table:style-name="ce1">
            <text:p>-1,305098341</text:p>
          </table:table-cell>
          <table:table-cell office:value-type="float" office:value="0.247026181513648" table:style-name="ce1">
            <text:p>0,247026182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.0325603603535498" table:style-name="ce1">
            <text:p>5,03256036</text:p>
          </table:table-cell>
          <table:table-cell office:value-type="float" office:value="0.48502328686020102" table:style-name="ce1">
            <text:p>0,485023287</text:p>
          </table:table-cell>
          <table:table-cell office:value-type="float" office:value="-1.31250965418923" table:style-name="ce1">
            <text:p>-1,312509654</text:p>
          </table:table-cell>
          <table:table-cell office:value-type="float" office:value="0.24390753180237501" table:style-name="ce1">
            <text:p>0,243907532</text:p>
          </table:table-cell>
          <table:table-cell table:number-columns-repeated="16379"/>
        </table:table-row>
        <table:table-row table:style-name="ro1">
          <table:table-cell office:value-type="float" office:value="137.5" table:style-name="ce1">
            <text:p>137,5</text:p>
          </table:table-cell>
          <table:table-cell office:value-type="float" office:value="4.97925054956153" table:style-name="ce1">
            <text:p>4,97925055</text:p>
          </table:table-cell>
          <table:table-cell office:value-type="float" office:value="0.491045640489506" table:style-name="ce1">
            <text:p>0,49104564</text:p>
          </table:table-cell>
          <table:table-cell office:value-type="float" office:value="-1.2805554794899201" table:style-name="ce1">
            <text:p>-1,280555479</text:p>
          </table:table-cell>
          <table:table-cell office:value-type="float" office:value="0.26304080556000697" table:style-name="ce1">
            <text:p>0,263040806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5.0846029251068598" table:style-name="ce1">
            <text:p>5,084602925</text:p>
          </table:table-cell>
          <table:table-cell office:value-type="float" office:value="0.48317557548176998" table:style-name="ce1">
            <text:p>0,483175575</text:p>
          </table:table-cell>
          <table:table-cell office:value-type="float" office:value="-1.31074253177705" table:style-name="ce1">
            <text:p>-1,310742532</text:p>
          </table:table-cell>
          <table:table-cell office:value-type="float" office:value="0.24570812062839201" table:style-name="ce1">
            <text:p>0,245708121</text:p>
          </table:table-cell>
          <table:table-cell table:number-columns-repeated="16379"/>
        </table:table-row>
        <table:table-row table:style-name="ro1">
          <table:table-cell office:value-type="float" office:value="138.5" table:style-name="ce1">
            <text:p>138,5</text:p>
          </table:table-cell>
          <table:table-cell office:value-type="float" office:value="5.1069765719017397" table:style-name="ce1">
            <text:p>5,106976572</text:p>
          </table:table-cell>
          <table:table-cell office:value-type="float" office:value="0.48242390896806298" table:style-name="ce1">
            <text:p>0,482423909</text:p>
          </table:table-cell>
          <table:table-cell office:value-type="float" office:value="-1.3076635749527801" table:style-name="ce1">
            <text:p>-1,307663575</text:p>
          </table:table-cell>
          <table:table-cell office:value-type="float" office:value="0.24434738238506801" table:style-name="ce1">
            <text:p>0,244347382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.0518461267073702" table:style-name="ce1">
            <text:p>5,051846127</text:p>
          </table:table-cell>
          <table:table-cell office:value-type="float" office:value="0.48667581178882502" table:style-name="ce1">
            <text:p>0,486675812</text:p>
          </table:table-cell>
          <table:table-cell office:value-type="float" office:value="-1.27983987476803" table:style-name="ce1">
            <text:p>-1,279839875</text:p>
          </table:table-cell>
          <table:table-cell office:value-type="float" office:value="0.24971702525345299" table:style-name="ce1">
            <text:p>0,249717025</text:p>
          </table:table-cell>
          <table:table-cell table:number-columns-repeated="16379"/>
        </table:table-row>
        <table:table-row table:style-name="ro1">
          <table:table-cell office:value-type="float" office:value="139.5" table:style-name="ce1">
            <text:p>139,5</text:p>
          </table:table-cell>
          <table:table-cell office:value-type="float" office:value="5.17794064563122" table:style-name="ce1">
            <text:p>5,177940646</text:p>
          </table:table-cell>
          <table:table-cell office:value-type="float" office:value="0.47518581437818103" table:style-name="ce1">
            <text:p>0,475185814</text:p>
          </table:table-cell>
          <table:table-cell office:value-type="float" office:value="-1.33128611734569" table:style-name="ce1">
            <text:p>-1,331286117</text:p>
          </table:table-cell>
          <table:table-cell office:value-type="float" office:value="0.23960172770209601" table:style-name="ce1">
            <text:p>0,239601728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.0295754472104504" table:style-name="ce1">
            <text:p>5,029575447</text:p>
          </table:table-cell>
          <table:table-cell office:value-type="float" office:value="0.48388605049500599" table:style-name="ce1">
            <text:p>0,48388605</text:p>
          </table:table-cell>
          <table:table-cell office:value-type="float" office:value="-1.28584884034377" table:style-name="ce1">
            <text:p>-1,28584884</text:p>
          </table:table-cell>
          <table:table-cell office:value-type="float" office:value="0.25244148398845101" table:style-name="ce1">
            <text:p>0,252441484</text:p>
          </table:table-cell>
          <table:table-cell table:number-columns-repeated="16379"/>
        </table:table-row>
        <table:table-row table:style-name="ro1">
          <table:table-cell office:value-type="float" office:value="140.5" table:style-name="ce1">
            <text:p>140,5</text:p>
          </table:table-cell>
          <table:table-cell office:value-type="float" office:value="4.9949603754543004" table:style-name="ce1">
            <text:p>4,994960375</text:p>
          </table:table-cell>
          <table:table-cell office:value-type="float" office:value="0.48973631454807998" table:style-name="ce1">
            <text:p>0,489736315</text:p>
          </table:table-cell>
          <table:table-cell office:value-type="float" office:value="-1.29726203911511" table:style-name="ce1">
            <text:p>-1,297262039</text:p>
          </table:table-cell>
          <table:table-cell office:value-type="float" office:value="0.256762088365943" table:style-name="ce1">
            <text:p>0,256762088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11218134323427" table:style-name="ce1">
            <text:p>5,112181343</text:p>
          </table:table-cell>
          <table:table-cell office:value-type="float" office:value="0.48098762028148601" table:style-name="ce1">
            <text:p>0,48098762</text:p>
          </table:table-cell>
          <table:table-cell office:value-type="float" office:value="-1.30593718569805" table:style-name="ce1">
            <text:p>-1,305937186</text:p>
          </table:table-cell>
          <table:table-cell office:value-type="float" office:value="0.24483590565628" table:style-name="ce1">
            <text:p>0,244835906</text:p>
          </table:table-cell>
          <table:table-cell table:number-columns-repeated="16379"/>
        </table:table-row>
        <table:table-row table:style-name="ro1">
          <table:table-cell office:value-type="float" office:value="141.5" table:style-name="ce1">
            <text:p>141,5</text:p>
          </table:table-cell>
          <table:table-cell office:value-type="float" office:value="5.1052375288524701" table:style-name="ce1">
            <text:p>5,105237529</text:p>
          </table:table-cell>
          <table:table-cell office:value-type="float" office:value="0.48777031563428702" table:style-name="ce1">
            <text:p>0,487770316</text:p>
          </table:table-cell>
          <table:table-cell office:value-type="float" office:value="-1.2939350867673101" table:style-name="ce1">
            <text:p>-1,293935087</text:p>
          </table:table-cell>
          <table:table-cell office:value-type="float" office:value="0.24660678178498499" table:style-name="ce1">
            <text:p>0,246606782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1090076283122796" table:style-name="ce1">
            <text:p>5,109007628</text:p>
          </table:table-cell>
          <table:table-cell office:value-type="float" office:value="0.47903250628604299" table:style-name="ce1">
            <text:p>0,479032506</text:p>
          </table:table-cell>
          <table:table-cell office:value-type="float" office:value="-1.3302871188330601" table:style-name="ce1">
            <text:p>-1,330287119</text:p>
          </table:table-cell>
          <table:table-cell office:value-type="float" office:value="0.236570583415596" table:style-name="ce1">
            <text:p>0,236570583</text:p>
          </table:table-cell>
          <table:table-cell table:number-columns-repeated="16379"/>
        </table:table-row>
        <table:table-row table:style-name="ro1">
          <table:table-cell office:value-type="float" office:value="142.5" table:style-name="ce1">
            <text:p>142,5</text:p>
          </table:table-cell>
          <table:table-cell office:value-type="float" office:value="5.0533183068675598" table:style-name="ce1">
            <text:p>5,053318307</text:p>
          </table:table-cell>
          <table:table-cell office:value-type="float" office:value="0.48462855036862801" table:style-name="ce1">
            <text:p>0,48462855</text:p>
          </table:table-cell>
          <table:table-cell office:value-type="float" office:value="-1.3055156774246699" table:style-name="ce1">
            <text:p>-1,305515677</text:p>
          </table:table-cell>
          <table:table-cell office:value-type="float" office:value="0.24845534850315901" table:style-name="ce1">
            <text:p>0,248455349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5.1422118266140497" table:style-name="ce1">
            <text:p>5,142211827</text:p>
          </table:table-cell>
          <table:table-cell office:value-type="float" office:value="0.47787451169112" table:style-name="ce1">
            <text:p>0,477874512</text:p>
          </table:table-cell>
          <table:table-cell office:value-type="float" office:value="-1.3354088025191899" table:style-name="ce1">
            <text:p>-1,335408803</text:p>
          </table:table-cell>
          <table:table-cell office:value-type="float" office:value="0.23285542136104101" table:style-name="ce1">
            <text:p>0,232855421</text:p>
          </table:table-cell>
          <table:table-cell table:number-columns-repeated="16379"/>
        </table:table-row>
        <table:table-row table:style-name="ro1">
          <table:table-cell office:value-type="float" office:value="143.5" table:style-name="ce1">
            <text:p>143,5</text:p>
          </table:table-cell>
          <table:table-cell office:value-type="float" office:value="5.1366447100566104" table:style-name="ce1">
            <text:p>5,13664471</text:p>
          </table:table-cell>
          <table:table-cell office:value-type="float" office:value="0.477916036266677" table:style-name="ce1">
            <text:p>0,477916036</text:p>
          </table:table-cell>
          <table:table-cell office:value-type="float" office:value="-1.3406487970337999" table:style-name="ce1">
            <text:p>-1,340648797</text:p>
          </table:table-cell>
          <table:table-cell office:value-type="float" office:value="0.233786606504956" table:style-name="ce1">
            <text:p>0,233786607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.1550704232947204" table:style-name="ce1">
            <text:p>5,155070423</text:p>
          </table:table-cell>
          <table:table-cell office:value-type="float" office:value="0.47894254965298899" table:style-name="ce1">
            <text:p>0,47894255</text:p>
          </table:table-cell>
          <table:table-cell office:value-type="float" office:value="-1.3100284754499401" table:style-name="ce1">
            <text:p>-1,310028475</text:p>
          </table:table-cell>
          <table:table-cell office:value-type="float" office:value="0.24414839885699199" table:style-name="ce1">
            <text:p>0,244148399</text:p>
          </table:table-cell>
          <table:table-cell table:number-columns-repeated="16379"/>
        </table:table-row>
        <table:table-row table:style-name="ro1">
          <table:table-cell office:value-type="float" office:value="144.5" table:style-name="ce1">
            <text:p>144,5</text:p>
          </table:table-cell>
          <table:table-cell office:value-type="float" office:value="5.0798911774256199" table:style-name="ce1">
            <text:p>5,079891177</text:p>
          </table:table-cell>
          <table:table-cell office:value-type="float" office:value="0.48407876841307501" table:style-name="ce1">
            <text:p>0,484078768</text:p>
          </table:table-cell>
          <table:table-cell office:value-type="float" office:value="-1.3022581497085" table:style-name="ce1">
            <text:p>-1,30225815</text:p>
          </table:table-cell>
          <table:table-cell office:value-type="float" office:value="0.24580218138572699" table:style-name="ce1">
            <text:p>0,245802181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.1246302577687501" table:style-name="ce1">
            <text:p>5,124630258</text:p>
          </table:table-cell>
          <table:table-cell office:value-type="float" office:value="0.48066318381977402" table:style-name="ce1">
            <text:p>0,480663184</text:p>
          </table:table-cell>
          <table:table-cell office:value-type="float" office:value="-1.32591397139878" table:style-name="ce1">
            <text:p>-1,325913971</text:p>
          </table:table-cell>
          <table:table-cell office:value-type="float" office:value="0.24583052480440501" table:style-name="ce1">
            <text:p>0,245830525</text:p>
          </table:table-cell>
          <table:table-cell table:number-columns-repeated="16379"/>
        </table:table-row>
        <table:table-row table:style-name="ro1">
          <table:table-cell office:value-type="float" office:value="145.5" table:style-name="ce1">
            <text:p>145,5</text:p>
          </table:table-cell>
          <table:table-cell office:value-type="float" office:value="5.1881819441265904" table:style-name="ce1">
            <text:p>5,188181944</text:p>
          </table:table-cell>
          <table:table-cell office:value-type="float" office:value="0.47587075909138699" table:style-name="ce1">
            <text:p>0,475870759</text:p>
          </table:table-cell>
          <table:table-cell office:value-type="float" office:value="-1.33820988292476" table:style-name="ce1">
            <text:p>-1,338209883</text:p>
          </table:table-cell>
          <table:table-cell office:value-type="float" office:value="0.237477292764223" table:style-name="ce1">
            <text:p>0,237477293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5.1992758160887096" table:style-name="ce1">
            <text:p>5,199275816</text:p>
          </table:table-cell>
          <table:table-cell office:value-type="float" office:value="0.47332907349146203" table:style-name="ce1">
            <text:p>0,473329073</text:p>
          </table:table-cell>
          <table:table-cell office:value-type="float" office:value="-1.33920128725955" table:style-name="ce1">
            <text:p>-1,339201287</text:p>
          </table:table-cell>
          <table:table-cell office:value-type="float" office:value="0.23524737013514899" table:style-name="ce1">
            <text:p>0,23524737</text:p>
          </table:table-cell>
          <table:table-cell table:number-columns-repeated="16379"/>
        </table:table-row>
        <table:table-row table:style-name="ro1">
          <table:table-cell office:value-type="float" office:value="146.5" table:style-name="ce1">
            <text:p>146,5</text:p>
          </table:table-cell>
          <table:table-cell office:value-type="float" office:value="5.0343730674437097" table:style-name="ce1">
            <text:p>5,034373067</text:p>
          </table:table-cell>
          <table:table-cell office:value-type="float" office:value="0.48367706833000101" table:style-name="ce1">
            <text:p>0,483677068</text:p>
          </table:table-cell>
          <table:table-cell office:value-type="float" office:value="-1.3198228278916" table:style-name="ce1">
            <text:p>-1,319822828</text:p>
          </table:table-cell>
          <table:table-cell office:value-type="float" office:value="0.24312330240548899" table:style-name="ce1">
            <text:p>0,243123302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.1817520381188498" table:style-name="ce1">
            <text:p>5,181752038</text:p>
          </table:table-cell>
          <table:table-cell office:value-type="float" office:value="0.47535033226086598" table:style-name="ce1">
            <text:p>0,475350332</text:p>
          </table:table-cell>
          <table:table-cell office:value-type="float" office:value="-1.3397917851096099" table:style-name="ce1">
            <text:p>-1,339791785</text:p>
          </table:table-cell>
          <table:table-cell office:value-type="float" office:value="0.23359160668165499" table:style-name="ce1">
            <text:p>0,233591607</text:p>
          </table:table-cell>
          <table:table-cell table:number-columns-repeated="16379"/>
        </table:table-row>
        <table:table-row table:style-name="ro1">
          <table:table-cell office:value-type="float" office:value="147.5" table:style-name="ce1">
            <text:p>147,5</text:p>
          </table:table-cell>
          <table:table-cell office:value-type="float" office:value="5.1830875710604403" table:style-name="ce1">
            <text:p>5,183087571</text:p>
          </table:table-cell>
          <table:table-cell office:value-type="float" office:value="0.47516472784434099" table:style-name="ce1">
            <text:p>0,475164728</text:p>
          </table:table-cell>
          <table:table-cell office:value-type="float" office:value="-1.3396456212408501" table:style-name="ce1">
            <text:p>-1,339645621</text:p>
          </table:table-cell>
          <table:table-cell office:value-type="float" office:value="0.23829679877762699" table:style-name="ce1">
            <text:p>0,238296799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.2584652193870296" table:style-name="ce1">
            <text:p>5,258465219</text:p>
          </table:table-cell>
          <table:table-cell office:value-type="float" office:value="0.468962509758094" table:style-name="ce1">
            <text:p>0,46896251</text:p>
          </table:table-cell>
          <table:table-cell office:value-type="float" office:value="-1.3766041329683401" table:style-name="ce1">
            <text:p>-1,376604133</text:p>
          </table:table-cell>
          <table:table-cell office:value-type="float" office:value="0.22097857336528301" table:style-name="ce1">
            <text:p>0,220978573</text:p>
          </table:table-cell>
          <table:table-cell table:number-columns-repeated="16379"/>
        </table:table-row>
        <table:table-row table:style-name="ro1">
          <table:table-cell office:value-type="float" office:value="148.5" table:style-name="ce1">
            <text:p>148,5</text:p>
          </table:table-cell>
          <table:table-cell office:value-type="float" office:value="5.0870569433910404" table:style-name="ce1">
            <text:p>5,087056943</text:p>
          </table:table-cell>
          <table:table-cell office:value-type="float" office:value="0.47979553505053502" table:style-name="ce1">
            <text:p>0,479795535</text:p>
          </table:table-cell>
          <table:table-cell office:value-type="float" office:value="-1.3297328673104301" table:style-name="ce1">
            <text:p>-1,329732867</text:p>
          </table:table-cell>
          <table:table-cell office:value-type="float" office:value="0.23855369436214399" table:style-name="ce1">
            <text:p>0,238553694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.1203492066388696" table:style-name="ce1">
            <text:p>5,120349207</text:p>
          </table:table-cell>
          <table:table-cell office:value-type="float" office:value="0.47714147837031201" table:style-name="ce1">
            <text:p>0,477141478</text:p>
          </table:table-cell>
          <table:table-cell office:value-type="float" office:value="-1.34214192350454" table:style-name="ce1">
            <text:p>-1,342141924</text:p>
          </table:table-cell>
          <table:table-cell office:value-type="float" office:value="0.23724066481611999" table:style-name="ce1">
            <text:p>0,237240665</text:p>
          </table:table-cell>
          <table:table-cell table:number-columns-repeated="16379"/>
        </table:table-row>
        <table:table-row table:style-name="ro1">
          <table:table-cell office:value-type="float" office:value="149.5" table:style-name="ce1">
            <text:p>149,5</text:p>
          </table:table-cell>
          <table:table-cell office:value-type="float" office:value="5.1976816052946804" table:style-name="ce1">
            <text:p>5,197681605</text:p>
          </table:table-cell>
          <table:table-cell office:value-type="float" office:value="0.47331636392619197" table:style-name="ce1">
            <text:p>0,473316364</text:p>
          </table:table-cell>
          <table:table-cell office:value-type="float" office:value="-1.3551093667670999" table:style-name="ce1">
            <text:p>-1,355109367</text:p>
          </table:table-cell>
          <table:table-cell office:value-type="float" office:value="0.227109034987348" table:style-name="ce1">
            <text:p>0,227109035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.2017452925144001" table:style-name="ce1">
            <text:p>5,201745293</text:p>
          </table:table-cell>
          <table:table-cell office:value-type="float" office:value="0.47200686992435298" table:style-name="ce1">
            <text:p>0,47200687</text:p>
          </table:table-cell>
          <table:table-cell office:value-type="float" office:value="-1.3708433669792099" table:style-name="ce1">
            <text:p>-1,370843367</text:p>
          </table:table-cell>
          <table:table-cell office:value-type="float" office:value="0.227269502514126" table:style-name="ce1">
            <text:p>0,227269503</text:p>
          </table:table-cell>
          <table:table-cell table:number-columns-repeated="16379"/>
        </table:table-row>
        <table:table-row table:style-name="ro1">
          <table:table-cell office:value-type="float" office:value="150.5" table:style-name="ce1">
            <text:p>150,5</text:p>
          </table:table-cell>
          <table:table-cell office:value-type="float" office:value="5.0956221130361001" table:style-name="ce1">
            <text:p>5,095622113</text:p>
          </table:table-cell>
          <table:table-cell office:value-type="float" office:value="0.479649745470004" table:style-name="ce1">
            <text:p>0,479649745</text:p>
          </table:table-cell>
          <table:table-cell office:value-type="float" office:value="-1.3322451034859699" table:style-name="ce1">
            <text:p>-1,332245103</text:p>
          </table:table-cell>
          <table:table-cell office:value-type="float" office:value="0.238852569443013" table:style-name="ce1">
            <text:p>0,238852569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.1323348975394802" table:style-name="ce1">
            <text:p>5,132334898</text:p>
          </table:table-cell>
          <table:table-cell office:value-type="float" office:value="0.47765040266585401" table:style-name="ce1">
            <text:p>0,477650403</text:p>
          </table:table-cell>
          <table:table-cell office:value-type="float" office:value="-1.3426711931889199" table:style-name="ce1">
            <text:p>-1,342671193</text:p>
          </table:table-cell>
          <table:table-cell office:value-type="float" office:value="0.24022603309927901" table:style-name="ce1">
            <text:p>0,240226033</text:p>
          </table:table-cell>
          <table:table-cell table:number-columns-repeated="16379"/>
        </table:table-row>
        <table:table-row table:style-name="ro1">
          <table:table-cell office:value-type="float" office:value="151.5" table:style-name="ce1">
            <text:p>151,5</text:p>
          </table:table-cell>
          <table:table-cell office:value-type="float" office:value="5.1992420342475203" table:style-name="ce1">
            <text:p>5,199242034</text:p>
          </table:table-cell>
          <table:table-cell office:value-type="float" office:value="0.47061086289452603" table:style-name="ce1">
            <text:p>0,470610863</text:p>
          </table:table-cell>
          <table:table-cell office:value-type="float" office:value="-1.37770877263544" table:style-name="ce1">
            <text:p>-1,377708773</text:p>
          </table:table-cell>
          <table:table-cell office:value-type="float" office:value="0.22191444182169501" table:style-name="ce1">
            <text:p>0,221914442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1011981951367398" table:style-name="ce1">
            <text:p>5,101198195</text:p>
          </table:table-cell>
          <table:table-cell office:value-type="float" office:value="0.479240097661429" table:style-name="ce1">
            <text:p>0,479240098</text:p>
          </table:table-cell>
          <table:table-cell office:value-type="float" office:value="-1.33075645493221" table:style-name="ce1">
            <text:p>-1,330756455</text:p>
          </table:table-cell>
          <table:table-cell office:value-type="float" office:value="0.23617532596337601" table:style-name="ce1">
            <text:p>0,236175326</text:p>
          </table:table-cell>
          <table:table-cell table:number-columns-repeated="16379"/>
        </table:table-row>
        <table:table-row table:style-name="ro1">
          <table:table-cell office:value-type="float" office:value="152.5" table:style-name="ce1">
            <text:p>152,5</text:p>
          </table:table-cell>
          <table:table-cell office:value-type="float" office:value="5.1905776325925901" table:style-name="ce1">
            <text:p>5,190577633</text:p>
          </table:table-cell>
          <table:table-cell office:value-type="float" office:value="0.47159732545692301" table:style-name="ce1">
            <text:p>0,471597325</text:p>
          </table:table-cell>
          <table:table-cell office:value-type="float" office:value="-1.3708522237812899" table:style-name="ce1">
            <text:p>-1,370852224</text:p>
          </table:table-cell>
          <table:table-cell office:value-type="float" office:value="0.22264497687785401" table:style-name="ce1">
            <text:p>0,222644977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.1351368347999404" table:style-name="ce1">
            <text:p>5,135136835</text:p>
          </table:table-cell>
          <table:table-cell office:value-type="float" office:value="0.47657559911133901" table:style-name="ce1">
            <text:p>0,476575599</text:p>
          </table:table-cell>
          <table:table-cell office:value-type="float" office:value="-1.35392125359864" table:style-name="ce1">
            <text:p>-1,353921254</text:p>
          </table:table-cell>
          <table:table-cell office:value-type="float" office:value="0.23122091143964599" table:style-name="ce1">
            <text:p>0,231220911</text:p>
          </table:table-cell>
          <table:table-cell table:number-columns-repeated="16379"/>
        </table:table-row>
        <table:table-row table:style-name="ro1">
          <table:table-cell office:value-type="float" office:value="153.5" table:style-name="ce1">
            <text:p>153,5</text:p>
          </table:table-cell>
          <table:table-cell office:value-type="float" office:value="5.1087640343350103" table:style-name="ce1">
            <text:p>5,108764034</text:p>
          </table:table-cell>
          <table:table-cell office:value-type="float" office:value="0.47899791528296198" table:style-name="ce1">
            <text:p>0,478997915</text:p>
          </table:table-cell>
          <table:table-cell office:value-type="float" office:value="-1.3361270585187901" table:style-name="ce1">
            <text:p>-1,336127059</text:p>
          </table:table-cell>
          <table:table-cell office:value-type="float" office:value="0.23787514567312601" table:style-name="ce1">
            <text:p>0,237875146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.2095700697139904" table:style-name="ce1">
            <text:p>5,20957007</text:p>
          </table:table-cell>
          <table:table-cell office:value-type="float" office:value="0.47188354967135299" table:style-name="ce1">
            <text:p>0,47188355</text:p>
          </table:table-cell>
          <table:table-cell office:value-type="float" office:value="-1.36416841391563" table:style-name="ce1">
            <text:p>-1,364168414</text:p>
          </table:table-cell>
          <table:table-cell office:value-type="float" office:value="0.22628885301207399" table:style-name="ce1">
            <text:p>0,226288853</text:p>
          </table:table-cell>
          <table:table-cell table:number-columns-repeated="16379"/>
        </table:table-row>
        <table:table-row table:style-name="ro1">
          <table:table-cell office:value-type="float" office:value="154.5" table:style-name="ce1">
            <text:p>154,5</text:p>
          </table:table-cell>
          <table:table-cell office:value-type="float" office:value="5.2268873808726601" table:style-name="ce1">
            <text:p>5,226887381</text:p>
          </table:table-cell>
          <table:table-cell office:value-type="float" office:value="0.47100526275232701" table:style-name="ce1">
            <text:p>0,471005263</text:p>
          </table:table-cell>
          <table:table-cell office:value-type="float" office:value="-1.3731981631037999" table:style-name="ce1">
            <text:p>-1,373198163</text:p>
          </table:table-cell>
          <table:table-cell office:value-type="float" office:value="0.225472063219605" table:style-name="ce1">
            <text:p>0,225472063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.1449368495615202" table:style-name="ce1">
            <text:p>5,14493685</text:p>
          </table:table-cell>
          <table:table-cell office:value-type="float" office:value="0.47641962381151798" table:style-name="ce1">
            <text:p>0,476419624</text:p>
          </table:table-cell>
          <table:table-cell office:value-type="float" office:value="-1.3427609295005201" table:style-name="ce1">
            <text:p>-1,34276093</text:p>
          </table:table-cell>
          <table:table-cell office:value-type="float" office:value="0.23428819172644699" table:style-name="ce1">
            <text:p>0,234288192</text:p>
          </table:table-cell>
          <table:table-cell table:number-columns-repeated="16379"/>
        </table:table-row>
        <table:table-row table:style-name="ro1">
          <table:table-cell office:value-type="float" office:value="155.5" table:style-name="ce1">
            <text:p>155,5</text:p>
          </table:table-cell>
          <table:table-cell office:value-type="float" office:value="5.1861545017594697" table:style-name="ce1">
            <text:p>5,186154502</text:p>
          </table:table-cell>
          <table:table-cell office:value-type="float" office:value="0.47302482576993599" table:style-name="ce1">
            <text:p>0,473024826</text:p>
          </table:table-cell>
          <table:table-cell office:value-type="float" office:value="-1.3633574222420499" table:style-name="ce1">
            <text:p>-1,363357422</text:p>
          </table:table-cell>
          <table:table-cell office:value-type="float" office:value="0.227163901534194" table:style-name="ce1">
            <text:p>0,227163902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.1562954634699798" table:style-name="ce1">
            <text:p>5,156295463</text:p>
          </table:table-cell>
          <table:table-cell office:value-type="float" office:value="0.473972847605029" table:style-name="ce1">
            <text:p>0,473972848</text:p>
          </table:table-cell>
          <table:table-cell office:value-type="float" office:value="-1.35584968880948" table:style-name="ce1">
            <text:p>-1,355849689</text:p>
          </table:table-cell>
          <table:table-cell office:value-type="float" office:value="0.22834828016605199" table:style-name="ce1">
            <text:p>0,22834828</text:p>
          </table:table-cell>
          <table:table-cell table:number-columns-repeated="16379"/>
        </table:table-row>
        <table:table-row table:style-name="ro1">
          <table:table-cell office:value-type="float" office:value="156.5" table:style-name="ce1">
            <text:p>156,5</text:p>
          </table:table-cell>
          <table:table-cell office:value-type="float" office:value="5.2211251011052697" table:style-name="ce1">
            <text:p>5,221125101</text:p>
          </table:table-cell>
          <table:table-cell office:value-type="float" office:value="0.47043746287979499" table:style-name="ce1">
            <text:p>0,470437463</text:p>
          </table:table-cell>
          <table:table-cell office:value-type="float" office:value="-1.3688080787649299" table:style-name="ce1">
            <text:p>-1,368808079</text:p>
          </table:table-cell>
          <table:table-cell office:value-type="float" office:value="0.22471665123177001" table:style-name="ce1">
            <text:p>0,224716651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.2528455736269599" table:style-name="ce1">
            <text:p>5,252845574</text:p>
          </table:table-cell>
          <table:table-cell office:value-type="float" office:value="0.46891777443044702" table:style-name="ce1">
            <text:p>0,468917774</text:p>
          </table:table-cell>
          <table:table-cell office:value-type="float" office:value="-1.37175423224976" table:style-name="ce1">
            <text:p>-1,371754232</text:p>
          </table:table-cell>
          <table:table-cell office:value-type="float" office:value="0.22336997643218401" table:style-name="ce1">
            <text:p>0,223369976</text:p>
          </table:table-cell>
          <table:table-cell table:number-columns-repeated="16379"/>
        </table:table-row>
        <table:table-row table:style-name="ro1">
          <table:table-cell office:value-type="float" office:value="157.5" table:style-name="ce1">
            <text:p>157,5</text:p>
          </table:table-cell>
          <table:table-cell office:value-type="float" office:value="5.1356521927562504" table:style-name="ce1">
            <text:p>5,135652193</text:p>
          </table:table-cell>
          <table:table-cell office:value-type="float" office:value="0.47767036564515603" table:style-name="ce1">
            <text:p>0,477670366</text:p>
          </table:table-cell>
          <table:table-cell office:value-type="float" office:value="-1.3370392909859301" table:style-name="ce1">
            <text:p>-1,337039291</text:p>
          </table:table-cell>
          <table:table-cell office:value-type="float" office:value="0.23802218899026101" table:style-name="ce1">
            <text:p>0,238022189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1966075466490702" table:style-name="ce1">
            <text:p>5,196607547</text:p>
          </table:table-cell>
          <table:table-cell office:value-type="float" office:value="0.47254049332985598" table:style-name="ce1">
            <text:p>0,472540493</text:p>
          </table:table-cell>
          <table:table-cell office:value-type="float" office:value="-1.36000650078279" table:style-name="ce1">
            <text:p>-1,360006501</text:p>
          </table:table-cell>
          <table:table-cell office:value-type="float" office:value="0.22975667202432301" table:style-name="ce1">
            <text:p>0,229756672</text:p>
          </table:table-cell>
          <table:table-cell table:number-columns-repeated="16379"/>
        </table:table-row>
        <table:table-row table:style-name="ro1">
          <table:table-cell office:value-type="float" office:value="158.5" table:style-name="ce1">
            <text:p>158,5</text:p>
          </table:table-cell>
          <table:table-cell office:value-type="float" office:value="5.2314652289930601" table:style-name="ce1">
            <text:p>5,231465229</text:p>
          </table:table-cell>
          <table:table-cell office:value-type="float" office:value="0.47005698932745799" table:style-name="ce1">
            <text:p>0,470056989</text:p>
          </table:table-cell>
          <table:table-cell office:value-type="float" office:value="-1.3733964637999401" table:style-name="ce1">
            <text:p>-1,373396464</text:p>
          </table:table-cell>
          <table:table-cell office:value-type="float" office:value="0.22255180020133999" table:style-name="ce1">
            <text:p>0,2225518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.1838204492925399" table:style-name="ce1">
            <text:p>5,183820449</text:p>
          </table:table-cell>
          <table:table-cell office:value-type="float" office:value="0.47270727337467799" table:style-name="ce1">
            <text:p>0,472707273</text:p>
          </table:table-cell>
          <table:table-cell office:value-type="float" office:value="-1.3690471598207301" table:style-name="ce1">
            <text:p>-1,36904716</text:p>
          </table:table-cell>
          <table:table-cell office:value-type="float" office:value="0.22827113491085499" table:style-name="ce1">
            <text:p>0,228271135</text:p>
          </table:table-cell>
          <table:table-cell table:number-columns-repeated="16379"/>
        </table:table-row>
        <table:table-row table:style-name="ro1">
          <table:table-cell office:value-type="float" office:value="159.5" table:style-name="ce1">
            <text:p>159,5</text:p>
          </table:table-cell>
          <table:table-cell office:value-type="float" office:value="5.1641216003850596" table:style-name="ce1">
            <text:p>5,1641216</text:p>
          </table:table-cell>
          <table:table-cell office:value-type="float" office:value="0.473567482283969" table:style-name="ce1">
            <text:p>0,473567482</text:p>
          </table:table-cell>
          <table:table-cell office:value-type="float" office:value="-1.3655084616408499" table:style-name="ce1">
            <text:p>-1,365508462</text:p>
          </table:table-cell>
          <table:table-cell office:value-type="float" office:value="0.23104559350265699" table:style-name="ce1">
            <text:p>0,231045594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.1925328363015302" table:style-name="ce1">
            <text:p>5,192532836</text:p>
          </table:table-cell>
          <table:table-cell office:value-type="float" office:value="0.47244667965165699" table:style-name="ce1">
            <text:p>0,47244668</text:p>
          </table:table-cell>
          <table:table-cell office:value-type="float" office:value="-1.3708330007029299" table:style-name="ce1">
            <text:p>-1,370833001</text:p>
          </table:table-cell>
          <table:table-cell office:value-type="float" office:value="0.22549349069067201" table:style-name="ce1">
            <text:p>0,225493491</text:p>
          </table:table-cell>
          <table:table-cell table:number-columns-repeated="16379"/>
        </table:table-row>
        <table:table-row table:style-name="ro1">
          <table:table-cell office:value-type="float" office:value="160.5" table:style-name="ce1">
            <text:p>160,5</text:p>
          </table:table-cell>
          <table:table-cell office:value-type="float" office:value="5.2181937853777098" table:style-name="ce1">
            <text:p>5,218193785</text:p>
          </table:table-cell>
          <table:table-cell office:value-type="float" office:value="0.47017385691901298" table:style-name="ce1">
            <text:p>0,470173857</text:p>
          </table:table-cell>
          <table:table-cell office:value-type="float" office:value="-1.3755353408892901" table:style-name="ce1">
            <text:p>-1,375535341</text:p>
          </table:table-cell>
          <table:table-cell office:value-type="float" office:value="0.22430010676054299" table:style-name="ce1">
            <text:p>0,224300107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.2133574323002501" table:style-name="ce1">
            <text:p>5,213357432</text:p>
          </table:table-cell>
          <table:table-cell office:value-type="float" office:value="0.47168321209376801" table:style-name="ce1">
            <text:p>0,471683212</text:p>
          </table:table-cell>
          <table:table-cell office:value-type="float" office:value="-1.3782470630916599" table:style-name="ce1">
            <text:p>-1,378247063</text:p>
          </table:table-cell>
          <table:table-cell office:value-type="float" office:value="0.227937110456785" table:style-name="ce1">
            <text:p>0,22793711</text:p>
          </table:table-cell>
          <table:table-cell table:number-columns-repeated="16379"/>
        </table:table-row>
        <table:table-row table:style-name="ro1">
          <table:table-cell office:value-type="float" office:value="161.5" table:style-name="ce1">
            <text:p>161,5</text:p>
          </table:table-cell>
          <table:table-cell office:value-type="float" office:value="5.2062807701363703" table:style-name="ce1">
            <text:p>5,20628077</text:p>
          </table:table-cell>
          <table:table-cell office:value-type="float" office:value="0.47144098805772799" table:style-name="ce1">
            <text:p>0,471440988</text:p>
          </table:table-cell>
          <table:table-cell office:value-type="float" office:value="-1.3620569399817" table:style-name="ce1">
            <text:p>-1,36205694</text:p>
          </table:table-cell>
          <table:table-cell office:value-type="float" office:value="0.23367458988097201" table:style-name="ce1">
            <text:p>0,23367459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1339730840887698" table:style-name="ce1">
            <text:p>5,133973084</text:p>
          </table:table-cell>
          <table:table-cell office:value-type="float" office:value="0.47411266419182002" table:style-name="ce1">
            <text:p>0,474112664</text:p>
          </table:table-cell>
          <table:table-cell office:value-type="float" office:value="-1.36602635355822" table:style-name="ce1">
            <text:p>-1,366026354</text:p>
          </table:table-cell>
          <table:table-cell office:value-type="float" office:value="0.23131158088175699" table:style-name="ce1">
            <text:p>0,231311581</text:p>
          </table:table-cell>
          <table:table-cell table:number-columns-repeated="16379"/>
        </table:table-row>
        <table:table-row table:style-name="ro1">
          <table:table-cell office:value-type="float" office:value="162.5" table:style-name="ce1">
            <text:p>162,5</text:p>
          </table:table-cell>
          <table:table-cell office:value-type="float" office:value="5.2036449825640902" table:style-name="ce1">
            <text:p>5,203644983</text:p>
          </table:table-cell>
          <table:table-cell office:value-type="float" office:value="0.47049305674609598" table:style-name="ce1">
            <text:p>0,470493057</text:p>
          </table:table-cell>
          <table:table-cell office:value-type="float" office:value="-1.3859823543197101" table:style-name="ce1">
            <text:p>-1,385982354</text:p>
          </table:table-cell>
          <table:table-cell office:value-type="float" office:value="0.224384594593105" table:style-name="ce1">
            <text:p>0,224384595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.17361435558092" table:style-name="ce1">
            <text:p>5,173614356</text:p>
          </table:table-cell>
          <table:table-cell office:value-type="float" office:value="0.47193198849956702" table:style-name="ce1">
            <text:p>0,471931988</text:p>
          </table:table-cell>
          <table:table-cell office:value-type="float" office:value="-1.3771644722116601" table:style-name="ce1">
            <text:p>-1,377164472</text:p>
          </table:table-cell>
          <table:table-cell office:value-type="float" office:value="0.227439575471337" table:style-name="ce1">
            <text:p>0,227439575</text:p>
          </table:table-cell>
          <table:table-cell table:number-columns-repeated="16379"/>
        </table:table-row>
        <table:table-row table:style-name="ro1">
          <table:table-cell office:value-type="float" office:value="163.5" table:style-name="ce1">
            <text:p>163,5</text:p>
          </table:table-cell>
          <table:table-cell office:value-type="float" office:value="5.2055319530112696" table:style-name="ce1">
            <text:p>5,205531953</text:p>
          </table:table-cell>
          <table:table-cell office:value-type="float" office:value="0.47164921201263199" table:style-name="ce1">
            <text:p>0,471649212</text:p>
          </table:table-cell>
          <table:table-cell office:value-type="float" office:value="-1.3722681107690899" table:style-name="ce1">
            <text:p>-1,372268111</text:p>
          </table:table-cell>
          <table:table-cell office:value-type="float" office:value="0.22566929849693801" table:style-name="ce1">
            <text:p>0,225669298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.1987605565032098" table:style-name="ce1">
            <text:p>5,198760557</text:p>
          </table:table-cell>
          <table:table-cell office:value-type="float" office:value="0.47131412473178502" table:style-name="ce1">
            <text:p>0,471314125</text:p>
          </table:table-cell>
          <table:table-cell office:value-type="float" office:value="-1.3728366833166199" table:style-name="ce1">
            <text:p>-1,372836683</text:p>
          </table:table-cell>
          <table:table-cell office:value-type="float" office:value="0.226480264997203" table:style-name="ce1">
            <text:p>0,226480265</text:p>
          </table:table-cell>
          <table:table-cell table:number-columns-repeated="16379"/>
        </table:table-row>
        <table:table-row table:style-name="ro1">
          <table:table-cell office:value-type="float" office:value="164.5" table:style-name="ce1">
            <text:p>164,5</text:p>
          </table:table-cell>
          <table:table-cell office:value-type="float" office:value="5.1624793291770601" table:style-name="ce1">
            <text:p>5,162479329</text:p>
          </table:table-cell>
          <table:table-cell office:value-type="float" office:value="0.47370397856699498" table:style-name="ce1">
            <text:p>0,473703979</text:p>
          </table:table-cell>
          <table:table-cell office:value-type="float" office:value="-1.36325681074899" table:style-name="ce1">
            <text:p>-1,363256811</text:p>
          </table:table-cell>
          <table:table-cell office:value-type="float" office:value="0.230086374485198" table:style-name="ce1">
            <text:p>0,230086374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.1291479629370098" table:style-name="ce1">
            <text:p>5,129147963</text:p>
          </table:table-cell>
          <table:table-cell office:value-type="float" office:value="0.47475961024994501" table:style-name="ce1">
            <text:p>0,47475961</text:p>
          </table:table-cell>
          <table:table-cell office:value-type="float" office:value="-1.37415468996402" table:style-name="ce1">
            <text:p>-1,37415469</text:p>
          </table:table-cell>
          <table:table-cell office:value-type="float" office:value="0.22517457003222899" table:style-name="ce1">
            <text:p>0,22517457</text:p>
          </table:table-cell>
          <table:table-cell table:number-columns-repeated="16379"/>
        </table:table-row>
        <table:table-row table:style-name="ro1">
          <table:table-cell office:value-type="float" office:value="165.5" table:style-name="ce1">
            <text:p>165,5</text:p>
          </table:table-cell>
          <table:table-cell office:value-type="float" office:value="5.1447664914298397" table:style-name="ce1">
            <text:p>5,144766491</text:p>
          </table:table-cell>
          <table:table-cell office:value-type="float" office:value="0.47344703169844699" table:style-name="ce1">
            <text:p>0,473447032</text:p>
          </table:table-cell>
          <table:table-cell office:value-type="float" office:value="-1.3681251587049299" table:style-name="ce1">
            <text:p>-1,368125159</text:p>
          </table:table-cell>
          <table:table-cell office:value-type="float" office:value="0.22579857813082399" table:style-name="ce1">
            <text:p>0,225798578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.1347544347364797" table:style-name="ce1">
            <text:p>5,134754435</text:p>
          </table:table-cell>
          <table:table-cell office:value-type="float" office:value="0.47440699205847398" table:style-name="ce1">
            <text:p>0,474406992</text:p>
          </table:table-cell>
          <table:table-cell office:value-type="float" office:value="-1.36659713344633" table:style-name="ce1">
            <text:p>-1,366597133</text:p>
          </table:table-cell>
          <table:table-cell office:value-type="float" office:value="0.22955479517753599" table:style-name="ce1">
            <text:p>0,229554795</text:p>
          </table:table-cell>
          <table:table-cell table:number-columns-repeated="16379"/>
        </table:table-row>
        <table:table-row table:style-name="ro1">
          <table:table-cell office:value-type="float" office:value="166.5" table:style-name="ce1">
            <text:p>166,5</text:p>
          </table:table-cell>
          <table:table-cell office:value-type="float" office:value="5.1883092745242196" table:style-name="ce1">
            <text:p>5,188309275</text:p>
          </table:table-cell>
          <table:table-cell office:value-type="float" office:value="0.47070002573291703" table:style-name="ce1">
            <text:p>0,470700026</text:p>
          </table:table-cell>
          <table:table-cell office:value-type="float" office:value="-1.3780296369868399" table:style-name="ce1">
            <text:p>-1,378029637</text:p>
          </table:table-cell>
          <table:table-cell office:value-type="float" office:value="0.22415200350594799" table:style-name="ce1">
            <text:p>0,224152004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.1239783573785198" table:style-name="ce1">
            <text:p>5,123978357</text:p>
          </table:table-cell>
          <table:table-cell office:value-type="float" office:value="0.47545323990184502" table:style-name="ce1">
            <text:p>0,47545324</text:p>
          </table:table-cell>
          <table:table-cell office:value-type="float" office:value="-1.3618151126317599" table:style-name="ce1">
            <text:p>-1,361815113</text:p>
          </table:table-cell>
          <table:table-cell office:value-type="float" office:value="0.23307066616403199" table:style-name="ce1">
            <text:p>0,233070666</text:p>
          </table:table-cell>
          <table:table-cell table:number-columns-repeated="16379"/>
        </table:table-row>
        <table:table-row table:style-name="ro1">
          <table:table-cell office:value-type="float" office:value="167.5" table:style-name="ce1">
            <text:p>167,5</text:p>
          </table:table-cell>
          <table:table-cell office:value-type="float" office:value="5.1765837380957098" table:style-name="ce1">
            <text:p>5,176583738</text:p>
          </table:table-cell>
          <table:table-cell office:value-type="float" office:value="0.47162643816369798" table:style-name="ce1">
            <text:p>0,471626438</text:p>
          </table:table-cell>
          <table:table-cell office:value-type="float" office:value="-1.3759203814180601" table:style-name="ce1">
            <text:p>-1,375920381</text:p>
          </table:table-cell>
          <table:table-cell office:value-type="float" office:value="0.22501106562534101" table:style-name="ce1">
            <text:p>0,225011066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.1938069226498396" table:style-name="ce1">
            <text:p>5,193806923</text:p>
          </table:table-cell>
          <table:table-cell office:value-type="float" office:value="0.471188967231078" table:style-name="ce1">
            <text:p>0,471188967</text:p>
          </table:table-cell>
          <table:table-cell office:value-type="float" office:value="-1.37555225321019" table:style-name="ce1">
            <text:p>-1,375552253</text:p>
          </table:table-cell>
          <table:table-cell office:value-type="float" office:value="0.22539182149612999" table:style-name="ce1">
            <text:p>0,225391821</text:p>
          </table:table-cell>
          <table:table-cell table:number-columns-repeated="16379"/>
        </table:table-row>
        <table:table-row table:style-name="ro1">
          <table:table-cell office:value-type="float" office:value="168.5" table:style-name="ce1">
            <text:p>168,5</text:p>
          </table:table-cell>
          <table:table-cell office:value-type="float" office:value="5.1175257432957899" table:style-name="ce1">
            <text:p>5,117525743</text:p>
          </table:table-cell>
          <table:table-cell office:value-type="float" office:value="0.47604942606177503" table:style-name="ce1">
            <text:p>0,476049426</text:p>
          </table:table-cell>
          <table:table-cell office:value-type="float" office:value="-1.3646170494157901" table:style-name="ce1">
            <text:p>-1,364617049</text:p>
          </table:table-cell>
          <table:table-cell office:value-type="float" office:value="0.233057607467033" table:style-name="ce1">
            <text:p>0,233057607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.1551482698408702" table:style-name="ce1">
            <text:p>5,15514827</text:p>
          </table:table-cell>
          <table:table-cell office:value-type="float" office:value="0.47344408350562101" table:style-name="ce1">
            <text:p>0,473444084</text:p>
          </table:table-cell>
          <table:table-cell office:value-type="float" office:value="-1.3662571388450899" table:style-name="ce1">
            <text:p>-1,366257139</text:p>
          </table:table-cell>
          <table:table-cell office:value-type="float" office:value="0.231078073696034" table:style-name="ce1">
            <text:p>0,231078074</text:p>
          </table:table-cell>
          <table:table-cell table:number-columns-repeated="16379"/>
        </table:table-row>
        <table:table-row table:style-name="ro1">
          <table:table-cell office:value-type="float" office:value="169.5" table:style-name="ce1">
            <text:p>169,5</text:p>
          </table:table-cell>
          <table:table-cell office:value-type="float" office:value="5.1254745315515304" table:style-name="ce1">
            <text:p>5,125474532</text:p>
          </table:table-cell>
          <table:table-cell office:value-type="float" office:value="0.47455756512797997" table:style-name="ce1">
            <text:p>0,474557565</text:p>
          </table:table-cell>
          <table:table-cell office:value-type="float" office:value="-1.37095354047605" table:style-name="ce1">
            <text:p>-1,37095354</text:p>
          </table:table-cell>
          <table:table-cell office:value-type="float" office:value="0.22561034116870701" table:style-name="ce1">
            <text:p>0,225610341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.1407776070907998" table:style-name="ce1">
            <text:p>5,140777607</text:p>
          </table:table-cell>
          <table:table-cell office:value-type="float" office:value="0.47373809742387002" table:style-name="ce1">
            <text:p>0,473738097</text:p>
          </table:table-cell>
          <table:table-cell office:value-type="float" office:value="-1.3786759062601801" table:style-name="ce1">
            <text:p>-1,378675906</text:p>
          </table:table-cell>
          <table:table-cell office:value-type="float" office:value="0.226130230961052" table:style-name="ce1">
            <text:p>0,226130231</text:p>
          </table:table-cell>
          <table:table-cell table:number-columns-repeated="16379"/>
        </table:table-row>
        <table:table-row table:style-name="ro1">
          <table:table-cell office:value-type="float" office:value="170.5" table:style-name="ce1">
            <text:p>170,5</text:p>
          </table:table-cell>
          <table:table-cell office:value-type="float" office:value="5.1005120487593896" table:style-name="ce1">
            <text:p>5,100512049</text:p>
          </table:table-cell>
          <table:table-cell office:value-type="float" office:value="0.476515934272569" table:style-name="ce1">
            <text:p>0,476515934</text:p>
          </table:table-cell>
          <table:table-cell office:value-type="float" office:value="-1.3555556646010201" table:style-name="ce1">
            <text:p>-1,355555665</text:p>
          </table:table-cell>
          <table:table-cell office:value-type="float" office:value="0.23511763809217201" table:style-name="ce1">
            <text:p>0,235117638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5.1618910625668697" table:style-name="ce1">
            <text:p>5,161891063</text:p>
          </table:table-cell>
          <table:table-cell office:value-type="float" office:value="0.47258905632952097" table:style-name="ce1">
            <text:p>0,472589056</text:p>
          </table:table-cell>
          <table:table-cell office:value-type="float" office:value="-1.3665118483798" table:style-name="ce1">
            <text:p>-1,366511848</text:p>
          </table:table-cell>
          <table:table-cell office:value-type="float" office:value="0.22825719121188501" table:style-name="ce1">
            <text:p>0,228257191</text:p>
          </table:table-cell>
          <table:table-cell table:number-columns-repeated="16379"/>
        </table:table-row>
        <table:table-row table:style-name="ro1">
          <table:table-cell office:value-type="float" office:value="171.5" table:style-name="ce1">
            <text:p>171,5</text:p>
          </table:table-cell>
          <table:table-cell office:value-type="float" office:value="5.1174682234034901" table:style-name="ce1">
            <text:p>5,117468223</text:p>
          </table:table-cell>
          <table:table-cell office:value-type="float" office:value="0.47459309781419001" table:style-name="ce1">
            <text:p>0,474593098</text:p>
          </table:table-cell>
          <table:table-cell office:value-type="float" office:value="-1.36814121609795" table:style-name="ce1">
            <text:p>-1,368141216</text:p>
          </table:table-cell>
          <table:table-cell office:value-type="float" office:value="0.22846999667704401" table:style-name="ce1">
            <text:p>0,228469997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5.1115321418692199" table:style-name="ce1">
            <text:p>5,111532142</text:p>
          </table:table-cell>
          <table:table-cell office:value-type="float" office:value="0.47497585193362302" table:style-name="ce1">
            <text:p>0,474975852</text:p>
          </table:table-cell>
          <table:table-cell office:value-type="float" office:value="-1.3670735543977399" table:style-name="ce1">
            <text:p>-1,367073554</text:p>
          </table:table-cell>
          <table:table-cell office:value-type="float" office:value="0.22412706064759799" table:style-name="ce1">
            <text:p>0,224127061</text:p>
          </table:table-cell>
          <table:table-cell table:number-columns-repeated="16379"/>
        </table:table-row>
        <table:table-row table:style-name="ro1">
          <table:table-cell office:value-type="float" office:value="172.5" table:style-name="ce1">
            <text:p>172,5</text:p>
          </table:table-cell>
          <table:table-cell office:value-type="float" office:value="5.1005778057016604" table:style-name="ce1">
            <text:p>5,100577806</text:p>
          </table:table-cell>
          <table:table-cell office:value-type="float" office:value="0.47681360398064299" table:style-name="ce1">
            <text:p>0,476813604</text:p>
          </table:table-cell>
          <table:table-cell office:value-type="float" office:value="-1.3533969464265501" table:style-name="ce1">
            <text:p>-1,353396946</text:p>
          </table:table-cell>
          <table:table-cell office:value-type="float" office:value="0.23191627558015701" table:style-name="ce1">
            <text:p>0,231916276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.0918746125510301" table:style-name="ce1">
            <text:p>5,091874613</text:p>
          </table:table-cell>
          <table:table-cell office:value-type="float" office:value="0.47678118275937797" table:style-name="ce1">
            <text:p>0,476781183</text:p>
          </table:table-cell>
          <table:table-cell office:value-type="float" office:value="-1.3639043501032699" table:style-name="ce1">
            <text:p>-1,36390435</text:p>
          </table:table-cell>
          <table:table-cell office:value-type="float" office:value="0.235847180785135" table:style-name="ce1">
            <text:p>0,235847181</text:p>
          </table:table-cell>
          <table:table-cell table:number-columns-repeated="16379"/>
        </table:table-row>
        <table:table-row table:style-name="ro1">
          <table:table-cell office:value-type="float" office:value="173.5" table:style-name="ce1">
            <text:p>173,5</text:p>
          </table:table-cell>
          <table:table-cell office:value-type="float" office:value="5.1040113814617998" table:style-name="ce1">
            <text:p>5,104011381</text:p>
          </table:table-cell>
          <table:table-cell office:value-type="float" office:value="0.47651601045733" table:style-name="ce1">
            <text:p>0,47651601</text:p>
          </table:table-cell>
          <table:table-cell office:value-type="float" office:value="-1.3588238360325" table:style-name="ce1">
            <text:p>-1,358823836</text:p>
          </table:table-cell>
          <table:table-cell office:value-type="float" office:value="0.231630631559824" table:style-name="ce1">
            <text:p>0,231630632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.1482554094206296" table:style-name="ce1">
            <text:p>5,148255409</text:p>
          </table:table-cell>
          <table:table-cell office:value-type="float" office:value="0.47381546135928099" table:style-name="ce1">
            <text:p>0,473815461</text:p>
          </table:table-cell>
          <table:table-cell office:value-type="float" office:value="-1.3790341259668" table:style-name="ce1">
            <text:p>-1,379034126</text:p>
          </table:table-cell>
          <table:table-cell office:value-type="float" office:value="0.22965236204508199" table:style-name="ce1">
            <text:p>0,229652362</text:p>
          </table:table-cell>
          <table:table-cell table:number-columns-repeated="16379"/>
        </table:table-row>
        <table:table-row table:style-name="ro1">
          <table:table-cell office:value-type="float" office:value="174.5" table:style-name="ce1">
            <text:p>174,5</text:p>
          </table:table-cell>
          <table:table-cell office:value-type="float" office:value="5.1023095849269096" table:style-name="ce1">
            <text:p>5,102309585</text:p>
          </table:table-cell>
          <table:table-cell office:value-type="float" office:value="0.47682025222812902" table:style-name="ce1">
            <text:p>0,476820252</text:p>
          </table:table-cell>
          <table:table-cell office:value-type="float" office:value="-1.3539511882991" table:style-name="ce1">
            <text:p>-1,353951188</text:p>
          </table:table-cell>
          <table:table-cell office:value-type="float" office:value="0.23128891474956501" table:style-name="ce1">
            <text:p>0,231288915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.0710017065124902" table:style-name="ce1">
            <text:p>5,071001707</text:p>
          </table:table-cell>
          <table:table-cell office:value-type="float" office:value="0.47877135486007999" table:style-name="ce1">
            <text:p>0,478771355</text:p>
          </table:table-cell>
          <table:table-cell office:value-type="float" office:value="-1.3470436990608501" table:style-name="ce1">
            <text:p>-1,347043699</text:p>
          </table:table-cell>
          <table:table-cell office:value-type="float" office:value="0.234868151205151" table:style-name="ce1">
            <text:p>0,234868151</text:p>
          </table:table-cell>
          <table:table-cell table:number-columns-repeated="16379"/>
        </table:table-row>
        <table:table-row table:style-name="ro1">
          <table:table-cell office:value-type="float" office:value="175.5" table:style-name="ce1">
            <text:p>175,5</text:p>
          </table:table-cell>
          <table:table-cell office:value-type="float" office:value="5.1208178002248896" table:style-name="ce1">
            <text:p>5,1208178</text:p>
          </table:table-cell>
          <table:table-cell office:value-type="float" office:value="0.475357038468251" table:style-name="ce1">
            <text:p>0,475357038</text:p>
          </table:table-cell>
          <table:table-cell office:value-type="float" office:value="-1.3694237775696501" table:style-name="ce1">
            <text:p>-1,369423778</text:p>
          </table:table-cell>
          <table:table-cell office:value-type="float" office:value="0.23039785844140401" table:style-name="ce1">
            <text:p>0,230397858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5.1126068302252099" table:style-name="ce1">
            <text:p>5,11260683</text:p>
          </table:table-cell>
          <table:table-cell office:value-type="float" office:value="0.47582211247212602" table:style-name="ce1">
            <text:p>0,475822112</text:p>
          </table:table-cell>
          <table:table-cell office:value-type="float" office:value="-1.3625811698161501" table:style-name="ce1">
            <text:p>-1,36258117</text:p>
          </table:table-cell>
          <table:table-cell office:value-type="float" office:value="0.23053462170239" table:style-name="ce1">
            <text:p>0,230534622</text:p>
          </table:table-cell>
          <table:table-cell table:number-columns-repeated="16379"/>
        </table:table-row>
        <table:table-row table:style-name="ro1">
          <table:table-cell office:value-type="float" office:value="176.5" table:style-name="ce1">
            <text:p>176,5</text:p>
          </table:table-cell>
          <table:table-cell office:value-type="float" office:value="5.0400947855836904" table:style-name="ce1">
            <text:p>5,040094786</text:p>
          </table:table-cell>
          <table:table-cell office:value-type="float" office:value="0.47943481585737902" table:style-name="ce1">
            <text:p>0,479434816</text:p>
          </table:table-cell>
          <table:table-cell office:value-type="float" office:value="-1.3502839520554999" table:style-name="ce1">
            <text:p>-1,350283952</text:p>
          </table:table-cell>
          <table:table-cell office:value-type="float" office:value="0.23433122673036999" table:style-name="ce1">
            <text:p>0,234331227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5.0462427082089496" table:style-name="ce1">
            <text:p>5,046242708</text:p>
          </table:table-cell>
          <table:table-cell office:value-type="float" office:value="0.48004382858477102" table:style-name="ce1">
            <text:p>0,480043829</text:p>
          </table:table-cell>
          <table:table-cell office:value-type="float" office:value="-1.3487993781580701" table:style-name="ce1">
            <text:p>-1,348799378</text:p>
          </table:table-cell>
          <table:table-cell office:value-type="float" office:value="0.237067825845619" table:style-name="ce1">
            <text:p>0,237067826</text:p>
          </table:table-cell>
          <table:table-cell table:number-columns-repeated="16379"/>
        </table:table-row>
        <table:table-row table:style-name="ro1">
          <table:table-cell office:value-type="float" office:value="177.5" table:style-name="ce1">
            <text:p>177,5</text:p>
          </table:table-cell>
          <table:table-cell office:value-type="float" office:value="5.0888643603161796" table:style-name="ce1">
            <text:p>5,08886436</text:p>
          </table:table-cell>
          <table:table-cell office:value-type="float" office:value="0.47724320351352301" table:style-name="ce1">
            <text:p>0,477243204</text:p>
          </table:table-cell>
          <table:table-cell office:value-type="float" office:value="-1.34866841654171" table:style-name="ce1">
            <text:p>-1,348668417</text:p>
          </table:table-cell>
          <table:table-cell office:value-type="float" office:value="0.233803064671878" table:style-name="ce1">
            <text:p>0,233803065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.0701079062054299" table:style-name="ce1">
            <text:p>5,070107906</text:p>
          </table:table-cell>
          <table:table-cell office:value-type="float" office:value="0.47807709633734402" table:style-name="ce1">
            <text:p>0,478077096</text:p>
          </table:table-cell>
          <table:table-cell office:value-type="float" office:value="-1.35152903221692" table:style-name="ce1">
            <text:p>-1,351529032</text:p>
          </table:table-cell>
          <table:table-cell office:value-type="float" office:value="0.23510978670117799" table:style-name="ce1">
            <text:p>0,235109787</text:p>
          </table:table-cell>
          <table:table-cell table:number-columns-repeated="16379"/>
        </table:table-row>
        <table:table-row table:style-name="ro1">
          <table:table-cell office:value-type="float" office:value="178.5" table:style-name="ce1">
            <text:p>178,5</text:p>
          </table:table-cell>
          <table:table-cell office:value-type="float" office:value="5.0144395722742301" table:style-name="ce1">
            <text:p>5,014439572</text:p>
          </table:table-cell>
          <table:table-cell office:value-type="float" office:value="0.48164729233758302" table:style-name="ce1">
            <text:p>0,481647292</text:p>
          </table:table-cell>
          <table:table-cell office:value-type="float" office:value="-1.3307140834115301" table:style-name="ce1">
            <text:p>-1,330714083</text:p>
          </table:table-cell>
          <table:table-cell office:value-type="float" office:value="0.245648357866772" table:style-name="ce1">
            <text:p>0,245648358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5.0456533601392799" table:style-name="ce1">
            <text:p>5,04565336</text:p>
          </table:table-cell>
          <table:table-cell office:value-type="float" office:value="0.479131522450639" table:style-name="ce1">
            <text:p>0,479131522</text:p>
          </table:table-cell>
          <table:table-cell office:value-type="float" office:value="-1.34321916221007" table:style-name="ce1">
            <text:p>-1,343219162</text:p>
          </table:table-cell>
          <table:table-cell office:value-type="float" office:value="0.23810075743756301" table:style-name="ce1">
            <text:p>0,238100757</text:p>
          </table:table-cell>
          <table:table-cell table:number-columns-repeated="16379"/>
        </table:table-row>
        <table:table-row table:style-name="ro1">
          <table:table-cell office:value-type="float" office:value="179.5" table:style-name="ce1">
            <text:p>179,5</text:p>
          </table:table-cell>
          <table:table-cell office:value-type="float" office:value="4.9790753845436804" table:style-name="ce1">
            <text:p>4,979075385</text:p>
          </table:table-cell>
          <table:table-cell office:value-type="float" office:value="0.48537892138996402" table:style-name="ce1">
            <text:p>0,485378921</text:p>
          </table:table-cell>
          <table:table-cell office:value-type="float" office:value="-1.3263202340186" table:style-name="ce1">
            <text:p>-1,326320234</text:p>
          </table:table-cell>
          <table:table-cell office:value-type="float" office:value="0.24550277043499499" table:style-name="ce1">
            <text:p>0,24550277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5.03893483821731" table:style-name="ce1">
            <text:p>5,038934838</text:p>
          </table:table-cell>
          <table:table-cell office:value-type="float" office:value="0.48078418801928502" table:style-name="ce1">
            <text:p>0,480784188</text:p>
          </table:table-cell>
          <table:table-cell office:value-type="float" office:value="-1.3440443175274099" table:style-name="ce1">
            <text:p>-1,344044318</text:p>
          </table:table-cell>
          <table:table-cell office:value-type="float" office:value="0.23726761399525501" table:style-name="ce1">
            <text:p>0,237267614</text:p>
          </table:table-cell>
          <table:table-cell table:number-columns-repeated="16379"/>
        </table:table-row>
        <table:table-row table:style-name="ro1">
          <table:table-cell office:value-type="float" office:value="180.5" table:style-name="ce1">
            <text:p>180,5</text:p>
          </table:table-cell>
          <table:table-cell office:value-type="float" office:value="4.9249962416560296" table:style-name="ce1">
            <text:p>4,924996242</text:p>
          </table:table-cell>
          <table:table-cell office:value-type="float" office:value="0.48801725460657303" table:style-name="ce1">
            <text:p>0,488017255</text:p>
          </table:table-cell>
          <table:table-cell office:value-type="float" office:value="-1.31464750245933" table:style-name="ce1">
            <text:p>-1,314647502</text:p>
          </table:table-cell>
          <table:table-cell office:value-type="float" office:value="0.249109789184154" table:style-name="ce1">
            <text:p>0,249109789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.9876235060310803" table:style-name="ce1">
            <text:p>4,987623506</text:p>
          </table:table-cell>
          <table:table-cell office:value-type="float" office:value="0.48420047625651802" table:style-name="ce1">
            <text:p>0,484200476</text:p>
          </table:table-cell>
          <table:table-cell office:value-type="float" office:value="-1.3270090452963501" table:style-name="ce1">
            <text:p>-1,327009045</text:p>
          </table:table-cell>
          <table:table-cell office:value-type="float" office:value="0.24484234287772799" table:style-name="ce1">
            <text:p>0,244842343</text:p>
          </table:table-cell>
          <table:table-cell table:number-columns-repeated="16379"/>
        </table:table-row>
        <table:table-row table:style-name="ro1">
          <table:table-cell office:value-type="float" office:value="181.5" table:style-name="ce1">
            <text:p>181,5</text:p>
          </table:table-cell>
          <table:table-cell office:value-type="float" office:value="4.9961453081311902" table:style-name="ce1">
            <text:p>4,996145308</text:p>
          </table:table-cell>
          <table:table-cell office:value-type="float" office:value="0.48217822840649199" table:style-name="ce1">
            <text:p>0,482178228</text:p>
          </table:table-cell>
          <table:table-cell office:value-type="float" office:value="-1.3441412261980199" table:style-name="ce1">
            <text:p>-1,344141226</text:p>
          </table:table-cell>
          <table:table-cell office:value-type="float" office:value="0.23542774334810801" table:style-name="ce1">
            <text:p>0,235427743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.9713569710902101" table:style-name="ce1">
            <text:p>4,971356971</text:p>
          </table:table-cell>
          <table:table-cell office:value-type="float" office:value="0.484328322465295" table:style-name="ce1">
            <text:p>0,484328322</text:p>
          </table:table-cell>
          <table:table-cell office:value-type="float" office:value="-1.3361810077576799" table:style-name="ce1">
            <text:p>-1,336181008</text:p>
          </table:table-cell>
          <table:table-cell office:value-type="float" office:value="0.24534306175992401" table:style-name="ce1">
            <text:p>0,245343062</text:p>
          </table:table-cell>
          <table:table-cell table:number-columns-repeated="16379"/>
        </table:table-row>
        <table:table-row table:style-name="ro1">
          <table:table-cell office:value-type="float" office:value="182.5" table:style-name="ce1">
            <text:p>182,5</text:p>
          </table:table-cell>
          <table:table-cell office:value-type="float" office:value="4.9258572524650903" table:style-name="ce1">
            <text:p>4,925857252</text:p>
          </table:table-cell>
          <table:table-cell office:value-type="float" office:value="0.48627096738310299" table:style-name="ce1">
            <text:p>0,486270967</text:p>
          </table:table-cell>
          <table:table-cell office:value-type="float" office:value="-1.3264181064307401" table:style-name="ce1">
            <text:p>-1,326418106</text:p>
          </table:table-cell>
          <table:table-cell office:value-type="float" office:value="0.24764550909049099" table:style-name="ce1">
            <text:p>0,247645509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4.86604716523631" table:style-name="ce1">
            <text:p>4,866047165</text:p>
          </table:table-cell>
          <table:table-cell office:value-type="float" office:value="0.49279473096583898" table:style-name="ce1">
            <text:p>0,492794731</text:p>
          </table:table-cell>
          <table:table-cell office:value-type="float" office:value="-1.28550757299092" table:style-name="ce1">
            <text:p>-1,285507573</text:p>
          </table:table-cell>
          <table:table-cell office:value-type="float" office:value="0.258448007602881" table:style-name="ce1">
            <text:p>0,258448008</text:p>
          </table:table-cell>
          <table:table-cell table:number-columns-repeated="16379"/>
        </table:table-row>
        <table:table-row table:style-name="ro1">
          <table:table-cell office:value-type="float" office:value="183.5" table:style-name="ce1">
            <text:p>183,5</text:p>
          </table:table-cell>
          <table:table-cell office:value-type="float" office:value="4.9309493780837599" table:style-name="ce1">
            <text:p>4,930949378</text:p>
          </table:table-cell>
          <table:table-cell office:value-type="float" office:value="0.48802469067191401" table:style-name="ce1">
            <text:p>0,488024691</text:p>
          </table:table-cell>
          <table:table-cell office:value-type="float" office:value="-1.30716852249362" table:style-name="ce1">
            <text:p>-1,307168522</text:p>
          </table:table-cell>
          <table:table-cell office:value-type="float" office:value="0.25037641293815799" table:style-name="ce1">
            <text:p>0,250376413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4.8772204780603596" table:style-name="ce1">
            <text:p>4,877220478</text:p>
          </table:table-cell>
          <table:table-cell office:value-type="float" office:value="0.49283746447990301" table:style-name="ce1">
            <text:p>0,492837464</text:p>
          </table:table-cell>
          <table:table-cell office:value-type="float" office:value="-1.2804838389690201" table:style-name="ce1">
            <text:p>-1,280483839</text:p>
          </table:table-cell>
          <table:table-cell office:value-type="float" office:value="0.26859795818767601" table:style-name="ce1">
            <text:p>0,268597958</text:p>
          </table:table-cell>
          <table:table-cell table:number-columns-repeated="16379"/>
        </table:table-row>
        <table:table-row table:style-name="ro1">
          <table:table-cell office:value-type="float" office:value="184.5" table:style-name="ce1">
            <text:p>184,5</text:p>
          </table:table-cell>
          <table:table-cell office:value-type="float" office:value="4.8902391092259201" table:style-name="ce1">
            <text:p>4,890239109</text:p>
          </table:table-cell>
          <table:table-cell office:value-type="float" office:value="0.48955879565612398" table:style-name="ce1">
            <text:p>0,489558796</text:p>
          </table:table-cell>
          <table:table-cell office:value-type="float" office:value="-1.3168020595276799" table:style-name="ce1">
            <text:p>-1,31680206</text:p>
          </table:table-cell>
          <table:table-cell office:value-type="float" office:value="0.24824565606071899" table:style-name="ce1">
            <text:p>0,248245656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.8084496666622396" table:style-name="ce1">
            <text:p>4,808449667</text:p>
          </table:table-cell>
          <table:table-cell office:value-type="float" office:value="0.49607047453120601" table:style-name="ce1">
            <text:p>0,496070475</text:p>
          </table:table-cell>
          <table:table-cell office:value-type="float" office:value="-1.2774517376572001" table:style-name="ce1">
            <text:p>-1,277451738</text:p>
          </table:table-cell>
          <table:table-cell office:value-type="float" office:value="0.26172566532139702" table:style-name="ce1">
            <text:p>0,261725665</text:p>
          </table:table-cell>
          <table:table-cell table:number-columns-repeated="16379"/>
        </table:table-row>
        <table:table-row table:style-name="ro1">
          <table:table-cell office:value-type="float" office:value="185.5" table:style-name="ce1">
            <text:p>185,5</text:p>
          </table:table-cell>
          <table:table-cell office:value-type="float" office:value="4.7522666430824598" table:style-name="ce1">
            <text:p>4,752266643</text:p>
          </table:table-cell>
          <table:table-cell office:value-type="float" office:value="0.50009110641936705" table:style-name="ce1">
            <text:p>0,500091106</text:p>
          </table:table-cell>
          <table:table-cell office:value-type="float" office:value="-1.26331936864379" table:style-name="ce1">
            <text:p>-1,263319369</text:p>
          </table:table-cell>
          <table:table-cell office:value-type="float" office:value="0.27233974755794199" table:style-name="ce1">
            <text:p>0,272339748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4.7307744619734704" table:style-name="ce1">
            <text:p>4,730774462</text:p>
          </table:table-cell>
          <table:table-cell office:value-type="float" office:value="0.501636286004704" table:style-name="ce1">
            <text:p>0,501636286</text:p>
          </table:table-cell>
          <table:table-cell office:value-type="float" office:value="-1.25246060780225" table:style-name="ce1">
            <text:p>-1,252460608</text:p>
          </table:table-cell>
          <table:table-cell office:value-type="float" office:value="0.27823963301260601" table:style-name="ce1">
            <text:p>0,278239633</text:p>
          </table:table-cell>
          <table:table-cell table:number-columns-repeated="16379"/>
        </table:table-row>
        <table:table-row table:style-name="ro1">
          <table:table-cell office:value-type="float" office:value="186.5" table:style-name="ce1">
            <text:p>186,5</text:p>
          </table:table-cell>
          <table:table-cell office:value-type="float" office:value="4.7060692085094704" table:style-name="ce1">
            <text:p>4,706069209</text:p>
          </table:table-cell>
          <table:table-cell office:value-type="float" office:value="0.50340438088793005" table:style-name="ce1">
            <text:p>0,503404381</text:p>
          </table:table-cell>
          <table:table-cell office:value-type="float" office:value="-1.24671845487712" table:style-name="ce1">
            <text:p>-1,246718455</text:p>
          </table:table-cell>
          <table:table-cell office:value-type="float" office:value="0.28357430088059299" table:style-name="ce1">
            <text:p>0,283574301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4.7149655653554996" table:style-name="ce1">
            <text:p>4,714965565</text:p>
          </table:table-cell>
          <table:table-cell office:value-type="float" office:value="0.50223616089720402" table:style-name="ce1">
            <text:p>0,502236161</text:p>
          </table:table-cell>
          <table:table-cell office:value-type="float" office:value="-1.2495861555780301" table:style-name="ce1">
            <text:p>-1,249586156</text:p>
          </table:table-cell>
          <table:table-cell office:value-type="float" office:value="0.28040137906003099" table:style-name="ce1">
            <text:p>0,280401379</text:p>
          </table:table-cell>
          <table:table-cell table:number-columns-repeated="16379"/>
        </table:table-row>
        <table:table-row table:style-name="ro1">
          <table:table-cell office:value-type="float" office:value="187.5" table:style-name="ce1">
            <text:p>187,5</text:p>
          </table:table-cell>
          <table:table-cell office:value-type="float" office:value="4.70219291707647" table:style-name="ce1">
            <text:p>4,702192917</text:p>
          </table:table-cell>
          <table:table-cell office:value-type="float" office:value="0.50361264827937302" table:style-name="ce1">
            <text:p>0,503612648</text:p>
          </table:table-cell>
          <table:table-cell office:value-type="float" office:value="-1.2537635383288701" table:style-name="ce1">
            <text:p>-1,253763538</text:p>
          </table:table-cell>
          <table:table-cell office:value-type="float" office:value="0.27754504798482099" table:style-name="ce1">
            <text:p>0,277545048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.6518490554119003" table:style-name="ce1">
            <text:p>4,651849055</text:p>
          </table:table-cell>
          <table:table-cell office:value-type="float" office:value="0.50532515342544704" table:style-name="ce1">
            <text:p>0,505325153</text:p>
          </table:table-cell>
          <table:table-cell office:value-type="float" office:value="-1.24320342472711" table:style-name="ce1">
            <text:p>-1,243203425</text:p>
          </table:table-cell>
          <table:table-cell office:value-type="float" office:value="0.283114075593564" table:style-name="ce1">
            <text:p>0,283114076</text:p>
          </table:table-cell>
          <table:table-cell table:number-columns-repeated="16379"/>
        </table:table-row>
        <table:table-row table:style-name="ro1">
          <table:table-cell office:value-type="float" office:value="188.5" table:style-name="ce1">
            <text:p>188,5</text:p>
          </table:table-cell>
          <table:table-cell office:value-type="float" office:value="4.6029631999534502" table:style-name="ce1">
            <text:p>4,6029632</text:p>
          </table:table-cell>
          <table:table-cell office:value-type="float" office:value="0.50710995176477502" table:style-name="ce1">
            <text:p>0,507109952</text:p>
          </table:table-cell>
          <table:table-cell office:value-type="float" office:value="-1.2333014140986001" table:style-name="ce1">
            <text:p>-1,233301414</text:p>
          </table:table-cell>
          <table:table-cell office:value-type="float" office:value="0.283165251448875" table:style-name="ce1">
            <text:p>0,283165251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4.6523309507424502" table:style-name="ce1">
            <text:p>4,652330951</text:p>
          </table:table-cell>
          <table:table-cell office:value-type="float" office:value="0.50617068916705199" table:style-name="ce1">
            <text:p>0,506170689</text:p>
          </table:table-cell>
          <table:table-cell office:value-type="float" office:value="-1.2379335471747499" table:style-name="ce1">
            <text:p>-1,237933547</text:p>
          </table:table-cell>
          <table:table-cell office:value-type="float" office:value="0.27937720549938599" table:style-name="ce1">
            <text:p>0,279377205</text:p>
          </table:table-cell>
          <table:table-cell table:number-columns-repeated="16379"/>
        </table:table-row>
        <table:table-row table:style-name="ro1">
          <table:table-cell office:value-type="float" office:value="189.5" table:style-name="ce1">
            <text:p>189,5</text:p>
          </table:table-cell>
          <table:table-cell office:value-type="float" office:value="4.5734105108168599" table:style-name="ce1">
            <text:p>4,573410511</text:p>
          </table:table-cell>
          <table:table-cell office:value-type="float" office:value="0.51045162245807896" table:style-name="ce1">
            <text:p>0,510451622</text:p>
          </table:table-cell>
          <table:table-cell office:value-type="float" office:value="-1.2229469867942899" table:style-name="ce1">
            <text:p>-1,222946987</text:p>
          </table:table-cell>
          <table:table-cell office:value-type="float" office:value="0.28674050432243497" table:style-name="ce1">
            <text:p>0,286740504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4.5776294081361097" table:style-name="ce1">
            <text:p>4,577629408</text:p>
          </table:table-cell>
          <table:table-cell office:value-type="float" office:value="0.51140219379729202" table:style-name="ce1">
            <text:p>0,511402194</text:p>
          </table:table-cell>
          <table:table-cell office:value-type="float" office:value="-1.21913425827944" table:style-name="ce1">
            <text:p>-1,219134258</text:p>
          </table:table-cell>
          <table:table-cell office:value-type="float" office:value="0.29345122343432201" table:style-name="ce1">
            <text:p>0,293451223</text:p>
          </table:table-cell>
          <table:table-cell table:number-columns-repeated="16379"/>
        </table:table-row>
        <table:table-row table:style-name="ro1">
          <table:table-cell office:value-type="float" office:value="190.5" table:style-name="ce1">
            <text:p>190,5</text:p>
          </table:table-cell>
          <table:table-cell office:value-type="float" office:value="4.5461657158425997" table:style-name="ce1">
            <text:p>4,546165716</text:p>
          </table:table-cell>
          <table:table-cell office:value-type="float" office:value="0.511598472642948" table:style-name="ce1">
            <text:p>0,511598473</text:p>
          </table:table-cell>
          <table:table-cell office:value-type="float" office:value="-1.22990480002986" table:style-name="ce1">
            <text:p>-1,2299048</text:p>
          </table:table-cell>
          <table:table-cell office:value-type="float" office:value="0.28888902652906701" table:style-name="ce1">
            <text:p>0,288889027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4379105079404102" table:style-name="ce1">
            <text:p>4,437910508</text:p>
          </table:table-cell>
          <table:table-cell office:value-type="float" office:value="0.52331463041627102" table:style-name="ce1">
            <text:p>0,52331463</text:p>
          </table:table-cell>
          <table:table-cell office:value-type="float" office:value="-1.1800990728148599" table:style-name="ce1">
            <text:p>-1,180099073</text:p>
          </table:table-cell>
          <table:table-cell office:value-type="float" office:value="0.312953640291874" table:style-name="ce1">
            <text:p>0,31295364</text:p>
          </table:table-cell>
          <table:table-cell table:number-columns-repeated="16379"/>
        </table:table-row>
        <table:table-row table:style-name="ro1">
          <table:table-cell office:value-type="float" office:value="191.5" table:style-name="ce1">
            <text:p>191,5</text:p>
          </table:table-cell>
          <table:table-cell office:value-type="float" office:value="4.4011802142273497" table:style-name="ce1">
            <text:p>4,401180214</text:p>
          </table:table-cell>
          <table:table-cell office:value-type="float" office:value="0.52325777325339895" table:style-name="ce1">
            <text:p>0,523257773</text:p>
          </table:table-cell>
          <table:table-cell office:value-type="float" office:value="-1.16825313310909" table:style-name="ce1">
            <text:p>-1,168253133</text:p>
          </table:table-cell>
          <table:table-cell office:value-type="float" office:value="0.31574725891112199" table:style-name="ce1">
            <text:p>0,315747259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3902656551155603" table:style-name="ce1">
            <text:p>4,390265655</text:p>
          </table:table-cell>
          <table:table-cell office:value-type="float" office:value="0.52571551368448999" table:style-name="ce1">
            <text:p>0,525715514</text:p>
          </table:table-cell>
          <table:table-cell office:value-type="float" office:value="-1.16584467850287" table:style-name="ce1">
            <text:p>-1,165844679</text:p>
          </table:table-cell>
          <table:table-cell office:value-type="float" office:value="0.32141840502131402" table:style-name="ce1">
            <text:p>0,321418405</text:p>
          </table:table-cell>
          <table:table-cell table:number-columns-repeated="16379"/>
        </table:table-row>
        <table:table-row table:style-name="ro1">
          <table:table-cell office:value-type="float" office:value="192.5" table:style-name="ce1">
            <text:p>192,5</text:p>
          </table:table-cell>
          <table:table-cell office:value-type="float" office:value="4.2782247638736601" table:style-name="ce1">
            <text:p>4,278224764</text:p>
          </table:table-cell>
          <table:table-cell office:value-type="float" office:value="0.53456597055376698" table:style-name="ce1">
            <text:p>0,534565971</text:p>
          </table:table-cell>
          <table:table-cell office:value-type="float" office:value="-1.1293093256908899" table:style-name="ce1">
            <text:p>-1,129309326</text:p>
          </table:table-cell>
          <table:table-cell office:value-type="float" office:value="0.33213256753584403" table:style-name="ce1">
            <text:p>0,332132568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.2868511307725603" table:style-name="ce1">
            <text:p>4,286851131</text:p>
          </table:table-cell>
          <table:table-cell office:value-type="float" office:value="0.53321195071139205" table:style-name="ce1">
            <text:p>0,533211951</text:p>
          </table:table-cell>
          <table:table-cell office:value-type="float" office:value="-1.1406299594085401" table:style-name="ce1">
            <text:p>-1,140629959</text:p>
          </table:table-cell>
          <table:table-cell office:value-type="float" office:value="0.33526566611287201" table:style-name="ce1">
            <text:p>0,335265666</text:p>
          </table:table-cell>
          <table:table-cell table:number-columns-repeated="16379"/>
        </table:table-row>
        <table:table-row table:style-name="ro1">
          <table:table-cell office:value-type="float" office:value="193.5" table:style-name="ce1">
            <text:p>193,5</text:p>
          </table:table-cell>
          <table:table-cell office:value-type="float" office:value="4.21432829316596" table:style-name="ce1">
            <text:p>4,214328293</text:p>
          </table:table-cell>
          <table:table-cell office:value-type="float" office:value="0.53840587463287304" table:style-name="ce1">
            <text:p>0,538405875</text:p>
          </table:table-cell>
          <table:table-cell office:value-type="float" office:value="-1.1378206208144099" table:style-name="ce1">
            <text:p>-1,137820621</text:p>
          </table:table-cell>
          <table:table-cell office:value-type="float" office:value="0.33569320039434902" table:style-name="ce1">
            <text:p>0,3356932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.1509558878320103" table:style-name="ce1">
            <text:p>4,150955888</text:p>
          </table:table-cell>
          <table:table-cell office:value-type="float" office:value="0.53649255827967002" table:style-name="ce1">
            <text:p>0,536492558</text:p>
          </table:table-cell>
          <table:table-cell office:value-type="float" office:value="-1.1259371635757001" table:style-name="ce1">
            <text:p>-1,125937164</text:p>
          </table:table-cell>
          <table:table-cell office:value-type="float" office:value="0.34058664486256901" table:style-name="ce1">
            <text:p>0,340586645</text:p>
          </table:table-cell>
          <table:table-cell table:number-columns-repeated="16379"/>
        </table:table-row>
        <table:table-row table:style-name="ro1">
          <table:table-cell office:value-type="float" office:value="194.5" table:style-name="ce1">
            <text:p>194,5</text:p>
          </table:table-cell>
          <table:table-cell office:value-type="float" office:value="4.0034905145240103" table:style-name="ce1">
            <text:p>4,003490515</text:p>
          </table:table-cell>
          <table:table-cell office:value-type="float" office:value="0.54694274888279704" table:style-name="ce1">
            <text:p>0,546942749</text:p>
          </table:table-cell>
          <table:table-cell office:value-type="float" office:value="-1.10553824523051" table:style-name="ce1">
            <text:p>-1,105538245</text:p>
          </table:table-cell>
          <table:table-cell office:value-type="float" office:value="0.35352458864914499" table:style-name="ce1">
            <text:p>0,353524589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.9967756309760798" table:style-name="ce1">
            <text:p>3,996775631</text:p>
          </table:table-cell>
          <table:table-cell office:value-type="float" office:value="0.548224225262683" table:style-name="ce1">
            <text:p>0,548224225</text:p>
          </table:table-cell>
          <table:table-cell office:value-type="float" office:value="-1.0997957064714701" table:style-name="ce1">
            <text:p>-1,099795706</text:p>
          </table:table-cell>
          <table:table-cell office:value-type="float" office:value="0.355977300880299" table:style-name="ce1">
            <text:p>0,355977301</text:p>
          </table:table-cell>
          <table:table-cell table:number-columns-repeated="16379"/>
        </table:table-row>
        <table:table-row table:style-name="ro1">
          <table:table-cell office:value-type="float" office:value="195.5" table:style-name="ce1">
            <text:p>195,5</text:p>
          </table:table-cell>
          <table:table-cell office:value-type="float" office:value="3.8928849838163999" table:style-name="ce1">
            <text:p>3,892884984</text:p>
          </table:table-cell>
          <table:table-cell office:value-type="float" office:value="0.55896316718585803" table:style-name="ce1">
            <text:p>0,558963167</text:p>
          </table:table-cell>
          <table:table-cell office:value-type="float" office:value="-1.06131852889833" table:style-name="ce1">
            <text:p>-1,061318529</text:p>
          </table:table-cell>
          <table:table-cell office:value-type="float" office:value="0.37417010411712798" table:style-name="ce1">
            <text:p>0,374170104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7959091887884702" table:style-name="ce1">
            <text:p>3,795909189</text:p>
          </table:table-cell>
          <table:table-cell office:value-type="float" office:value="0.56020556473361305" table:style-name="ce1">
            <text:p>0,560205565</text:p>
          </table:table-cell>
          <table:table-cell office:value-type="float" office:value="-1.0723256637371199" table:style-name="ce1">
            <text:p>-1,072325664</text:p>
          </table:table-cell>
          <table:table-cell office:value-type="float" office:value="0.37261506137167" table:style-name="ce1">
            <text:p>0,372615061</text:p>
          </table:table-cell>
          <table:table-cell table:number-columns-repeated="16379"/>
        </table:table-row>
        <table:table-row table:style-name="ro1">
          <table:table-cell office:value-type="float" office:value="196.5" table:style-name="ce1">
            <text:p>196,5</text:p>
          </table:table-cell>
          <table:table-cell office:value-type="float" office:value="3.7263796261105502" table:style-name="ce1">
            <text:p>3,726379626</text:p>
          </table:table-cell>
          <table:table-cell office:value-type="float" office:value="0.56443668565043803" table:style-name="ce1">
            <text:p>0,564436686</text:p>
          </table:table-cell>
          <table:table-cell office:value-type="float" office:value="-1.0931784654391301" table:style-name="ce1">
            <text:p>-1,093178465</text:p>
          </table:table-cell>
          <table:table-cell office:value-type="float" office:value="0.36346848953748301" table:style-name="ce1">
            <text:p>0,36346849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3.6022033946951901" table:style-name="ce1">
            <text:p>3,602203395</text:p>
          </table:table-cell>
          <table:table-cell office:value-type="float" office:value="0.57272288934548399" table:style-name="ce1">
            <text:p>0,572722889</text:p>
          </table:table-cell>
          <table:table-cell office:value-type="float" office:value="-1.0700905250858399" table:style-name="ce1">
            <text:p>-1,070090525</text:p>
          </table:table-cell>
          <table:table-cell office:value-type="float" office:value="0.37659740407540798" table:style-name="ce1">
            <text:p>0,376597404</text:p>
          </table:table-cell>
          <table:table-cell table:number-columns-repeated="16379"/>
        </table:table-row>
        <table:table-row table:style-name="ro1">
          <table:table-cell office:value-type="float" office:value="197.5" table:style-name="ce1">
            <text:p>197,5</text:p>
          </table:table-cell>
          <table:table-cell office:value-type="float" office:value="3.4268070423585502" table:style-name="ce1">
            <text:p>3,426807042</text:p>
          </table:table-cell>
          <table:table-cell office:value-type="float" office:value="0.58588759907343702" table:style-name="ce1">
            <text:p>0,585887599</text:p>
          </table:table-cell>
          <table:table-cell office:value-type="float" office:value="-1.0579039688676599" table:style-name="ce1">
            <text:p>-1,057903969</text:p>
          </table:table-cell>
          <table:table-cell office:value-type="float" office:value="0.39182893173252797" table:style-name="ce1">
            <text:p>0,391828932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.2527408379056402" table:style-name="ce1">
            <text:p>3,252740838</text:p>
          </table:table-cell>
          <table:table-cell office:value-type="float" office:value="0.60318399693578095" table:style-name="ce1">
            <text:p>0,603183997</text:p>
          </table:table-cell>
          <table:table-cell office:value-type="float" office:value="-1.00389232481472" table:style-name="ce1">
            <text:p>-1,003892325</text:p>
          </table:table-cell>
          <table:table-cell office:value-type="float" office:value="0.41522324242470798" table:style-name="ce1">
            <text:p>0,415223242</text:p>
          </table:table-cell>
          <table:table-cell table:number-columns-repeated="16379"/>
        </table:table-row>
        <table:table-row table:style-name="ro1">
          <table:table-cell office:value-type="float" office:value="198.5" table:style-name="ce1">
            <text:p>198,5</text:p>
          </table:table-cell>
          <table:table-cell office:value-type="float" office:value="3.0333225130773802" table:style-name="ce1">
            <text:p>3,033322513</text:p>
          </table:table-cell>
          <table:table-cell office:value-type="float" office:value="0.62398582723169305" table:style-name="ce1">
            <text:p>0,623985827</text:p>
          </table:table-cell>
          <table:table-cell office:value-type="float" office:value="-0.95455211537246898" table:style-name="ce1">
            <text:p>-0,954552115</text:p>
          </table:table-cell>
          <table:table-cell office:value-type="float" office:value="0.44407286198199603" table:style-name="ce1">
            <text:p>0,444072862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.7379083719244499" table:style-name="ce1">
            <text:p>2,737908372</text:p>
          </table:table-cell>
          <table:table-cell office:value-type="float" office:value="0.65970544120618702" table:style-name="ce1">
            <text:p>0,659705441</text:p>
          </table:table-cell>
          <table:table-cell office:value-type="float" office:value="-0.827823575109502" table:style-name="ce1">
            <text:p>-0,827823575</text:p>
          </table:table-cell>
          <table:table-cell office:value-type="float" office:value="0.50794981479615198" table:style-name="ce1">
            <text:p>0,507949815</text:p>
          </table:table-cell>
          <table:table-cell table:number-columns-repeated="16379"/>
        </table:table-row>
        <table:table-row table:style-name="ro1">
          <table:table-cell office:value-type="float" office:value="199.5" table:style-name="ce1">
            <text:p>199,5</text:p>
          </table:table-cell>
          <table:table-cell office:value-type="float" office:value="2.2771301577591898" table:style-name="ce1">
            <text:p>2,277130158</text:p>
          </table:table-cell>
          <table:table-cell office:value-type="float" office:value="0.72705085689870097" table:style-name="ce1">
            <text:p>0,727050857</text:p>
          </table:table-cell>
          <table:table-cell office:value-type="float" office:value="-0.59838785261497396" table:style-name="ce1">
            <text:p>-0,598387853</text:p>
          </table:table-cell>
          <table:table-cell office:value-type="float" office:value="0.624462506342778" table:style-name="ce1">
            <text:p>0,624462506</text:p>
          </table:table-cell>
          <table:table-cell table:number-columns-repeated="16379"/>
        </table:table-row>
        <table:table-row table:number-rows-repeated="1048176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25:23Z</dc:date>
    <meta:editing-cycles>10</meta:editing-cycles>
    <meta:editing-duration>PT0S</meta:editing-duration>
  </office:meta>
</office:document-meta>
</file>